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146in"/>
    </style:style>
    <style:style style:name="co2" style:family="table-column">
      <style:table-column-properties fo:break-before="auto" style:column-width="2.1799in"/>
    </style:style>
    <style:style style:name="co3" style:family="table-column">
      <style:table-column-properties fo:break-before="auto" style:column-width="2.1583in"/>
    </style:style>
    <style:style style:name="co4" style:family="table-column">
      <style:table-column-properties fo:break-before="auto" style:column-width="1.9543in"/>
    </style:style>
    <style:style style:name="co5" style:family="table-column">
      <style:table-column-properties fo:break-before="auto" style:column-width="1.9335in"/>
    </style:style>
    <style:style style:name="co6" style:family="table-column">
      <style:table-column-properties fo:break-before="auto" style:column-width="1.3327in"/>
    </style:style>
    <style:style style:name="co7" style:family="table-column">
      <style:table-column-properties fo:break-before="auto" style:column-width="1.0862in"/>
    </style:style>
    <style:style style:name="co8" style:family="table-column">
      <style:table-column-properties fo:break-before="auto" style:column-width="1.0429in"/>
    </style:style>
    <style:style style:name="co9" style:family="table-column">
      <style:table-column-properties fo:break-before="auto" style:column-width="1.0217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8181in"/>
    </style:style>
    <style:style style:name="co12" style:family="table-column">
      <style:table-column-properties fo:break-before="auto" style:column-width="0.8398in"/>
    </style:style>
    <style:style style:name="co13" style:family="table-column">
      <style:table-column-properties fo:break-before="auto" style:column-width="0.85in"/>
    </style:style>
    <style:style style:name="co14" style:family="table-column">
      <style:table-column-properties fo:break-before="auto" style:column-width="1.4181in"/>
    </style:style>
    <style:style style:name="co15" style:family="table-column">
      <style:table-column-properties fo:break-before="auto" style:column-width="1.4291in"/>
    </style:style>
    <style:style style:name="co16" style:family="table-column">
      <style:table-column-properties fo:break-before="auto" style:column-width="0.6354in"/>
    </style:style>
    <style:style style:name="co17" style:family="table-column">
      <style:table-column-properties fo:break-before="auto" style:column-width="0.7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eeeeee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eeeeee" fo:border="0.06pt solid #000000"/>
    </style:style>
    <style:style style:name="ce5" style:family="table-cell" style:parent-style-name="Default" style:data-style-name="N11">
      <style:table-cell-properties fo:border="0.06pt solid #000000"/>
    </style:style>
    <style:style style:name="ce6" style:family="table-cell" style:parent-style-name="Default" style:data-style-name="N11">
      <style:table-cell-properties fo:background-color="#eeeeee" fo:border="0.06pt solid #000000"/>
    </style:style>
    <style:style style:name="ce7" style:family="table-cell" style:parent-style-name="Default" style:data-style-name="N11"/>
    <style:style style:name="ce8" style:family="table-cell" style:parent-style-name="Default">
      <style:table-cell-properties fo:background-color="#ccffcc" fo:border="0.06pt solid #000000"/>
    </style:style>
    <style:style style:name="ce9" style:family="table-cell" style:parent-style-name="Default" style:data-style-name="N121">
      <style:table-cell-properties fo:background-color="transparent" fo:border="0.06pt solid #000000"/>
    </style:style>
    <style:style style:name="ce10" style:family="table-cell" style:parent-style-name="Default" style:data-style-name="N121">
      <style:table-cell-properties fo:background-color="#ccffcc" fo:border="0.06pt solid #000000"/>
    </style:style>
    <style:style style:name="ce11" style:family="table-cell" style:parent-style-name="Default" style:data-style-name="N11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cc" fo:border="0.06pt solid #000000"/>
    </style:style>
    <style:style style:name="ce13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1">
      <style:table-cell-properties fo:background-color="#ccffcc" fo:border="0.06pt solid #000000"/>
    </style:style>
    <style:style style:name="ce15" style:family="table-cell" style:parent-style-name="Default" style:data-style-name="N11">
      <style:table-cell-properties fo:background-color="#eeeeee" fo:border="0.06pt solid #000000"/>
      <style:text-properties fo:font-weight="bold" style:font-weight-asian="bold" style:font-weight-complex="bold"/>
    </style:style>
    <style:style style:name="ce16" style:family="table-cell" style:parent-style-name="Default" style:data-style-name="N11">
      <style:table-cell-properties fo:background-color="#ffffcc" fo:border="0.06pt solid #000000"/>
    </style:style>
    <style:style style:name="ce17" style:family="table-cell" style:parent-style-name="Default" style:data-style-name="N121">
      <style:table-cell-properties fo:background-color="#ffffcc" fo:border="0.06pt solid #000000"/>
    </style:style>
    <style:style style:name="ce1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20" style:family="table-cell" style:parent-style-name="Default" style:data-style-name="N11">
      <style:table-cell-properties fo:background-color="transparent" fo:border="0.06pt solid #000000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ext-properties fo:font-weight="bold" style:font-weight-asian="bold" style:font-weight-complex="bold"/>
    </style:style>
    <style:style style:name="ce23" style:family="table-cell" style:parent-style-name="Default" style:data-style-name="N1"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 style:data-style-name="N11">
      <style:table-cell-properties fo:background-color="transparent"/>
    </style:style>
  </office:automatic-styles>
  <office:body>
    <office:spreadsheet>
      <table:table table:name="TitanX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0" table:default-cell-style-name="ce5"/>
        <table:table-row table:style-name="ro1">
          <table:table-cell office:value-type="string" calcext:value-type="string">
            <text:p><text:s/>32 Kernels</text:p>
          </table:table-cell>
          <table:table-cell table:style-name="ce1" office:value-type="string" calcext:value-type="string">
            <text:p>Regular AWT</text:p>
          </table:table-cell>
          <table:table-cell table:style-name="ce1" office:value-type="string" calcext:value-type="string">
            <text:p>Reorder AWT</text:p>
          </table:table-cell>
          <table:table-cell table:style-name="ce1" office:value-type="string" calcext:value-type="string">
            <text:p>Regular AT</text:p>
          </table:table-cell>
          <table:table-cell table:style-name="ce1" office:value-type="string" calcext:value-type="string">
            <text:p>Reorder AWT</text:p>
          </table:table-cell>
          <table:table-cell table:style-name="ce1" office:value-type="string" calcext:value-type="string">
            <text:p>Average Gain</text:p>
          </table:table-cell>
          <table:table-cell table:style-name="ce1" office:value-type="string" calcext:value-type="string">
            <text:p>Overhead</text:p>
          </table:table-cell>
          <table:table-cell table:style-name="ce1" office:value-type="string" calcext:value-type="string">
            <text:p>Regular ANTT</text:p>
          </table:table-cell>
          <table:table-cell table:style-name="ce1" office:value-type="string" calcext:value-type="string">
            <text:p>Reorder ANTT</text:p>
          </table:table-cell>
          <table:table-cell table:style-name="ce1" office:value-type="string" calcext:value-type="string">
            <text:p>Regular STP</text:p>
          </table:table-cell>
          <table:table-cell table:style-name="ce1" office:value-type="string" calcext:value-type="string">
            <text:p>Reorder STP</text:p>
          </table:table-cell>
          <table:table-cell table:style-name="ce4"/>
        </table:table-row>
        <table:table-row table:style-name="ro1">
          <table:table-cell office:value-type="string" calcext:value-type="string">
            <text:p><text:s text:c="2"/>4 to 32 Blocks</text:p>
          </table:table-cell>
          <table:table-cell office:value-type="float" office:value="749.243" calcext:value-type="float">
            <text:p>749.243</text:p>
          </table:table-cell>
          <table:table-cell office:value-type="float" office:value="539.823" calcext:value-type="float">
            <text:p>539.823</text:p>
          </table:table-cell>
          <table:table-cell office:value-type="float" office:value="1088.234" calcext:value-type="float">
            <text:p>1088.234</text:p>
          </table:table-cell>
          <table:table-cell office:value-type="float" office:value="881.652" calcext:value-type="float">
            <text:p>881.652</text:p>
          </table:table-cell>
          <table:table-cell office:value-type="float" office:value="206.582" calcext:value-type="float">
            <text:p>206.582</text:p>
          </table:table-cell>
          <table:table-cell office:value-type="float" office:value="6.315" calcext:value-type="float">
            <text:p>6.315</text:p>
          </table:table-cell>
          <table:table-cell office:value-type="float" office:value="0.275" calcext:value-type="float">
            <text:p>0.275</text:p>
          </table:table-cell>
          <table:table-cell office:value-type="float" office:value="0.237" calcext:value-type="float">
            <text:p>0.237</text:p>
          </table:table-cell>
          <table:table-cell office:value-type="float" office:value="163.048" calcext:value-type="float">
            <text:p>163.048</text:p>
          </table:table-cell>
          <table:table-cell office:value-type="float" office:value="447.754" calcext:value-type="float">
            <text:p>447.754</text:p>
          </table:table-cell>
          <table:table-cell table:formula="of:=([.D2]-[.E2])/[.D2]" office:value-type="percentage" office:value="0.189832333854667" calcext:value-type="percentage">
            <text:p>18.98%</text:p>
          </table:table-cell>
        </table:table-row>
        <table:table-row table:style-name="ro1">
          <table:table-cell office:value-type="string" calcext:value-type="string">
            <text:p><text:s text:c="2"/>4 to 64 Blocks</text:p>
          </table:table-cell>
          <table:table-cell office:value-type="float" office:value="1405.195" calcext:value-type="float">
            <text:p>1405.195</text:p>
          </table:table-cell>
          <table:table-cell office:value-type="float" office:value="992.432" calcext:value-type="float">
            <text:p>992.432</text:p>
          </table:table-cell>
          <table:table-cell office:value-type="float" office:value="1767.128" calcext:value-type="float">
            <text:p>1767.128</text:p>
          </table:table-cell>
          <table:table-cell office:value-type="float" office:value="1362.21" calcext:value-type="float">
            <text:p>1362.21</text:p>
          </table:table-cell>
          <table:table-cell office:value-type="float" office:value="404.917" calcext:value-type="float">
            <text:p>404.917</text:p>
          </table:table-cell>
          <table:table-cell office:value-type="float" office:value="2.72" calcext:value-type="float">
            <text:p>2.72</text:p>
          </table:table-cell>
          <table:table-cell office:value-type="float" office:value="0.421" calcext:value-type="float">
            <text:p>0.421</text:p>
          </table:table-cell>
          <table:table-cell office:value-type="float" office:value="0.329" calcext:value-type="float">
            <text:p>0.329</text:p>
          </table:table-cell>
          <table:table-cell office:value-type="float" office:value="87.606" calcext:value-type="float">
            <text:p>87.606</text:p>
          </table:table-cell>
          <table:table-cell office:value-type="float" office:value="132.886" calcext:value-type="float">
            <text:p>132.886</text:p>
          </table:table-cell>
          <table:table-cell table:formula="of:=([.D3]-[.E3])/[.D3]" office:value-type="percentage" office:value="0.229139032373433" calcext:value-type="percentage">
            <text:p>22.91%</text:p>
          </table:table-cell>
        </table:table-row>
        <table:table-row table:style-name="ro1">
          <table:table-cell office:value-type="string" calcext:value-type="string">
            <text:p><text:s text:c="2"/>4 to 128 Blocks</text:p>
          </table:table-cell>
          <table:table-cell office:value-type="float" office:value="3662.108" calcext:value-type="float">
            <text:p>3662.108</text:p>
          </table:table-cell>
          <table:table-cell office:value-type="float" office:value="2291.395" calcext:value-type="float">
            <text:p>2291.395</text:p>
          </table:table-cell>
          <table:table-cell office:value-type="float" office:value="4169.41" calcext:value-type="float">
            <text:p>4169.41</text:p>
          </table:table-cell>
          <table:table-cell office:value-type="float" office:value="2799.36" calcext:value-type="float">
            <text:p>2799.36</text:p>
          </table:table-cell>
          <table:table-cell office:value-type="float" office:value="1370.049" calcext:value-type="float">
            <text:p>1370.049</text:p>
          </table:table-cell>
          <table:table-cell office:value-type="float" office:value="0.501" calcext:value-type="float">
            <text:p>0.501</text:p>
          </table:table-cell>
          <table:table-cell office:value-type="float" office:value="0.593" calcext:value-type="float">
            <text:p>0.593</text:p>
          </table:table-cell>
          <table:table-cell office:value-type="float" office:value="0.519" calcext:value-type="float">
            <text:p>0.519</text:p>
          </table:table-cell>
          <table:table-cell office:value-type="float" office:value="116.356" calcext:value-type="float">
            <text:p>116.356</text:p>
          </table:table-cell>
          <table:table-cell office:value-type="float" office:value="103.321" calcext:value-type="float">
            <text:p>103.321</text:p>
          </table:table-cell>
          <table:table-cell table:formula="of:=([.D4]-[.E4])/[.D4]" office:value-type="percentage" office:value="0.328595652622313" calcext:value-type="percentage">
            <text:p>32.86%</text:p>
          </table:table-cell>
        </table:table-row>
        <table:table-row table:style-name="ro1">
          <table:table-cell office:value-type="string" calcext:value-type="string">
            <text:p><text:s text:c="2"/>4 to 256 Blocks</text:p>
          </table:table-cell>
          <table:table-cell office:value-type="float" office:value="6606.32" calcext:value-type="float">
            <text:p>6606.32</text:p>
          </table:table-cell>
          <table:table-cell office:value-type="float" office:value="4094.935" calcext:value-type="float">
            <text:p>4094.935</text:p>
          </table:table-cell>
          <table:table-cell office:value-type="float" office:value="7290.044" calcext:value-type="float">
            <text:p>7290.044</text:p>
          </table:table-cell>
          <table:table-cell office:value-type="float" office:value="4786.348" calcext:value-type="float">
            <text:p>4786.348</text:p>
          </table:table-cell>
          <table:table-cell office:value-type="float" office:value="2503.696" calcext:value-type="float">
            <text:p>2503.696</text:p>
          </table:table-cell>
          <table:table-cell office:value-type="float" office:value="0.437" calcext:value-type="float">
            <text:p>0.437</text:p>
          </table:table-cell>
          <table:table-cell office:value-type="float" office:value="0.766" calcext:value-type="float">
            <text:p>0.766</text:p>
          </table:table-cell>
          <table:table-cell office:value-type="float" office:value="0.629" calcext:value-type="float">
            <text:p>0.629</text:p>
          </table:table-cell>
          <table:table-cell office:value-type="float" office:value="42.987" calcext:value-type="float">
            <text:p>42.987</text:p>
          </table:table-cell>
          <table:table-cell office:value-type="float" office:value="60.561" calcext:value-type="float">
            <text:p>60.561</text:p>
          </table:table-cell>
          <table:table-cell table:formula="of:=([.D5]-[.E5])/[.D5]" office:value-type="percentage" office:value="0.343440451113875" calcext:value-type="percentage">
            <text:p>34.34%</text:p>
          </table:table-cell>
        </table:table-row>
        <table:table-row table:style-name="ro1">
          <table:table-cell office:value-type="string" calcext:value-type="string">
            <text:p><text:s text:c="2"/>4 to 512 Blocks</text:p>
          </table:table-cell>
          <table:table-cell office:value-type="float" office:value="13894.105" calcext:value-type="float">
            <text:p>13894.105</text:p>
          </table:table-cell>
          <table:table-cell office:value-type="float" office:value="9278.286" calcext:value-type="float">
            <text:p>9278.286</text:p>
          </table:table-cell>
          <table:table-cell office:value-type="float" office:value="15044.738" calcext:value-type="float">
            <text:p>15044.738</text:p>
          </table:table-cell>
          <table:table-cell office:value-type="float" office:value="10431.422" calcext:value-type="float">
            <text:p>10431.422</text:p>
          </table:table-cell>
          <table:table-cell office:value-type="float" office:value="4613.315" calcext:value-type="float">
            <text:p>4613.315</text:p>
          </table:table-cell>
          <table:table-cell office:value-type="float" office:value="0.212" calcext:value-type="float">
            <text:p>0.212</text:p>
          </table:table-cell>
          <table:table-cell office:value-type="float" office:value="0.892" calcext:value-type="float">
            <text:p>0.892</text:p>
          </table:table-cell>
          <table:table-cell office:value-type="float" office:value="0.803" calcext:value-type="float">
            <text:p>0.803</text:p>
          </table:table-cell>
          <table:table-cell office:value-type="float" office:value="35.935" calcext:value-type="float">
            <text:p>35.935</text:p>
          </table:table-cell>
          <table:table-cell office:value-type="float" office:value="41.547" calcext:value-type="float">
            <text:p>41.547</text:p>
          </table:table-cell>
          <table:table-cell table:formula="of:=([.D6]-[.E6])/[.D6]" office:value-type="percentage" office:value="0.306639836466411" calcext:value-type="percentage">
            <text:p>30.66%</text:p>
          </table:table-cell>
        </table:table-row>
        <table:table-row table:style-name="ro1"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<text:s/>64 Kernels</text:p>
          </table:table-cell>
          <table:table-cell table:style-name="ce1" office:value-type="string" calcext:value-type="string">
            <text:p>Regular AWT</text:p>
          </table:table-cell>
          <table:table-cell table:style-name="ce1" office:value-type="string" calcext:value-type="string">
            <text:p>Reorder AWT</text:p>
          </table:table-cell>
          <table:table-cell table:style-name="ce1" office:value-type="string" calcext:value-type="string">
            <text:p>Regular AT</text:p>
          </table:table-cell>
          <table:table-cell table:style-name="ce1" office:value-type="string" calcext:value-type="string">
            <text:p>Reorder AWT</text:p>
          </table:table-cell>
          <table:table-cell table:style-name="ce1" office:value-type="string" calcext:value-type="string">
            <text:p>Average Gain</text:p>
          </table:table-cell>
          <table:table-cell table:style-name="ce1" office:value-type="string" calcext:value-type="string">
            <text:p>Overhead</text:p>
          </table:table-cell>
          <table:table-cell table:style-name="ce1" office:value-type="string" calcext:value-type="string">
            <text:p>Regular ANTT</text:p>
          </table:table-cell>
          <table:table-cell table:style-name="ce1" office:value-type="string" calcext:value-type="string">
            <text:p>Reorder ANTT</text:p>
          </table:table-cell>
          <table:table-cell table:style-name="ce1" office:value-type="string" calcext:value-type="string">
            <text:p>Regular STP</text:p>
          </table:table-cell>
          <table:table-cell table:style-name="ce1" office:value-type="string" calcext:value-type="string">
            <text:p>Reorder STP</text:p>
          </table:table-cell>
          <table:table-cell table:style-name="ce6"/>
        </table:table-row>
        <table:table-row table:style-name="ro1">
          <table:table-cell office:value-type="string" calcext:value-type="string">
            <text:p><text:s text:c="2"/>4 to 32 Blocks</text:p>
          </table:table-cell>
          <table:table-cell office:value-type="float" office:value="1699.623" calcext:value-type="float">
            <text:p>1699.623</text:p>
          </table:table-cell>
          <table:table-cell office:value-type="float" office:value="954.33" calcext:value-type="float">
            <text:p>954.33</text:p>
          </table:table-cell>
          <table:table-cell office:value-type="float" office:value="2023.722" calcext:value-type="float">
            <text:p>2023.722</text:p>
          </table:table-cell>
          <table:table-cell office:value-type="float" office:value="1279.681" calcext:value-type="float">
            <text:p>1279.681</text:p>
          </table:table-cell>
          <table:table-cell office:value-type="float" office:value="744.041" calcext:value-type="float">
            <text:p>744.041</text:p>
          </table:table-cell>
          <table:table-cell office:value-type="float" office:value="2.113" calcext:value-type="float">
            <text:p>2.113</text:p>
          </table:table-cell>
          <table:table-cell office:value-type="float" office:value="0.259" calcext:value-type="float">
            <text:p>0.259</text:p>
          </table:table-cell>
          <table:table-cell office:value-type="float" office:value="0.171" calcext:value-type="float">
            <text:p>0.171</text:p>
          </table:table-cell>
          <table:table-cell office:value-type="float" office:value="391.402" calcext:value-type="float">
            <text:p>391.402</text:p>
          </table:table-cell>
          <table:table-cell office:value-type="float" office:value="616.354" calcext:value-type="float">
            <text:p>616.354</text:p>
          </table:table-cell>
          <table:table-cell table:formula="of:=([.D9]-[.E9])/[.D9]" office:value-type="percentage" office:value="0.367659688435467" calcext:value-type="percentage">
            <text:p>36.77%</text:p>
          </table:table-cell>
        </table:table-row>
        <table:table-row table:style-name="ro1">
          <table:table-cell office:value-type="string" calcext:value-type="string">
            <text:p><text:s text:c="2"/>4 to 64 Blocks</text:p>
          </table:table-cell>
          <table:table-cell office:value-type="float" office:value="3374.662" calcext:value-type="float">
            <text:p>3374.662</text:p>
          </table:table-cell>
          <table:table-cell office:value-type="float" office:value="1853.076" calcext:value-type="float">
            <text:p>1853.076</text:p>
          </table:table-cell>
          <table:table-cell office:value-type="float" office:value="3748.977" calcext:value-type="float">
            <text:p>3748.977</text:p>
          </table:table-cell>
          <table:table-cell office:value-type="float" office:value="2235.002" calcext:value-type="float">
            <text:p>2235.002</text:p>
          </table:table-cell>
          <table:table-cell office:value-type="float" office:value="1513.974" calcext:value-type="float">
            <text:p>1513.974</text:p>
          </table:table-cell>
          <table:table-cell office:value-type="float" office:value="1.021" calcext:value-type="float">
            <text:p>1.021</text:p>
          </table:table-cell>
          <table:table-cell office:value-type="float" office:value="0.418" calcext:value-type="float">
            <text:p>0.418</text:p>
          </table:table-cell>
          <table:table-cell office:value-type="float" office:value="0.252" calcext:value-type="float">
            <text:p>0.252</text:p>
          </table:table-cell>
          <table:table-cell office:value-type="float" office:value="160.626" calcext:value-type="float">
            <text:p>160.626</text:p>
          </table:table-cell>
          <table:table-cell office:value-type="float" office:value="380.799" calcext:value-type="float">
            <text:p>380.799</text:p>
          </table:table-cell>
          <table:table-cell table:formula="of:=([.D10]-[.E10])/[.D10]" office:value-type="percentage" office:value="0.403836833354806" calcext:value-type="percentage">
            <text:p>40.38%</text:p>
          </table:table-cell>
        </table:table-row>
        <table:table-row table:style-name="ro1">
          <table:table-cell office:value-type="string" calcext:value-type="string">
            <text:p><text:s text:c="2"/>4 to 128 Blocks</text:p>
          </table:table-cell>
          <table:table-cell office:value-type="float" office:value="6992.074" calcext:value-type="float">
            <text:p>6992.074</text:p>
          </table:table-cell>
          <table:table-cell office:value-type="float" office:value="4286.429" calcext:value-type="float">
            <text:p>4286.429</text:p>
          </table:table-cell>
          <table:table-cell office:value-type="float" office:value="7478.608" calcext:value-type="float">
            <text:p>7478.608</text:p>
          </table:table-cell>
          <table:table-cell office:value-type="float" office:value="4773.692" calcext:value-type="float">
            <text:p>4773.692</text:p>
          </table:table-cell>
          <table:table-cell office:value-type="float" office:value="2704.916" calcext:value-type="float">
            <text:p>2704.916</text:p>
          </table:table-cell>
          <table:table-cell office:value-type="float" office:value="0.561" calcext:value-type="float">
            <text:p>0.561</text:p>
          </table:table-cell>
          <table:table-cell office:value-type="float" office:value="0.648" calcext:value-type="float">
            <text:p>0.648</text:p>
          </table:table-cell>
          <table:table-cell office:value-type="float" office:value="0.434" calcext:value-type="float">
            <text:p>0.434</text:p>
          </table:table-cell>
          <table:table-cell office:value-type="float" office:value="100.184" calcext:value-type="float">
            <text:p>100.184</text:p>
          </table:table-cell>
          <table:table-cell office:value-type="float" office:value="183.315" calcext:value-type="float">
            <text:p>183.315</text:p>
          </table:table-cell>
          <table:table-cell table:formula="of:=([.D11]-[.E11])/[.D11]" office:value-type="percentage" office:value="0.361687094710673" calcext:value-type="percentage">
            <text:p>36.17%</text:p>
          </table:table-cell>
        </table:table-row>
        <table:table-row table:style-name="ro1">
          <table:table-cell office:value-type="string" calcext:value-type="string">
            <text:p><text:s text:c="2"/>4 to 256 Blocks</text:p>
          </table:table-cell>
          <table:table-cell office:value-type="float" office:value="13752.322" calcext:value-type="float">
            <text:p>13752.322</text:p>
          </table:table-cell>
          <table:table-cell office:value-type="float" office:value="8708.668" calcext:value-type="float">
            <text:p>8708.668</text:p>
          </table:table-cell>
          <table:table-cell office:value-type="float" office:value="14487.558" calcext:value-type="float">
            <text:p>14487.558</text:p>
          </table:table-cell>
          <table:table-cell office:value-type="float" office:value="9455.391" calcext:value-type="float">
            <text:p>9455.391</text:p>
          </table:table-cell>
          <table:table-cell office:value-type="float" office:value="5032.168" calcext:value-type="float">
            <text:p>5032.168</text:p>
          </table:table-cell>
          <table:table-cell office:value-type="float" office:value="0.292" calcext:value-type="float">
            <text:p>0.292</text:p>
          </table:table-cell>
          <table:table-cell office:value-type="float" office:value="0.753" calcext:value-type="float">
            <text:p>0.753</text:p>
          </table:table-cell>
          <table:table-cell office:value-type="float" office:value="0.582" calcext:value-type="float">
            <text:p>0.582</text:p>
          </table:table-cell>
          <table:table-cell office:value-type="float" office:value="86.749" calcext:value-type="float">
            <text:p>86.749</text:p>
          </table:table-cell>
          <table:table-cell office:value-type="float" office:value="134.06" calcext:value-type="float">
            <text:p>134.06</text:p>
          </table:table-cell>
          <table:table-cell table:formula="of:=([.D12]-[.E12])/[.D12]" office:value-type="percentage" office:value="0.347344045145497" calcext:value-type="percentage">
            <text:p>34.73%</text:p>
          </table:table-cell>
        </table:table-row>
        <table:table-row table:style-name="ro1">
          <table:table-cell office:value-type="string" calcext:value-type="string">
            <text:p><text:s text:c="2"/>4 to 512 Blocks</text:p>
          </table:table-cell>
          <table:table-cell office:value-type="float" office:value="22462.772" calcext:value-type="float">
            <text:p>22462.772</text:p>
          </table:table-cell>
          <table:table-cell office:value-type="float" office:value="15560.476" calcext:value-type="float">
            <text:p>15560.476</text:p>
          </table:table-cell>
          <table:table-cell office:value-type="float" office:value="23500.103" calcext:value-type="float">
            <text:p>23500.103</text:p>
          </table:table-cell>
          <table:table-cell office:value-type="float" office:value="16603.183" calcext:value-type="float">
            <text:p>16603.183</text:p>
          </table:table-cell>
          <table:table-cell office:value-type="float" office:value="6896.92" calcext:value-type="float">
            <text:p>6896.92</text:p>
          </table:table-cell>
          <table:table-cell office:value-type="float" office:value="0.251" calcext:value-type="float">
            <text:p>0.251</text:p>
          </table:table-cell>
          <table:table-cell office:value-type="float" office:value="0.874" calcext:value-type="float">
            <text:p>0.874</text:p>
          </table:table-cell>
          <table:table-cell office:value-type="float" office:value="0.761" calcext:value-type="float">
            <text:p>0.761</text:p>
          </table:table-cell>
          <table:table-cell office:value-type="float" office:value="73.508" calcext:value-type="float">
            <text:p>73.508</text:p>
          </table:table-cell>
          <table:table-cell office:value-type="float" office:value="146.205" calcext:value-type="float">
            <text:p>146.205</text:p>
          </table:table-cell>
          <table:table-cell table:formula="of:=([.D13]-[.E13])/[.D13]" office:value-type="percentage" office:value="0.293484671109739" calcext:value-type="percentage">
            <text:p>29.35%</text:p>
          </table:table-cell>
        </table:table-row>
        <table:table-row table:style-name="ro1"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128 Kernels</text:p>
          </table:table-cell>
          <table:table-cell table:style-name="ce1" office:value-type="string" calcext:value-type="string">
            <text:p>Regular AWT</text:p>
          </table:table-cell>
          <table:table-cell table:style-name="ce1" office:value-type="string" calcext:value-type="string">
            <text:p>Reorder AWT</text:p>
          </table:table-cell>
          <table:table-cell table:style-name="ce1" office:value-type="string" calcext:value-type="string">
            <text:p>Regular AT</text:p>
          </table:table-cell>
          <table:table-cell table:style-name="ce1" office:value-type="string" calcext:value-type="string">
            <text:p>Reorder AWT</text:p>
          </table:table-cell>
          <table:table-cell table:style-name="ce1" office:value-type="string" calcext:value-type="string">
            <text:p>Average Gain</text:p>
          </table:table-cell>
          <table:table-cell table:style-name="ce1" office:value-type="string" calcext:value-type="string">
            <text:p>Overhead</text:p>
          </table:table-cell>
          <table:table-cell table:style-name="ce1" office:value-type="string" calcext:value-type="string">
            <text:p>Regular ANTT</text:p>
          </table:table-cell>
          <table:table-cell table:style-name="ce1" office:value-type="string" calcext:value-type="string">
            <text:p>Reorder ANTT</text:p>
          </table:table-cell>
          <table:table-cell table:style-name="ce1" office:value-type="string" calcext:value-type="string">
            <text:p>Regular STP</text:p>
          </table:table-cell>
          <table:table-cell table:style-name="ce1" office:value-type="string" calcext:value-type="string">
            <text:p>Reorder STP</text:p>
          </table:table-cell>
          <table:table-cell table:style-name="ce6"/>
        </table:table-row>
        <table:table-row table:style-name="ro1">
          <table:table-cell office:value-type="string" calcext:value-type="string">
            <text:p><text:s text:c="2"/>4 to 32 Blocks</text:p>
          </table:table-cell>
          <table:table-cell office:value-type="float" office:value="3563.705" calcext:value-type="float">
            <text:p>3563.705</text:p>
          </table:table-cell>
          <table:table-cell office:value-type="float" office:value="2043.609" calcext:value-type="float">
            <text:p>2043.609</text:p>
          </table:table-cell>
          <table:table-cell office:value-type="float" office:value="3894.955" calcext:value-type="float">
            <text:p>3894.955</text:p>
          </table:table-cell>
          <table:table-cell office:value-type="float" office:value="2383.461" calcext:value-type="float">
            <text:p>2383.461</text:p>
          </table:table-cell>
          <table:table-cell office:value-type="float" office:value="1511.493" calcext:value-type="float">
            <text:p>1511.493</text:p>
          </table:table-cell>
          <table:table-cell office:value-type="float" office:value="2.182" calcext:value-type="float">
            <text:p>2.182</text:p>
          </table:table-cell>
          <table:table-cell office:value-type="float" office:value="0.236" calcext:value-type="float">
            <text:p>0.236</text:p>
          </table:table-cell>
          <table:table-cell office:value-type="float" office:value="0.144" calcext:value-type="float">
            <text:p>0.144</text:p>
          </table:table-cell>
          <table:table-cell office:value-type="float" office:value="604.798" calcext:value-type="float">
            <text:p>604.798</text:p>
          </table:table-cell>
          <table:table-cell office:value-type="float" office:value="1742.905" calcext:value-type="float">
            <text:p>1742.905</text:p>
          </table:table-cell>
          <table:table-cell table:formula="of:=([.D16]-[.E16])/[.D16]" office:value-type="percentage" office:value="0.388064560437797" calcext:value-type="percentage">
            <text:p>38.81%</text:p>
          </table:table-cell>
        </table:table-row>
        <table:table-row table:style-name="ro1">
          <table:table-cell office:value-type="string" calcext:value-type="string">
            <text:p><text:s text:c="2"/>4 to 64 Blocks</text:p>
          </table:table-cell>
          <table:table-cell office:value-type="float" office:value="7357.095" calcext:value-type="float">
            <text:p>7357.095</text:p>
          </table:table-cell>
          <table:table-cell office:value-type="float" office:value="4061.227" calcext:value-type="float">
            <text:p>4061.227</text:p>
          </table:table-cell>
          <table:table-cell office:value-type="float" office:value="7749.108" calcext:value-type="float">
            <text:p>7749.108</text:p>
          </table:table-cell>
          <table:table-cell office:value-type="float" office:value="4463.618" calcext:value-type="float">
            <text:p>4463.618</text:p>
          </table:table-cell>
          <table:table-cell office:value-type="float" office:value="3285.49" calcext:value-type="float">
            <text:p>3285.49</text:p>
          </table:table-cell>
          <table:table-cell office:value-type="float" office:value="1.083" calcext:value-type="float">
            <text:p>1.083</text:p>
          </table:table-cell>
          <table:table-cell office:value-type="float" office:value="0.422" calcext:value-type="float">
            <text:p>0.422</text:p>
          </table:table-cell>
          <table:table-cell office:value-type="float" office:value="0.225" calcext:value-type="float">
            <text:p>0.225</text:p>
          </table:table-cell>
          <table:table-cell office:value-type="float" office:value="319.08" calcext:value-type="float">
            <text:p>319.08</text:p>
          </table:table-cell>
          <table:table-cell office:value-type="float" office:value="867.644" calcext:value-type="float">
            <text:p>867.644</text:p>
          </table:table-cell>
          <table:table-cell table:formula="of:=([.D17]-[.E17])/[.D17]" office:value-type="percentage" office:value="0.423982992623151" calcext:value-type="percentage">
            <text:p>42.40%</text:p>
          </table:table-cell>
        </table:table-row>
        <table:table-row table:style-name="ro1">
          <table:table-cell office:value-type="string" calcext:value-type="string">
            <text:p><text:s text:c="2"/>4 to 128 Blocks</text:p>
          </table:table-cell>
          <table:table-cell office:value-type="float" office:value="14747.379" calcext:value-type="float">
            <text:p>14747.379</text:p>
          </table:table-cell>
          <table:table-cell office:value-type="float" office:value="8154.441" calcext:value-type="float">
            <text:p>8154.441</text:p>
          </table:table-cell>
          <table:table-cell office:value-type="float" office:value="15257.416" calcext:value-type="float">
            <text:p>15257.416</text:p>
          </table:table-cell>
          <table:table-cell office:value-type="float" office:value="8674.399" calcext:value-type="float">
            <text:p>8674.399</text:p>
          </table:table-cell>
          <table:table-cell office:value-type="float" office:value="6583.018" calcext:value-type="float">
            <text:p>6583.018</text:p>
          </table:table-cell>
          <table:table-cell office:value-type="float" office:value="0.573" calcext:value-type="float">
            <text:p>0.573</text:p>
          </table:table-cell>
          <table:table-cell office:value-type="float" office:value="0.612" calcext:value-type="float">
            <text:p>0.612</text:p>
          </table:table-cell>
          <table:table-cell office:value-type="float" office:value="0.357" calcext:value-type="float">
            <text:p>0.357</text:p>
          </table:table-cell>
          <table:table-cell office:value-type="float" office:value="211.235" calcext:value-type="float">
            <text:p>211.235</text:p>
          </table:table-cell>
          <table:table-cell office:value-type="float" office:value="552.372" calcext:value-type="float">
            <text:p>552.372</text:p>
          </table:table-cell>
          <table:table-cell table:formula="of:=([.D18]-[.E18])/[.D18]" office:value-type="percentage" office:value="0.431463427358866" calcext:value-type="percentage">
            <text:p>43.15%</text:p>
          </table:table-cell>
        </table:table-row>
        <table:table-row table:style-name="ro1">
          <table:table-cell office:value-type="string" calcext:value-type="string">
            <text:p><text:s text:c="2"/>4 to 256 Blocks</text:p>
          </table:table-cell>
          <table:table-cell office:value-type="float" office:value="27216.351" calcext:value-type="float">
            <text:p>27216.351</text:p>
          </table:table-cell>
          <table:table-cell office:value-type="float" office:value="15603.821" calcext:value-type="float">
            <text:p>15603.821</text:p>
          </table:table-cell>
          <table:table-cell office:value-type="float" office:value="27908.195" calcext:value-type="float">
            <text:p>27908.195</text:p>
          </table:table-cell>
          <table:table-cell office:value-type="float" office:value="16308.948" calcext:value-type="float">
            <text:p>16308.948</text:p>
          </table:table-cell>
          <table:table-cell office:value-type="float" office:value="11599.247" calcext:value-type="float">
            <text:p>11599.247</text:p>
          </table:table-cell>
          <table:table-cell office:value-type="float" office:value="0.322" calcext:value-type="float">
            <text:p>0.322</text:p>
          </table:table-cell>
          <table:table-cell office:value-type="float" office:value="0.759" calcext:value-type="float">
            <text:p>0.759</text:p>
          </table:table-cell>
          <table:table-cell office:value-type="float" office:value="0.548" calcext:value-type="float">
            <text:p>0.548</text:p>
          </table:table-cell>
          <table:table-cell office:value-type="float" office:value="169.365" calcext:value-type="float">
            <text:p>169.365</text:p>
          </table:table-cell>
          <table:table-cell office:value-type="float" office:value="277.712" calcext:value-type="float">
            <text:p>277.712</text:p>
          </table:table-cell>
          <table:table-cell table:formula="of:=([.D19]-[.E19])/[.D19]" office:value-type="percentage" office:value="0.415621540554665" calcext:value-type="percentage">
            <text:p>41.56%</text:p>
          </table:table-cell>
        </table:table-row>
        <table:table-row table:style-name="ro1">
          <table:table-cell office:value-type="string" calcext:value-type="string">
            <text:p><text:s text:c="2"/>4 to 512 Blocks</text:p>
          </table:table-cell>
          <table:table-cell office:value-type="float" office:value="52771.515" calcext:value-type="float">
            <text:p>52771.515</text:p>
          </table:table-cell>
          <table:table-cell office:value-type="float" office:value="34489.019" calcext:value-type="float">
            <text:p>34489.019</text:p>
          </table:table-cell>
          <table:table-cell office:value-type="float" office:value="53921.287" calcext:value-type="float">
            <text:p>53921.287</text:p>
          </table:table-cell>
          <table:table-cell office:value-type="float" office:value="35649.233" calcext:value-type="float">
            <text:p>35649.233</text:p>
          </table:table-cell>
          <table:table-cell office:value-type="float" office:value="18272.053" calcext:value-type="float">
            <text:p>18272.053</text:p>
          </table:table-cell>
          <table:table-cell office:value-type="float" office:value="0.205" calcext:value-type="float">
            <text:p>0.205</text:p>
          </table:table-cell>
          <table:table-cell office:value-type="float" office:value="0.875" calcext:value-type="float">
            <text:p>0.875</text:p>
          </table:table-cell>
          <table:table-cell office:value-type="float" office:value="0.72" calcext:value-type="float">
            <text:p>0.72</text:p>
          </table:table-cell>
          <table:table-cell office:value-type="float" office:value="146.563" calcext:value-type="float">
            <text:p>146.563</text:p>
          </table:table-cell>
          <table:table-cell office:value-type="float" office:value="195.441" calcext:value-type="float">
            <text:p>195.441</text:p>
          </table:table-cell>
          <table:table-cell table:formula="of:=([.D20]-[.E20])/[.D20]" office:value-type="percentage" office:value="0.338865316771834" calcext:value-type="percentage">
            <text:p>33.89%</text:p>
          </table:table-cell>
        </table:table-row>
        <table:table-row table:style-name="ro1"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256 Kernels</text:p>
          </table:table-cell>
          <table:table-cell table:style-name="ce1" office:value-type="string" calcext:value-type="string">
            <text:p>Regular AWT</text:p>
          </table:table-cell>
          <table:table-cell table:style-name="ce1" office:value-type="string" calcext:value-type="string">
            <text:p>Reorder AWT</text:p>
          </table:table-cell>
          <table:table-cell table:style-name="ce1" office:value-type="string" calcext:value-type="string">
            <text:p>Regular AT</text:p>
          </table:table-cell>
          <table:table-cell table:style-name="ce1" office:value-type="string" calcext:value-type="string">
            <text:p>Reorder AWT</text:p>
          </table:table-cell>
          <table:table-cell table:style-name="ce1" office:value-type="string" calcext:value-type="string">
            <text:p>Average Gain</text:p>
          </table:table-cell>
          <table:table-cell table:style-name="ce1" office:value-type="string" calcext:value-type="string">
            <text:p>Overhead</text:p>
          </table:table-cell>
          <table:table-cell table:style-name="ce1" office:value-type="string" calcext:value-type="string">
            <text:p>Regular ANTT</text:p>
          </table:table-cell>
          <table:table-cell table:style-name="ce1" office:value-type="string" calcext:value-type="string">
            <text:p>Reorder ANTT</text:p>
          </table:table-cell>
          <table:table-cell table:style-name="ce1" office:value-type="string" calcext:value-type="string">
            <text:p>Regular STP</text:p>
          </table:table-cell>
          <table:table-cell table:style-name="ce1" office:value-type="string" calcext:value-type="string">
            <text:p>Reorder STP</text:p>
          </table:table-cell>
          <table:table-cell table:style-name="ce6"/>
        </table:table-row>
        <table:table-row table:style-name="ro1">
          <table:table-cell office:value-type="string" calcext:value-type="string">
            <text:p><text:s text:c="2"/>4 to 32 Blocks</text:p>
          </table:table-cell>
          <table:table-cell office:value-type="float" office:value="7679.428" calcext:value-type="float">
            <text:p>7679.428</text:p>
          </table:table-cell>
          <table:table-cell office:value-type="float" office:value="4405.926" calcext:value-type="float">
            <text:p>4405.926</text:p>
          </table:table-cell>
          <table:table-cell office:value-type="float" office:value="8014.371" calcext:value-type="float">
            <text:p>8014.371</text:p>
          </table:table-cell>
          <table:table-cell office:value-type="float" office:value="4750.709" calcext:value-type="float">
            <text:p>4750.709</text:p>
          </table:table-cell>
          <table:table-cell office:value-type="float" office:value="3263.662" calcext:value-type="float">
            <text:p>3263.662</text:p>
          </table:table-cell>
          <table:table-cell office:value-type="float" office:value="2.531" calcext:value-type="float">
            <text:p>2.531</text:p>
          </table:table-cell>
          <table:table-cell office:value-type="float" office:value="0.238" calcext:value-type="float">
            <text:p>0.238</text:p>
          </table:table-cell>
          <table:table-cell office:value-type="float" office:value="0.13" calcext:value-type="float">
            <text:p>0.13</text:p>
          </table:table-cell>
          <table:table-cell office:value-type="float" office:value="1129.067" calcext:value-type="float">
            <text:p>1129.067</text:p>
          </table:table-cell>
          <table:table-cell office:value-type="float" office:value="3376.365" calcext:value-type="float">
            <text:p>3376.365</text:p>
          </table:table-cell>
          <table:table-cell table:formula="of:=([.D23]-[.E23])/[.D23]" office:value-type="percentage" office:value="0.407226219000842" calcext:value-type="percentage">
            <text:p>40.72%</text:p>
          </table:table-cell>
        </table:table-row>
        <table:table-row table:style-name="ro1">
          <table:table-cell office:value-type="string" calcext:value-type="string">
            <text:p><text:s text:c="2"/>4 to 64 Blocks</text:p>
          </table:table-cell>
          <table:table-cell office:value-type="float" office:value="14706.511" calcext:value-type="float">
            <text:p>14706.511</text:p>
          </table:table-cell>
          <table:table-cell office:value-type="float" office:value="8158.843" calcext:value-type="float">
            <text:p>8158.843</text:p>
          </table:table-cell>
          <table:table-cell office:value-type="float" office:value="15091.319" calcext:value-type="float">
            <text:p>15091.319</text:p>
          </table:table-cell>
          <table:table-cell office:value-type="float" office:value="8559.348" calcext:value-type="float">
            <text:p>8559.348</text:p>
          </table:table-cell>
          <table:table-cell office:value-type="float" office:value="6531.971" calcext:value-type="float">
            <text:p>6531.971</text:p>
          </table:table-cell>
          <table:table-cell office:value-type="float" office:value="1.343" calcext:value-type="float">
            <text:p>1.343</text:p>
          </table:table-cell>
          <table:table-cell office:value-type="float" office:value="0.407" calcext:value-type="float">
            <text:p>0.407</text:p>
          </table:table-cell>
          <table:table-cell office:value-type="float" office:value="0.209" calcext:value-type="float">
            <text:p>0.209</text:p>
          </table:table-cell>
          <table:table-cell office:value-type="float" office:value="641.056" calcext:value-type="float">
            <text:p>641.056</text:p>
          </table:table-cell>
          <table:table-cell office:value-type="float" office:value="1926.01" calcext:value-type="float">
            <text:p>1926.01</text:p>
          </table:table-cell>
          <table:table-cell table:formula="of:=([.D24]-[.E24])/[.D24]" office:value-type="percentage" office:value="0.432829695005453" calcext:value-type="percentage">
            <text:p>43.28%</text:p>
          </table:table-cell>
        </table:table-row>
        <table:table-row table:style-name="ro1">
          <table:table-cell office:value-type="string" calcext:value-type="string">
            <text:p><text:s text:c="2"/>4 to 128 Blocks</text:p>
          </table:table-cell>
          <table:table-cell office:value-type="float" office:value="28246.591" calcext:value-type="float">
            <text:p>28246.591</text:p>
          </table:table-cell>
          <table:table-cell office:value-type="float" office:value="15558.183" calcext:value-type="float">
            <text:p>15558.183</text:p>
          </table:table-cell>
          <table:table-cell office:value-type="float" office:value="28746.686" calcext:value-type="float">
            <text:p>28746.686</text:p>
          </table:table-cell>
          <table:table-cell office:value-type="float" office:value="16077.323" calcext:value-type="float">
            <text:p>16077.323</text:p>
          </table:table-cell>
          <table:table-cell office:value-type="float" office:value="12669.363" calcext:value-type="float">
            <text:p>12669.363</text:p>
          </table:table-cell>
          <table:table-cell office:value-type="float" office:value="0.816" calcext:value-type="float">
            <text:p>0.816</text:p>
          </table:table-cell>
          <table:table-cell office:value-type="float" office:value="0.584" calcext:value-type="float">
            <text:p>0.584</text:p>
          </table:table-cell>
          <table:table-cell office:value-type="float" office:value="0.338" calcext:value-type="float">
            <text:p>0.338</text:p>
          </table:table-cell>
          <table:table-cell office:value-type="float" office:value="441.508" calcext:value-type="float">
            <text:p>441.508</text:p>
          </table:table-cell>
          <table:table-cell office:value-type="float" office:value="1045.093" calcext:value-type="float">
            <text:p>1045.093</text:p>
          </table:table-cell>
          <table:table-cell table:formula="of:=([.D25]-[.E25])/[.D25]" office:value-type="percentage" office:value="0.440724297750356" calcext:value-type="percentage">
            <text:p>44.07%</text:p>
          </table:table-cell>
        </table:table-row>
        <table:table-row table:style-name="ro1">
          <table:table-cell office:value-type="string" calcext:value-type="string">
            <text:p><text:s text:c="2"/>4 to 256 Blocks</text:p>
          </table:table-cell>
          <table:table-cell office:value-type="float" office:value="55811.102" calcext:value-type="float">
            <text:p>55811.102</text:p>
          </table:table-cell>
          <table:table-cell office:value-type="float" office:value="32588.278" calcext:value-type="float">
            <text:p>32588.278</text:p>
          </table:table-cell>
          <table:table-cell office:value-type="float" office:value="56529.757" calcext:value-type="float">
            <text:p>56529.757</text:p>
          </table:table-cell>
          <table:table-cell office:value-type="float" office:value="33319.878" calcext:value-type="float">
            <text:p>33319.878</text:p>
          </table:table-cell>
          <table:table-cell office:value-type="float" office:value="23209.879" calcext:value-type="float">
            <text:p>23209.879</text:p>
          </table:table-cell>
          <table:table-cell office:value-type="float" office:value="0.398" calcext:value-type="float">
            <text:p>0.398</text:p>
          </table:table-cell>
          <table:table-cell office:value-type="float" office:value="0.755" calcext:value-type="float">
            <text:p>0.755</text:p>
          </table:table-cell>
          <table:table-cell office:value-type="float" office:value="0.514" calcext:value-type="float">
            <text:p>0.514</text:p>
          </table:table-cell>
          <table:table-cell office:value-type="float" office:value="339.498" calcext:value-type="float">
            <text:p>339.498</text:p>
          </table:table-cell>
          <table:table-cell office:value-type="float" office:value="600.741" calcext:value-type="float">
            <text:p>600.741</text:p>
          </table:table-cell>
          <table:table-cell table:formula="of:=([.D26]-[.E26])/[.D26]" office:value-type="percentage" office:value="0.410578078373838" calcext:value-type="percentage">
            <text:p>41.06%</text:p>
          </table:table-cell>
        </table:table-row>
        <table:table-row table:style-name="ro1">
          <table:table-cell office:value-type="string" calcext:value-type="string">
            <text:p><text:s text:c="2"/>4 to 512 Blocks</text:p>
          </table:table-cell>
          <table:table-cell office:value-type="float" office:value="107796.527" calcext:value-type="float">
            <text:p>107796.527</text:p>
          </table:table-cell>
          <table:table-cell office:value-type="float" office:value="67281.063" calcext:value-type="float">
            <text:p>67281.063</text:p>
          </table:table-cell>
          <table:table-cell office:value-type="float" office:value="108929.221" calcext:value-type="float">
            <text:p>108929.221</text:p>
          </table:table-cell>
          <table:table-cell office:value-type="float" office:value="68426.871" calcext:value-type="float">
            <text:p>68426.871</text:p>
          </table:table-cell>
          <table:table-cell office:value-type="float" office:value="40502.35" calcext:value-type="float">
            <text:p>40502.35</text:p>
          </table:table-cell>
          <table:table-cell office:value-type="float" office:value="0.257" calcext:value-type="float">
            <text:p>0.257</text:p>
          </table:table-cell>
          <table:table-cell office:value-type="float" office:value="0.873" calcext:value-type="float">
            <text:p>0.873</text:p>
          </table:table-cell>
          <table:table-cell office:value-type="float" office:value="0.718" calcext:value-type="float">
            <text:p>0.718</text:p>
          </table:table-cell>
          <table:table-cell office:value-type="float" office:value="293.325" calcext:value-type="float">
            <text:p>293.325</text:p>
          </table:table-cell>
          <table:table-cell office:value-type="float" office:value="381.108" calcext:value-type="float">
            <text:p>381.108</text:p>
          </table:table-cell>
          <table:table-cell table:formula="of:=([.D27]-[.E27])/[.D27]" office:value-type="percentage" office:value="0.37182263517702" calcext:value-type="percentage">
            <text:p>37.18%</text:p>
          </table:table-cell>
        </table:table-row>
        <table:table-row table:style-name="ro1">
          <table:table-cell table:style-name="Default" table:number-columns-repeated="11"/>
          <table:table-cell table:style-name="ce7" table:formula="of:=SUM([.L2:.L27])/20" office:value-type="percentage" office:value="0.361641920112035" calcext:value-type="percentage">
            <text:p>36.16%</text:p>
          </table:table-cell>
        </table:table-row>
      </table:table>
      <table:table table:name="K40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4" table:default-cell-style-name="Default"/>
        <table:table-row table:style-name="ro1">
          <table:table-cell office:value-type="string" calcext:value-type="string">
            <text:p><text:s/>32 Kernels</text:p>
          </table:table-cell>
          <table:table-cell table:style-name="ce1" office:value-type="string" calcext:value-type="string">
            <text:p>Standard Average Waiting Time</text:p>
          </table:table-cell>
          <table:table-cell table:style-name="ce1" office:value-type="string" calcext:value-type="string">
            <text:p>Dynamic Average Waiting Time</text:p>
          </table:table-cell>
          <table:table-cell table:style-name="ce1" office:value-type="string" calcext:value-type="string">
            <text:p>Standard Average Duration Time</text:p>
          </table:table-cell>
          <table:table-cell table:style-name="ce1" office:value-type="string" calcext:value-type="string">
            <text:p>Dynamic Average Duration Time</text:p>
          </table:table-cell>
          <table:table-cell table:style-name="ce1" office:value-type="string" calcext:value-type="string">
            <text:p>Standard Average End Time</text:p>
          </table:table-cell>
          <table:table-cell table:style-name="ce1" office:value-type="string" calcext:value-type="string">
            <text:p>Dynamic Average End Time</text:p>
          </table:table-cell>
          <table:table-cell table:style-name="ce1" office:value-type="string" calcext:value-type="string">
            <text:p>Average Gain (ms)</text:p>
          </table:table-cell>
          <table:table-cell table:style-name="ce1" office:value-type="string" calcext:value-type="string">
            <text:p>Overhead (ms)</text:p>
          </table:table-cell>
          <table:table-cell table:style-name="ce1" office:value-type="string" calcext:value-type="string">
            <text:p>Overhead per Average Gain (%)</text:p>
          </table:table-cell>
          <table:table-cell office:value-type="string" calcext:value-type="string">
            <text:p>Standard ANTT</text:p>
          </table:table-cell>
          <table:table-cell office:value-type="string" calcext:value-type="string">
            <text:p>Dynamic ANTT</text:p>
          </table:table-cell>
          <table:table-cell office:value-type="string" calcext:value-type="string">
            <text:p>Standard STP</text:p>
          </table:table-cell>
          <table:table-cell office:value-type="string" calcext:value-type="string">
            <text:p>Dynamic STP</text:p>
          </table:table-cell>
        </table:table-row>
        <table:table-row table:style-name="ro1">
          <table:table-cell office:value-type="string" calcext:value-type="string">
            <text:p><text:s text:c="2"/>4 to 32 Blocks</text:p>
          </table:table-cell>
          <table:table-cell office:value-type="float" office:value="1510.811" calcext:value-type="float">
            <text:p>1510.811</text:p>
          </table:table-cell>
          <table:table-cell office:value-type="float" office:value="1011.295" calcext:value-type="float">
            <text:p>1011.295</text:p>
          </table:table-cell>
          <table:table-cell office:value-type="float" office:value="213.792" calcext:value-type="float">
            <text:p>213.792</text:p>
          </table:table-cell>
          <table:table-cell office:value-type="float" office:value="213.824" calcext:value-type="float">
            <text:p>213.824</text:p>
          </table:table-cell>
          <table:table-cell office:value-type="float" office:value="1724.603" calcext:value-type="float">
            <text:p>1724.603</text:p>
          </table:table-cell>
          <table:table-cell office:value-type="float" office:value="1225.119" calcext:value-type="float">
            <text:p>1225.119</text:p>
          </table:table-cell>
          <table:table-cell office:value-type="float" office:value="499.484" calcext:value-type="float">
            <text:p>499.484</text:p>
          </table:table-cell>
          <table:table-cell office:value-type="float" office:value="0.6" calcext:value-type="float">
            <text:p>0.6</text:p>
          </table:table-cell>
          <table:table-cell office:value-type="float" office:value="0.157" calcext:value-type="float">
            <text:p>0.157</text:p>
          </table:table-cell>
          <table:table-cell office:value-type="float" office:value="0.639" calcext:value-type="float">
            <text:p>0.639</text:p>
          </table:table-cell>
          <table:table-cell office:value-type="float" office:value="0.483" calcext:value-type="float">
            <text:p>0.483</text:p>
          </table:table-cell>
          <table:table-cell office:value-type="float" office:value="52.251" calcext:value-type="float">
            <text:p>52.251</text:p>
          </table:table-cell>
          <table:table-cell office:value-type="float" office:value="82.875" calcext:value-type="float">
            <text:p>82.875</text:p>
          </table:table-cell>
        </table:table-row>
        <table:table-row table:style-name="ro1">
          <table:table-cell office:value-type="string" calcext:value-type="string">
            <text:p><text:s text:c="2"/>4 to 64 Blocks</text:p>
          </table:table-cell>
          <table:table-cell office:value-type="float" office:value="2848.699" calcext:value-type="float">
            <text:p>2848.699</text:p>
          </table:table-cell>
          <table:table-cell office:value-type="float" office:value="1862.889" calcext:value-type="float">
            <text:p>1862.889</text:p>
          </table:table-cell>
          <table:table-cell office:value-type="float" office:value="294.476" calcext:value-type="float">
            <text:p>294.476</text:p>
          </table:table-cell>
          <table:table-cell office:value-type="float" office:value="297.96" calcext:value-type="float">
            <text:p>297.96</text:p>
          </table:table-cell>
          <table:table-cell office:value-type="float" office:value="3143.175" calcext:value-type="float">
            <text:p>3143.175</text:p>
          </table:table-cell>
          <table:table-cell office:value-type="float" office:value="2160.849" calcext:value-type="float">
            <text:p>2160.849</text:p>
          </table:table-cell>
          <table:table-cell office:value-type="float" office:value="982.327" calcext:value-type="float">
            <text:p>982.327</text:p>
          </table:table-cell>
          <table:table-cell office:value-type="float" office:value="0.75" calcext:value-type="float">
            <text:p>0.75</text:p>
          </table:table-cell>
          <table:table-cell office:value-type="float" office:value="0.09" calcext:value-type="float">
            <text:p>0.09</text:p>
          </table:table-cell>
          <table:table-cell office:value-type="float" office:value="0.759" calcext:value-type="float">
            <text:p>0.759</text:p>
          </table:table-cell>
          <table:table-cell office:value-type="float" office:value="0.593" calcext:value-type="float">
            <text:p>0.593</text:p>
          </table:table-cell>
          <table:table-cell office:value-type="float" office:value="42.835" calcext:value-type="float">
            <text:p>42.835</text:p>
          </table:table-cell>
          <table:table-cell office:value-type="float" office:value="66.301" calcext:value-type="float">
            <text:p>66.301</text:p>
          </table:table-cell>
        </table:table-row>
        <table:table-row table:style-name="ro1">
          <table:table-cell office:value-type="string" calcext:value-type="string">
            <text:p><text:s text:c="2"/>4 to 128 Blocks</text:p>
          </table:table-cell>
          <table:table-cell office:value-type="float" office:value="5025.202" calcext:value-type="float">
            <text:p>5025.202</text:p>
          </table:table-cell>
          <table:table-cell office:value-type="float" office:value="3562.412" calcext:value-type="float">
            <text:p>3562.412</text:p>
          </table:table-cell>
          <table:table-cell office:value-type="float" office:value="432.61" calcext:value-type="float">
            <text:p>432.61</text:p>
          </table:table-cell>
          <table:table-cell office:value-type="float" office:value="436.755" calcext:value-type="float">
            <text:p>436.755</text:p>
          </table:table-cell>
          <table:table-cell office:value-type="float" office:value="5457.812" calcext:value-type="float">
            <text:p>5457.812</text:p>
          </table:table-cell>
          <table:table-cell office:value-type="float" office:value="3999.167" calcext:value-type="float">
            <text:p>3999.167</text:p>
          </table:table-cell>
          <table:table-cell office:value-type="float" office:value="1458.645" calcext:value-type="float">
            <text:p>1458.645</text:p>
          </table:table-cell>
          <table:table-cell office:value-type="float" office:value="0.6" calcext:value-type="float">
            <text:p>0.6</text:p>
          </table:table-cell>
          <table:table-cell office:value-type="float" office:value="0.056" calcext:value-type="float">
            <text:p>0.056</text:p>
          </table:table-cell>
          <table:table-cell office:value-type="float" office:value="0.856" calcext:value-type="float">
            <text:p>0.856</text:p>
          </table:table-cell>
          <table:table-cell office:value-type="float" office:value="0.734" calcext:value-type="float">
            <text:p>0.734</text:p>
          </table:table-cell>
          <table:table-cell office:value-type="float" office:value="37.645" calcext:value-type="float">
            <text:p>37.645</text:p>
          </table:table-cell>
          <table:table-cell office:value-type="float" office:value="47.384" calcext:value-type="float">
            <text:p>47.384</text:p>
          </table:table-cell>
        </table:table-row>
        <table:table-row table:style-name="ro1">
          <table:table-cell office:value-type="string" calcext:value-type="string">
            <text:p><text:s text:c="2"/>4 to 256 Blocks</text:p>
          </table:table-cell>
          <table:table-cell office:value-type="float" office:value="9963.191" calcext:value-type="float">
            <text:p>9963.191</text:p>
          </table:table-cell>
          <table:table-cell office:value-type="float" office:value="7469.145" calcext:value-type="float">
            <text:p>7469.145</text:p>
          </table:table-cell>
          <table:table-cell office:value-type="float" office:value="760.526" calcext:value-type="float">
            <text:p>760.526</text:p>
          </table:table-cell>
          <table:table-cell office:value-type="float" office:value="763.986" calcext:value-type="float">
            <text:p>763.986</text:p>
          </table:table-cell>
          <table:table-cell office:value-type="float" office:value="10723.717" calcext:value-type="float">
            <text:p>10723.717</text:p>
          </table:table-cell>
          <table:table-cell office:value-type="float" office:value="8233.13" calcext:value-type="float">
            <text:p>8233.13</text:p>
          </table:table-cell>
          <table:table-cell office:value-type="float" office:value="2490.587" calcext:value-type="float">
            <text:p>2490.587</text:p>
          </table:table-cell>
          <table:table-cell office:value-type="float" office:value="0.9" calcext:value-type="float">
            <text:p>0.9</text:p>
          </table:table-cell>
          <table:table-cell office:value-type="float" office:value="0.033" calcext:value-type="float">
            <text:p>0.033</text:p>
          </table:table-cell>
          <table:table-cell office:value-type="float" office:value="0.921" calcext:value-type="float">
            <text:p>0.921</text:p>
          </table:table-cell>
          <table:table-cell office:value-type="float" office:value="0.852" calcext:value-type="float">
            <text:p>0.852</text:p>
          </table:table-cell>
          <table:table-cell office:value-type="float" office:value="34.787" calcext:value-type="float">
            <text:p>34.787</text:p>
          </table:table-cell>
          <table:table-cell office:value-type="float" office:value="38.6" calcext:value-type="float">
            <text:p>38.6</text:p>
          </table:table-cell>
        </table:table-row>
        <table:table-row table:style-name="ro1">
          <table:table-cell office:value-type="string" calcext:value-type="string">
            <text:p><text:s text:c="2"/>4 to 512 Blocks</text:p>
          </table:table-cell>
          <table:table-cell office:value-type="float" office:value="20401.439" calcext:value-type="float">
            <text:p>20401.439</text:p>
          </table:table-cell>
          <table:table-cell office:value-type="float" office:value="15344.554" calcext:value-type="float">
            <text:p>15344.554</text:p>
          </table:table-cell>
          <table:table-cell office:value-type="float" office:value="1424.774" calcext:value-type="float">
            <text:p>1424.774</text:p>
          </table:table-cell>
          <table:table-cell office:value-type="float" office:value="1431.69" calcext:value-type="float">
            <text:p>1431.69</text:p>
          </table:table-cell>
          <table:table-cell office:value-type="float" office:value="21826.213" calcext:value-type="float">
            <text:p>21826.213</text:p>
          </table:table-cell>
          <table:table-cell office:value-type="float" office:value="16776.244" calcext:value-type="float">
            <text:p>16776.244</text:p>
          </table:table-cell>
          <table:table-cell office:value-type="float" office:value="5049.969" calcext:value-type="float">
            <text:p>5049.969</text:p>
          </table:table-cell>
          <table:table-cell office:value-type="float" office:value="0.55" calcext:value-type="float">
            <text:p>0.55</text:p>
          </table:table-cell>
          <table:table-cell office:value-type="float" office:value="0.018" calcext:value-type="float">
            <text:p>0.018</text:p>
          </table:table-cell>
          <table:table-cell office:value-type="float" office:value="0.959" calcext:value-type="float">
            <text:p>0.959</text:p>
          </table:table-cell>
          <table:table-cell office:value-type="float" office:value="0.928" calcext:value-type="float">
            <text:p>0.928</text:p>
          </table:table-cell>
          <table:table-cell office:value-type="float" office:value="33.383" calcext:value-type="float">
            <text:p>33.383</text:p>
          </table:table-cell>
          <table:table-cell office:value-type="float" office:value="34.666" calcext:value-type="float">
            <text:p>34.666</text:p>
          </table:table-cell>
        </table:table-row>
        <table:table-row table:style-name="ro1">
          <table:table-cell table:style-name="Default" table:number-columns-repeated="10"/>
          <table:table-cell table:number-columns-repeated="4"/>
        </table:table-row>
        <table:table-row table:style-name="ro1">
          <table:table-cell office:value-type="string" calcext:value-type="string">
            <text:p><text:s/>64 Kernels</text:p>
          </table:table-cell>
          <table:table-cell table:style-name="ce1" office:value-type="string" calcext:value-type="string">
            <text:p>Standard Average Waiting Time</text:p>
          </table:table-cell>
          <table:table-cell table:style-name="ce1" office:value-type="string" calcext:value-type="string">
            <text:p>Dynamic Average Waiting Time</text:p>
          </table:table-cell>
          <table:table-cell table:style-name="ce1" office:value-type="string" calcext:value-type="string">
            <text:p>Standard Average Duration Time</text:p>
          </table:table-cell>
          <table:table-cell table:style-name="ce1" office:value-type="string" calcext:value-type="string">
            <text:p>Dynamic Average Duration Time</text:p>
          </table:table-cell>
          <table:table-cell table:style-name="ce1" office:value-type="string" calcext:value-type="string">
            <text:p>Standard Average End Time</text:p>
          </table:table-cell>
          <table:table-cell table:style-name="ce1" office:value-type="string" calcext:value-type="string">
            <text:p>Dynamic Average End Time</text:p>
          </table:table-cell>
          <table:table-cell table:style-name="ce1" office:value-type="string" calcext:value-type="string">
            <text:p>Average Gain (ms)</text:p>
          </table:table-cell>
          <table:table-cell table:style-name="ce1" office:value-type="string" calcext:value-type="string">
            <text:p>Overhead (ms)</text:p>
          </table:table-cell>
          <table:table-cell table:style-name="ce1" office:value-type="string" calcext:value-type="string">
            <text:p>Overhead per Average Gain (%)</text:p>
          </table:table-cell>
          <table:table-cell office:value-type="string" calcext:value-type="string">
            <text:p>Standard ANTT</text:p>
          </table:table-cell>
          <table:table-cell office:value-type="string" calcext:value-type="string">
            <text:p>Dynamic ANTT</text:p>
          </table:table-cell>
          <table:table-cell office:value-type="string" calcext:value-type="string">
            <text:p>Standard STP</text:p>
          </table:table-cell>
          <table:table-cell office:value-type="string" calcext:value-type="string">
            <text:p>Dynamic STP</text:p>
          </table:table-cell>
        </table:table-row>
        <table:table-row table:style-name="ro1">
          <table:table-cell office:value-type="string" calcext:value-type="string">
            <text:p><text:s text:c="2"/>4 to 32 Blocks</text:p>
          </table:table-cell>
          <table:table-cell office:value-type="float" office:value="2994.417" calcext:value-type="float">
            <text:p>2994.417</text:p>
          </table:table-cell>
          <table:table-cell office:value-type="float" office:value="1815.208" calcext:value-type="float">
            <text:p>1815.208</text:p>
          </table:table-cell>
          <table:table-cell office:value-type="float" office:value="206.067" calcext:value-type="float">
            <text:p>206.067</text:p>
          </table:table-cell>
          <table:table-cell office:value-type="float" office:value="206.427" calcext:value-type="float">
            <text:p>206.427</text:p>
          </table:table-cell>
          <table:table-cell office:value-type="float" office:value="3200.484" calcext:value-type="float">
            <text:p>3200.484</text:p>
          </table:table-cell>
          <table:table-cell office:value-type="float" office:value="2021.635" calcext:value-type="float">
            <text:p>2021.635</text:p>
          </table:table-cell>
          <table:table-cell office:value-type="float" office:value="1178.85" calcext:value-type="float">
            <text:p>1178.85</text:p>
          </table:table-cell>
          <table:table-cell office:value-type="float" office:value="1.9" calcext:value-type="float">
            <text:p>1.9</text:p>
          </table:table-cell>
          <table:table-cell office:value-type="float" office:value="0.172" calcext:value-type="float">
            <text:p>0.172</text:p>
          </table:table-cell>
          <table:table-cell office:value-type="float" office:value="0.6" calcext:value-type="float">
            <text:p>0.6</text:p>
          </table:table-cell>
          <table:table-cell office:value-type="float" office:value="0.387" calcext:value-type="float">
            <text:p>0.387</text:p>
          </table:table-cell>
          <table:table-cell office:value-type="float" office:value="114.052" calcext:value-type="float">
            <text:p>114.052</text:p>
          </table:table-cell>
          <table:table-cell office:value-type="float" office:value="224.457" calcext:value-type="float">
            <text:p>224.457</text:p>
          </table:table-cell>
        </table:table-row>
        <table:table-row table:style-name="ro1">
          <table:table-cell office:value-type="string" calcext:value-type="string">
            <text:p><text:s text:c="2"/>4 to 64 Blocks</text:p>
          </table:table-cell>
          <table:table-cell office:value-type="float" office:value="5903.503" calcext:value-type="float">
            <text:p>5903.503</text:p>
          </table:table-cell>
          <table:table-cell office:value-type="float" office:value="3511.473" calcext:value-type="float">
            <text:p>3511.473</text:p>
          </table:table-cell>
          <table:table-cell office:value-type="float" office:value="299.836" calcext:value-type="float">
            <text:p>299.836</text:p>
          </table:table-cell>
          <table:table-cell office:value-type="float" office:value="302.195" calcext:value-type="float">
            <text:p>302.195</text:p>
          </table:table-cell>
          <table:table-cell office:value-type="float" office:value="6203.339" calcext:value-type="float">
            <text:p>6203.339</text:p>
          </table:table-cell>
          <table:table-cell office:value-type="float" office:value="3813.667" calcext:value-type="float">
            <text:p>3813.667</text:p>
          </table:table-cell>
          <table:table-cell office:value-type="float" office:value="2389.672" calcext:value-type="float">
            <text:p>2389.672</text:p>
          </table:table-cell>
          <table:table-cell office:value-type="float" office:value="1.65" calcext:value-type="float">
            <text:p>1.65</text:p>
          </table:table-cell>
          <table:table-cell office:value-type="float" office:value="0.07" calcext:value-type="float">
            <text:p>0.07</text:p>
          </table:table-cell>
          <table:table-cell office:value-type="float" office:value="0.754" calcext:value-type="float">
            <text:p>0.754</text:p>
          </table:table-cell>
          <table:table-cell office:value-type="float" office:value="0.53" calcext:value-type="float">
            <text:p>0.53</text:p>
          </table:table-cell>
          <table:table-cell office:value-type="float" office:value="86.515" calcext:value-type="float">
            <text:p>86.515</text:p>
          </table:table-cell>
          <table:table-cell office:value-type="float" office:value="150.091" calcext:value-type="float">
            <text:p>150.091</text:p>
          </table:table-cell>
        </table:table-row>
        <table:table-row table:style-name="ro1">
          <table:table-cell office:value-type="string" calcext:value-type="string">
            <text:p><text:s text:c="2"/>4 to 128 Blocks</text:p>
          </table:table-cell>
          <table:table-cell office:value-type="float" office:value="11240.801" calcext:value-type="float">
            <text:p>11240.801</text:p>
          </table:table-cell>
          <table:table-cell office:value-type="float" office:value="7103.032" calcext:value-type="float">
            <text:p>7103.032</text:p>
          </table:table-cell>
          <table:table-cell office:value-type="float" office:value="462.737" calcext:value-type="float">
            <text:p>462.737</text:p>
          </table:table-cell>
          <table:table-cell office:value-type="float" office:value="465.407" calcext:value-type="float">
            <text:p>465.407</text:p>
          </table:table-cell>
          <table:table-cell office:value-type="float" office:value="11703.538" calcext:value-type="float">
            <text:p>11703.538</text:p>
          </table:table-cell>
          <table:table-cell office:value-type="float" office:value="7568.44" calcext:value-type="float">
            <text:p>7568.44</text:p>
          </table:table-cell>
          <table:table-cell office:value-type="float" office:value="4135.099" calcext:value-type="float">
            <text:p>4135.099</text:p>
          </table:table-cell>
          <table:table-cell office:value-type="float" office:value="1.6" calcext:value-type="float">
            <text:p>1.6</text:p>
          </table:table-cell>
          <table:table-cell office:value-type="float" office:value="0.042" calcext:value-type="float">
            <text:p>0.042</text:p>
          </table:table-cell>
          <table:table-cell office:value-type="float" office:value="0.859" calcext:value-type="float">
            <text:p>0.859</text:p>
          </table:table-cell>
          <table:table-cell office:value-type="float" office:value="0.679" calcext:value-type="float">
            <text:p>0.679</text:p>
          </table:table-cell>
          <table:table-cell office:value-type="float" office:value="74.74" calcext:value-type="float">
            <text:p>74.74</text:p>
          </table:table-cell>
          <table:table-cell office:value-type="float" office:value="108.578" calcext:value-type="float">
            <text:p>108.578</text:p>
          </table:table-cell>
        </table:table-row>
        <table:table-row table:style-name="ro1">
          <table:table-cell office:value-type="string" calcext:value-type="string">
            <text:p><text:s text:c="2"/>4 to 256 Blocks</text:p>
          </table:table-cell>
          <table:table-cell office:value-type="float" office:value="22846.537" calcext:value-type="float">
            <text:p>22846.537</text:p>
          </table:table-cell>
          <table:table-cell office:value-type="float" office:value="15395.754" calcext:value-type="float">
            <text:p>15395.754</text:p>
          </table:table-cell>
          <table:table-cell office:value-type="float" office:value="828.039" calcext:value-type="float">
            <text:p>828.039</text:p>
          </table:table-cell>
          <table:table-cell office:value-type="float" office:value="832.887" calcext:value-type="float">
            <text:p>832.887</text:p>
          </table:table-cell>
          <table:table-cell office:value-type="float" office:value="23674.577" calcext:value-type="float">
            <text:p>23674.577</text:p>
          </table:table-cell>
          <table:table-cell office:value-type="float" office:value="16228.641" calcext:value-type="float">
            <text:p>16228.641</text:p>
          </table:table-cell>
          <table:table-cell office:value-type="float" office:value="7445.936" calcext:value-type="float">
            <text:p>7445.936</text:p>
          </table:table-cell>
          <table:table-cell office:value-type="float" office:value="1.8" calcext:value-type="float">
            <text:p>1.8</text:p>
          </table:table-cell>
          <table:table-cell office:value-type="float" office:value="0.028" calcext:value-type="float">
            <text:p>0.028</text:p>
          </table:table-cell>
          <table:table-cell office:value-type="float" office:value="0.94" calcext:value-type="float">
            <text:p>0.94</text:p>
          </table:table-cell>
          <table:table-cell office:value-type="float" office:value="0.868" calcext:value-type="float">
            <text:p>0.868</text:p>
          </table:table-cell>
          <table:table-cell office:value-type="float" office:value="68.222" calcext:value-type="float">
            <text:p>68.222</text:p>
          </table:table-cell>
          <table:table-cell office:value-type="float" office:value="75.481" calcext:value-type="float">
            <text:p>75.481</text:p>
          </table:table-cell>
        </table:table-row>
        <table:table-row table:style-name="ro1">
          <table:table-cell office:value-type="string" calcext:value-type="string">
            <text:p><text:s text:c="2"/>4 to 512 Blocks</text:p>
          </table:table-cell>
          <table:table-cell office:value-type="float" office:value="44597.359" calcext:value-type="float">
            <text:p>44597.359</text:p>
          </table:table-cell>
          <table:table-cell office:value-type="float" office:value="30183.209" calcext:value-type="float">
            <text:p>30183.209</text:p>
          </table:table-cell>
          <table:table-cell office:value-type="float" office:value="1504.444" calcext:value-type="float">
            <text:p>1504.444</text:p>
          </table:table-cell>
          <table:table-cell office:value-type="float" office:value="1507.291" calcext:value-type="float">
            <text:p>1507.291</text:p>
          </table:table-cell>
          <table:table-cell office:value-type="float" office:value="46101.803" calcext:value-type="float">
            <text:p>46101.803</text:p>
          </table:table-cell>
          <table:table-cell office:value-type="float" office:value="31690.5" calcext:value-type="float">
            <text:p>31690.5</text:p>
          </table:table-cell>
          <table:table-cell office:value-type="float" office:value="14411.303" calcext:value-type="float">
            <text:p>14411.303</text:p>
          </table:table-cell>
          <table:table-cell office:value-type="float" office:value="2.05" calcext:value-type="float">
            <text:p>2.05</text:p>
          </table:table-cell>
          <table:table-cell office:value-type="float" office:value="0.016" calcext:value-type="float">
            <text:p>0.016</text:p>
          </table:table-cell>
          <table:table-cell office:value-type="float" office:value="0.965" calcext:value-type="float">
            <text:p>0.965</text:p>
          </table:table-cell>
          <table:table-cell office:value-type="float" office:value="0.916" calcext:value-type="float">
            <text:p>0.916</text:p>
          </table:table-cell>
          <table:table-cell office:value-type="float" office:value="66.322" calcext:value-type="float">
            <text:p>66.322</text:p>
          </table:table-cell>
          <table:table-cell office:value-type="float" office:value="70.721" calcext:value-type="float">
            <text:p>70.721</text:p>
          </table:table-cell>
        </table:table-row>
        <table:table-row table:style-name="ro1">
          <table:table-cell table:style-name="Default" table:number-columns-repeated="10"/>
          <table:table-cell table:number-columns-repeated="4"/>
        </table:table-row>
        <table:table-row table:style-name="ro1">
          <table:table-cell office:value-type="string" calcext:value-type="string">
            <text:p>128 Kernels</text:p>
          </table:table-cell>
          <table:table-cell table:style-name="ce1" office:value-type="string" calcext:value-type="string">
            <text:p>Standard Average Waiting Time</text:p>
          </table:table-cell>
          <table:table-cell table:style-name="ce1" office:value-type="string" calcext:value-type="string">
            <text:p>Dynamic Average Waiting Time</text:p>
          </table:table-cell>
          <table:table-cell table:style-name="ce1" office:value-type="string" calcext:value-type="string">
            <text:p>Standard Average Duration Time</text:p>
          </table:table-cell>
          <table:table-cell table:style-name="ce1" office:value-type="string" calcext:value-type="string">
            <text:p>Dynamic Average Duration Time</text:p>
          </table:table-cell>
          <table:table-cell table:style-name="ce1" office:value-type="string" calcext:value-type="string">
            <text:p>Standard Average End Time</text:p>
          </table:table-cell>
          <table:table-cell table:style-name="ce1" office:value-type="string" calcext:value-type="string">
            <text:p>Dynamic Average End Time</text:p>
          </table:table-cell>
          <table:table-cell table:style-name="ce1" office:value-type="string" calcext:value-type="string">
            <text:p>Average Gain (ms)</text:p>
          </table:table-cell>
          <table:table-cell table:style-name="ce1" office:value-type="string" calcext:value-type="string">
            <text:p>Overhead (ms)</text:p>
          </table:table-cell>
          <table:table-cell table:style-name="ce1" office:value-type="string" calcext:value-type="string">
            <text:p>Overhead per Average Gain (%)</text:p>
          </table:table-cell>
          <table:table-cell office:value-type="string" calcext:value-type="string">
            <text:p>Standard ANTT</text:p>
          </table:table-cell>
          <table:table-cell office:value-type="string" calcext:value-type="string">
            <text:p>Dynamic ANTT</text:p>
          </table:table-cell>
          <table:table-cell office:value-type="string" calcext:value-type="string">
            <text:p>Standard STP</text:p>
          </table:table-cell>
          <table:table-cell office:value-type="string" calcext:value-type="string">
            <text:p>Dynamic STP</text:p>
          </table:table-cell>
        </table:table-row>
        <table:table-row table:style-name="ro1">
          <table:table-cell office:value-type="string" calcext:value-type="string">
            <text:p><text:s text:c="2"/>4 to 32 Blocks</text:p>
          </table:table-cell>
          <table:table-cell office:value-type="float" office:value="5941.438" calcext:value-type="float">
            <text:p>5941.438</text:p>
          </table:table-cell>
          <table:table-cell office:value-type="float" office:value="3551.581" calcext:value-type="float">
            <text:p>3551.581</text:p>
          </table:table-cell>
          <table:table-cell office:value-type="float" office:value="209.444" calcext:value-type="float">
            <text:p>209.444</text:p>
          </table:table-cell>
          <table:table-cell office:value-type="float" office:value="210.505" calcext:value-type="float">
            <text:p>210.505</text:p>
          </table:table-cell>
          <table:table-cell office:value-type="float" office:value="6150.882" calcext:value-type="float">
            <text:p>6150.882</text:p>
          </table:table-cell>
          <table:table-cell office:value-type="float" office:value="3762.085" calcext:value-type="float">
            <text:p>3762.085</text:p>
          </table:table-cell>
          <table:table-cell office:value-type="float" office:value="2388.797" calcext:value-type="float">
            <text:p>2388.797</text:p>
          </table:table-cell>
          <table:table-cell office:value-type="float" office:value="5.1" calcext:value-type="float">
            <text:p>5.1</text:p>
          </table:table-cell>
          <table:table-cell office:value-type="float" office:value="0.216" calcext:value-type="float">
            <text:p>0.216</text:p>
          </table:table-cell>
          <table:table-cell office:value-type="float" office:value="0.59" calcext:value-type="float">
            <text:p>0.59</text:p>
          </table:table-cell>
          <table:table-cell office:value-type="float" office:value="0.346" calcext:value-type="float">
            <text:p>0.346</text:p>
          </table:table-cell>
          <table:table-cell office:value-type="float" office:value="221.356" calcext:value-type="float">
            <text:p>221.356</text:p>
          </table:table-cell>
          <table:table-cell office:value-type="float" office:value="521.993" calcext:value-type="float">
            <text:p>521.993</text:p>
          </table:table-cell>
        </table:table-row>
        <table:table-row table:style-name="ro1">
          <table:table-cell office:value-type="string" calcext:value-type="string">
            <text:p><text:s text:c="2"/>4 to 64 Blocks</text:p>
          </table:table-cell>
          <table:table-cell office:value-type="float" office:value="11246.502" calcext:value-type="float">
            <text:p>11246.502</text:p>
          </table:table-cell>
          <table:table-cell office:value-type="float" office:value="6734.486" calcext:value-type="float">
            <text:p>6734.486</text:p>
          </table:table-cell>
          <table:table-cell office:value-type="float" office:value="290.794" calcext:value-type="float">
            <text:p>290.794</text:p>
          </table:table-cell>
          <table:table-cell office:value-type="float" office:value="292.405" calcext:value-type="float">
            <text:p>292.405</text:p>
          </table:table-cell>
          <table:table-cell office:value-type="float" office:value="11537.296" calcext:value-type="float">
            <text:p>11537.296</text:p>
          </table:table-cell>
          <table:table-cell office:value-type="float" office:value="7026.891" calcext:value-type="float">
            <text:p>7026.891</text:p>
          </table:table-cell>
          <table:table-cell office:value-type="float" office:value="4510.405" calcext:value-type="float">
            <text:p>4510.405</text:p>
          </table:table-cell>
          <table:table-cell office:value-type="float" office:value="5.25" calcext:value-type="float">
            <text:p>5.25</text:p>
          </table:table-cell>
          <table:table-cell office:value-type="float" office:value="0.12" calcext:value-type="float">
            <text:p>0.12</text:p>
          </table:table-cell>
          <table:table-cell office:value-type="float" office:value="0.731" calcext:value-type="float">
            <text:p>0.731</text:p>
          </table:table-cell>
          <table:table-cell office:value-type="float" office:value="0.486" calcext:value-type="float">
            <text:p>0.486</text:p>
          </table:table-cell>
          <table:table-cell office:value-type="float" office:value="176.053" calcext:value-type="float">
            <text:p>176.053</text:p>
          </table:table-cell>
          <table:table-cell office:value-type="float" office:value="337.123" calcext:value-type="float">
            <text:p>337.123</text:p>
          </table:table-cell>
        </table:table-row>
        <table:table-row table:style-name="ro1">
          <table:table-cell office:value-type="string" calcext:value-type="string">
            <text:p><text:s text:c="2"/>4 to 128 Blocks</text:p>
          </table:table-cell>
          <table:table-cell office:value-type="float" office:value="21448.183" calcext:value-type="float">
            <text:p>21448.183</text:p>
          </table:table-cell>
          <table:table-cell office:value-type="float" office:value="13255.484" calcext:value-type="float">
            <text:p>13255.484</text:p>
          </table:table-cell>
          <table:table-cell office:value-type="float" office:value="449.002" calcext:value-type="float">
            <text:p>449.002</text:p>
          </table:table-cell>
          <table:table-cell office:value-type="float" office:value="451.994" calcext:value-type="float">
            <text:p>451.994</text:p>
          </table:table-cell>
          <table:table-cell office:value-type="float" office:value="21897.185" calcext:value-type="float">
            <text:p>21897.185</text:p>
          </table:table-cell>
          <table:table-cell office:value-type="float" office:value="13707.478" calcext:value-type="float">
            <text:p>13707.478</text:p>
          </table:table-cell>
          <table:table-cell office:value-type="float" office:value="8189.707" calcext:value-type="float">
            <text:p>8189.707</text:p>
          </table:table-cell>
          <table:table-cell office:value-type="float" office:value="5.85" calcext:value-type="float">
            <text:p>5.85</text:p>
          </table:table-cell>
          <table:table-cell office:value-type="float" office:value="0.074" calcext:value-type="float">
            <text:p>0.074</text:p>
          </table:table-cell>
          <table:table-cell office:value-type="float" office:value="0.849" calcext:value-type="float">
            <text:p>0.849</text:p>
          </table:table-cell>
          <table:table-cell office:value-type="float" office:value="0.647" calcext:value-type="float">
            <text:p>0.647</text:p>
          </table:table-cell>
          <table:table-cell office:value-type="float" office:value="151.734" calcext:value-type="float">
            <text:p>151.734</text:p>
          </table:table-cell>
          <table:table-cell office:value-type="float" office:value="223.834" calcext:value-type="float">
            <text:p>223.834</text:p>
          </table:table-cell>
        </table:table-row>
        <table:table-row table:style-name="ro1">
          <table:table-cell office:value-type="string" calcext:value-type="string">
            <text:p><text:s text:c="2"/>4 to 256 Blocks</text:p>
          </table:table-cell>
          <table:table-cell office:value-type="float" office:value="44277.171" calcext:value-type="float">
            <text:p>44277.171</text:p>
          </table:table-cell>
          <table:table-cell office:value-type="float" office:value="28188.362" calcext:value-type="float">
            <text:p>28188.362</text:p>
          </table:table-cell>
          <table:table-cell office:value-type="float" office:value="793.263" calcext:value-type="float">
            <text:p>793.263</text:p>
          </table:table-cell>
          <table:table-cell office:value-type="float" office:value="795.115" calcext:value-type="float">
            <text:p>795.115</text:p>
          </table:table-cell>
          <table:table-cell office:value-type="float" office:value="45070.433" calcext:value-type="float">
            <text:p>45070.433</text:p>
          </table:table-cell>
          <table:table-cell office:value-type="float" office:value="28983.477" calcext:value-type="float">
            <text:p>28983.477</text:p>
          </table:table-cell>
          <table:table-cell office:value-type="float" office:value="16086.956" calcext:value-type="float">
            <text:p>16086.956</text:p>
          </table:table-cell>
          <table:table-cell office:value-type="float" office:value="7.05" calcext:value-type="float">
            <text:p>7.05</text:p>
          </table:table-cell>
          <table:table-cell office:value-type="float" office:value="0.048" calcext:value-type="float">
            <text:p>0.048</text:p>
          </table:table-cell>
          <table:table-cell office:value-type="float" office:value="0.925" calcext:value-type="float">
            <text:p>0.925</text:p>
          </table:table-cell>
          <table:table-cell office:value-type="float" office:value="0.804" calcext:value-type="float">
            <text:p>0.804</text:p>
          </table:table-cell>
          <table:table-cell office:value-type="float" office:value="138.57" calcext:value-type="float">
            <text:p>138.57</text:p>
          </table:table-cell>
          <table:table-cell office:value-type="float" office:value="164.651" calcext:value-type="float">
            <text:p>164.651</text:p>
          </table:table-cell>
        </table:table-row>
        <table:table-row table:style-name="ro1">
          <table:table-cell office:value-type="string" calcext:value-type="string">
            <text:p><text:s text:c="2"/>4 to 512 Blocks</text:p>
          </table:table-cell>
          <table:table-cell office:value-type="float" office:value="88627.77" calcext:value-type="float">
            <text:p>88627.77</text:p>
          </table:table-cell>
          <table:table-cell office:value-type="float" office:value="61993.274" calcext:value-type="float">
            <text:p>61993.274</text:p>
          </table:table-cell>
          <table:table-cell office:value-type="float" office:value="1535.162" calcext:value-type="float">
            <text:p>1535.162</text:p>
          </table:table-cell>
          <table:table-cell office:value-type="float" office:value="1540.399" calcext:value-type="float">
            <text:p>1540.399</text:p>
          </table:table-cell>
          <table:table-cell office:value-type="float" office:value="90162.932" calcext:value-type="float">
            <text:p>90162.932</text:p>
          </table:table-cell>
          <table:table-cell office:value-type="float" office:value="63533.673" calcext:value-type="float">
            <text:p>63533.673</text:p>
          </table:table-cell>
          <table:table-cell office:value-type="float" office:value="26629.259" calcext:value-type="float">
            <text:p>26629.259</text:p>
          </table:table-cell>
          <table:table-cell office:value-type="float" office:value="7.35" calcext:value-type="float">
            <text:p>7.35</text:p>
          </table:table-cell>
          <table:table-cell office:value-type="float" office:value="0.028" calcext:value-type="float">
            <text:p>0.028</text:p>
          </table:table-cell>
          <table:table-cell office:value-type="float" office:value="0.963" calcext:value-type="float">
            <text:p>0.963</text:p>
          </table:table-cell>
          <table:table-cell office:value-type="float" office:value="0.907" calcext:value-type="float">
            <text:p>0.907</text:p>
          </table:table-cell>
          <table:table-cell office:value-type="float" office:value="133.097" calcext:value-type="float">
            <text:p>133.097</text:p>
          </table:table-cell>
          <table:table-cell office:value-type="float" office:value="142.823" calcext:value-type="float">
            <text:p>142.823</text:p>
          </table:table-cell>
        </table:table-row>
        <table:table-row table:style-name="ro1">
          <table:table-cell table:style-name="Default" table:number-columns-repeated="10"/>
          <table:table-cell table:number-columns-repeated="4"/>
        </table:table-row>
        <table:table-row table:style-name="ro1">
          <table:table-cell office:value-type="string" calcext:value-type="string">
            <text:p>256 Kernels</text:p>
          </table:table-cell>
          <table:table-cell table:style-name="ce1" office:value-type="string" calcext:value-type="string">
            <text:p>Standard Average Waiting Time</text:p>
          </table:table-cell>
          <table:table-cell table:style-name="ce1" office:value-type="string" calcext:value-type="string">
            <text:p>Dynamic Average Waiting Time</text:p>
          </table:table-cell>
          <table:table-cell table:style-name="ce1" office:value-type="string" calcext:value-type="string">
            <text:p>Standard Average Duration Time</text:p>
          </table:table-cell>
          <table:table-cell table:style-name="ce1" office:value-type="string" calcext:value-type="string">
            <text:p>Dynamic Average Duration Time</text:p>
          </table:table-cell>
          <table:table-cell table:style-name="ce1" office:value-type="string" calcext:value-type="string">
            <text:p>Standard Average End Time</text:p>
          </table:table-cell>
          <table:table-cell table:style-name="ce1" office:value-type="string" calcext:value-type="string">
            <text:p>Dynamic Average End Time</text:p>
          </table:table-cell>
          <table:table-cell table:style-name="ce1" office:value-type="string" calcext:value-type="string">
            <text:p>Average Gain (ms)</text:p>
          </table:table-cell>
          <table:table-cell table:style-name="ce1" office:value-type="string" calcext:value-type="string">
            <text:p>Overhead (ms)</text:p>
          </table:table-cell>
          <table:table-cell table:style-name="ce1" office:value-type="string" calcext:value-type="string">
            <text:p>Overhead per Average Gain (%)</text:p>
          </table:table-cell>
          <table:table-cell office:value-type="string" calcext:value-type="string">
            <text:p>Standard ANTT</text:p>
          </table:table-cell>
          <table:table-cell office:value-type="string" calcext:value-type="string">
            <text:p>Dynamic ANTT</text:p>
          </table:table-cell>
          <table:table-cell office:value-type="string" calcext:value-type="string">
            <text:p>Standard STP</text:p>
          </table:table-cell>
          <table:table-cell office:value-type="string" calcext:value-type="string">
            <text:p>Dynamic STP</text:p>
          </table:table-cell>
        </table:table-row>
        <table:table-row table:style-name="ro1">
          <table:table-cell office:value-type="string" calcext:value-type="string">
            <text:p><text:s text:c="2"/>4 to 32 Blocks</text:p>
          </table:table-cell>
          <table:table-cell table:number-columns-repeated="1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ANTT-STP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ce7"/>
        <table:table-column table:style-name="co17" table:number-columns-repeated="2" table:default-cell-style-name="Default"/>
        <table:table-column table:style-name="co11" table:number-columns-repeated="2" table:default-cell-style-name="Default"/>
        <table:table-row table:style-name="ro1">
          <table:table-cell table:style-name="ce1" office:value-type="string" calcext:value-type="string">
            <text:p>Kernel</text:p>
          </table:table-cell>
          <table:table-cell table:style-name="ce1" office:value-type="string" calcext:value-type="string">
            <text:p>Regular Time</text:p>
          </table:table-cell>
          <table:table-cell table:style-name="ce1" office:value-type="string" calcext:value-type="string">
            <text:p>Reorder Time</text:p>
          </table:table-cell>
          <table:table-cell table:style-name="ce1" office:value-type="string" calcext:value-type="string">
            <text:p>Regular Sequencial</text:p>
          </table:table-cell>
          <table:table-cell table:style-name="ce1" office:value-type="string" calcext:value-type="string">
            <text:p>Reorder Sequencial</text:p>
          </table:table-cell>
          <table:table-cell table:style-name="ce11" office:value-type="string" calcext:value-type="string" table:number-columns-spanned="2" table:number-rows-spanned="1">
            <text:p>Ganho de Igualdade</text:p>
          </table:table-cell>
          <table:covered-table-cell table:style-name="ce15"/>
          <table:table-cell table:style-name="ce18" office:value-type="string" calcext:value-type="string" table:number-columns-spanned="2" table:number-rows-spanned="1">
            <text:p>ANTT</text:p>
          </table:table-cell>
          <table:covered-table-cell table:style-name="ce1"/>
          <table:table-cell table:style-name="ce19" office:value-type="string" calcext:value-type="string" table:number-columns-spanned="2" table:number-rows-spanned="1">
            <text:p>STP</text:p>
          </table:table-cell>
          <table:covered-table-cell table:style-name="ce4"/>
        </table:table-row>
        <table:table-row table:style-name="ro1">
          <table:table-cell table:style-name="ce1" office:value-type="string" calcext:value-type="string">
            <text:p>Kernel 001</text:p>
          </table:table-cell>
          <table:table-cell table:style-name="ce8" office:value-type="float" office:value="37.498" calcext:value-type="float">
            <text:p>37.498</text:p>
          </table:table-cell>
          <table:table-cell table:style-name="ce12" office:value-type="float" office:value="57.333" calcext:value-type="float">
            <text:p>57.333</text:p>
          </table:table-cell>
          <table:table-cell table:style-name="ce8" office:value-type="float" office:value="31.541" calcext:value-type="float">
            <text:p>31.541</text:p>
          </table:table-cell>
          <table:table-cell table:style-name="ce12" office:value-type="float" office:value="644.463" calcext:value-type="float">
            <text:p>644.463</text:p>
          </table:table-cell>
          <table:table-cell table:style-name="ce14" table:formula="of:=([.D2]-[.B2])/[.D2]" office:value-type="percentage" office:value="-0.188865286452554" calcext:value-type="percentage">
            <text:p>-18.89%</text:p>
          </table:table-cell>
          <table:table-cell table:style-name="ce16" table:formula="of:=([.E2]-[.C2])/[.E2]" office:value-type="percentage" office:value="0.911037561504695" calcext:value-type="percentage">
            <text:p>91.10%</text:p>
          </table:table-cell>
          <table:table-cell table:style-name="ce14" table:formula="of:=[.B2]/[.D2]" office:value-type="percentage" office:value="1.18886528645255" calcext:value-type="percentage">
            <text:p>118.89%</text:p>
          </table:table-cell>
          <table:table-cell table:style-name="ce16" table:formula="of:=[.C2]/[.E2]" office:value-type="percentage" office:value="0.0889624384953054" calcext:value-type="percentage">
            <text:p>8.90%</text:p>
          </table:table-cell>
          <table:table-cell table:style-name="ce14" table:formula="of:=[.D2]/[.B2]" office:value-type="percentage" office:value="0.841138194037015" calcext:value-type="percentage">
            <text:p>84.11%</text:p>
          </table:table-cell>
          <table:table-cell table:style-name="ce16" table:formula="of:=[.E2]/[.C2]" office:value-type="percentage" office:value="11.2406990738318" calcext:value-type="percentage">
            <text:p>1124.07%</text:p>
          </table:table-cell>
        </table:table-row>
        <table:table-row table:style-name="ro1">
          <table:table-cell table:style-name="ce1" office:value-type="string" calcext:value-type="string">
            <text:p>Kernel 002</text:p>
          </table:table-cell>
          <table:table-cell table:style-name="ce8" office:value-type="float" office:value="101.761" calcext:value-type="float">
            <text:p>101.761</text:p>
          </table:table-cell>
          <table:table-cell table:style-name="ce12" office:value-type="float" office:value="5068.522" calcext:value-type="float">
            <text:p>5068.522</text:p>
          </table:table-cell>
          <table:table-cell table:style-name="ce8" office:value-type="float" office:value="88.867" calcext:value-type="float">
            <text:p>88.867</text:p>
          </table:table-cell>
          <table:table-cell table:style-name="ce12" office:value-type="float" office:value="13198.713" calcext:value-type="float">
            <text:p>13198.713</text:p>
          </table:table-cell>
          <table:table-cell table:style-name="ce14" table:formula="of:=([.D3]-[.B3])/[.D3]" office:value-type="percentage" office:value="-0.145093229207692" calcext:value-type="percentage">
            <text:p>-14.51%</text:p>
          </table:table-cell>
          <table:table-cell table:style-name="ce16" table:formula="of:=([.E3]-[.C3])/[.E3]" office:value-type="percentage" office:value="0.615983619008914" calcext:value-type="percentage">
            <text:p>61.60%</text:p>
          </table:table-cell>
          <table:table-cell table:style-name="ce14" table:formula="of:=[.B3]/[.D3]" office:value-type="percentage" office:value="1.14509322920769" calcext:value-type="percentage">
            <text:p>114.51%</text:p>
          </table:table-cell>
          <table:table-cell table:style-name="ce16" table:formula="of:=[.C3]/[.E3]" office:value-type="percentage" office:value="0.384016380991086" calcext:value-type="percentage">
            <text:p>38.40%</text:p>
          </table:table-cell>
          <table:table-cell table:style-name="ce14" table:formula="of:=[.D3]/[.B3]" office:value-type="percentage" office:value="0.873291339511208" calcext:value-type="percentage">
            <text:p>87.33%</text:p>
          </table:table-cell>
          <table:table-cell table:style-name="ce16" table:formula="of:=[.E3]/[.C3]" office:value-type="percentage" office:value="2.60405558069986" calcext:value-type="percentage">
            <text:p>260.41%</text:p>
          </table:table-cell>
        </table:table-row>
        <table:table-row table:style-name="ro1">
          <table:table-cell table:style-name="ce1" office:value-type="string" calcext:value-type="string">
            <text:p>Kernel 003</text:p>
          </table:table-cell>
          <table:table-cell table:style-name="ce8" office:value-type="float" office:value="302.572" calcext:value-type="float">
            <text:p>302.572</text:p>
          </table:table-cell>
          <table:table-cell table:style-name="ce12" office:value-type="float" office:value="399.382" calcext:value-type="float">
            <text:p>399.382</text:p>
          </table:table-cell>
          <table:table-cell table:style-name="ce8" office:value-type="float" office:value="322.376" calcext:value-type="float">
            <text:p>322.376</text:p>
          </table:table-cell>
          <table:table-cell table:style-name="ce12" office:value-type="float" office:value="3013.155" calcext:value-type="float">
            <text:p>3013.155</text:p>
          </table:table-cell>
          <table:table-cell table:style-name="ce14" table:formula="of:=([.D4]-[.B4])/[.D4]" office:value-type="percentage" office:value="0.0614313720624363" calcext:value-type="percentage">
            <text:p>6.14%</text:p>
          </table:table-cell>
          <table:table-cell table:style-name="ce16" table:formula="of:=([.E4]-[.C4])/[.E4]" office:value-type="percentage" office:value="0.867453881396742" calcext:value-type="percentage">
            <text:p>86.75%</text:p>
          </table:table-cell>
          <table:table-cell table:style-name="ce14" table:formula="of:=[.B4]/[.D4]" office:value-type="percentage" office:value="0.938568627937564" calcext:value-type="percentage">
            <text:p>93.86%</text:p>
          </table:table-cell>
          <table:table-cell table:style-name="ce16" table:formula="of:=[.C4]/[.E4]" office:value-type="percentage" office:value="0.132546118603258" calcext:value-type="percentage">
            <text:p>13.25%</text:p>
          </table:table-cell>
          <table:table-cell table:style-name="ce14" table:formula="of:=[.D4]/[.B4]" office:value-type="percentage" office:value="1.06545218989199" calcext:value-type="percentage">
            <text:p>106.55%</text:p>
          </table:table-cell>
          <table:table-cell table:style-name="ce16" table:formula="of:=[.E4]/[.C4]" office:value-type="percentage" office:value="7.54454382020221" calcext:value-type="percentage">
            <text:p>754.45%</text:p>
          </table:table-cell>
        </table:table-row>
        <table:table-row table:style-name="ro1">
          <table:table-cell table:style-name="ce1" office:value-type="string" calcext:value-type="string">
            <text:p>Kernel 004</text:p>
          </table:table-cell>
          <table:table-cell table:style-name="ce8" office:value-type="float" office:value="287.473" calcext:value-type="float">
            <text:p>287.473</text:p>
          </table:table-cell>
          <table:table-cell table:style-name="ce12" office:value-type="float" office:value="1131.269" calcext:value-type="float">
            <text:p>1131.269</text:p>
          </table:table-cell>
          <table:table-cell table:style-name="ce8" office:value-type="float" office:value="511.289" calcext:value-type="float">
            <text:p>511.289</text:p>
          </table:table-cell>
          <table:table-cell table:style-name="ce12" office:value-type="float" office:value="5545.688" calcext:value-type="float">
            <text:p>5545.688</text:p>
          </table:table-cell>
          <table:table-cell table:style-name="ce14" table:formula="of:=([.D5]-[.B5])/[.D5]" office:value-type="percentage" office:value="0.437748514049784" calcext:value-type="percentage">
            <text:p>43.77%</text:p>
          </table:table-cell>
          <table:table-cell table:style-name="ce16" table:formula="of:=([.E5]-[.C5])/[.E5]" office:value-type="percentage" office:value="0.796009259806899" calcext:value-type="percentage">
            <text:p>79.60%</text:p>
          </table:table-cell>
          <table:table-cell table:style-name="ce14" table:formula="of:=[.B5]/[.D5]" office:value-type="percentage" office:value="0.562251485950216" calcext:value-type="percentage">
            <text:p>56.23%</text:p>
          </table:table-cell>
          <table:table-cell table:style-name="ce16" table:formula="of:=[.C5]/[.E5]" office:value-type="percentage" office:value="0.203990740193101" calcext:value-type="percentage">
            <text:p>20.40%</text:p>
          </table:table-cell>
          <table:table-cell table:style-name="ce14" table:formula="of:=[.D5]/[.B5]" office:value-type="percentage" office:value="1.77856355205532" calcext:value-type="percentage">
            <text:p>177.86%</text:p>
          </table:table-cell>
          <table:table-cell table:style-name="ce16" table:formula="of:=[.E5]/[.C5]" office:value-type="percentage" office:value="4.90218330034678" calcext:value-type="percentage">
            <text:p>490.22%</text:p>
          </table:table-cell>
        </table:table-row>
        <table:table-row table:style-name="ro1">
          <table:table-cell table:style-name="ce1" office:value-type="string" calcext:value-type="string">
            <text:p>Kernel 005</text:p>
          </table:table-cell>
          <table:table-cell table:style-name="ce8" office:value-type="float" office:value="203.272" calcext:value-type="float">
            <text:p>203.272</text:p>
          </table:table-cell>
          <table:table-cell table:style-name="ce12" office:value-type="float" office:value="155.933" calcext:value-type="float">
            <text:p>155.933</text:p>
          </table:table-cell>
          <table:table-cell table:style-name="ce8" office:value-type="float" office:value="613.149" calcext:value-type="float">
            <text:p>613.149</text:p>
          </table:table-cell>
          <table:table-cell table:style-name="ce12" office:value-type="float" office:value="1802.33" calcext:value-type="float">
            <text:p>1802.33</text:p>
          </table:table-cell>
          <table:table-cell table:style-name="ce14" table:formula="of:=([.D6]-[.B6])/[.D6]" office:value-type="percentage" office:value="0.668478624282189" calcext:value-type="percentage">
            <text:p>66.85%</text:p>
          </table:table-cell>
          <table:table-cell table:style-name="ce16" table:formula="of:=([.E6]-[.C6])/[.E6]" office:value-type="percentage" office:value="0.913482547591174" calcext:value-type="percentage">
            <text:p>91.35%</text:p>
          </table:table-cell>
          <table:table-cell table:style-name="ce14" table:formula="of:=[.B6]/[.D6]" office:value-type="percentage" office:value="0.331521375717811" calcext:value-type="percentage">
            <text:p>33.15%</text:p>
          </table:table-cell>
          <table:table-cell table:style-name="ce16" table:formula="of:=[.C6]/[.E6]" office:value-type="percentage" office:value="0.0865174524088264" calcext:value-type="percentage">
            <text:p>8.65%</text:p>
          </table:table-cell>
          <table:table-cell table:style-name="ce14" table:formula="of:=[.D6]/[.B6]" office:value-type="percentage" office:value="3.01639674918336" calcext:value-type="percentage">
            <text:p>301.64%</text:p>
          </table:table-cell>
          <table:table-cell table:style-name="ce16" table:formula="of:=[.E6]/[.C6]" office:value-type="percentage" office:value="11.5583616040222" calcext:value-type="percentage">
            <text:p>1155.84%</text:p>
          </table:table-cell>
        </table:table-row>
        <table:table-row table:style-name="ro1">
          <table:table-cell table:style-name="ce1" office:value-type="string" calcext:value-type="string">
            <text:p>Kernel 006</text:p>
          </table:table-cell>
          <table:table-cell table:style-name="ce8" office:value-type="float" office:value="903.151" calcext:value-type="float">
            <text:p>903.151</text:p>
          </table:table-cell>
          <table:table-cell table:style-name="ce12" office:value-type="float" office:value="6257.323" calcext:value-type="float">
            <text:p>6257.323</text:p>
          </table:table-cell>
          <table:table-cell table:style-name="ce8" office:value-type="float" office:value="1394.492" calcext:value-type="float">
            <text:p>1394.492</text:p>
          </table:table-cell>
          <table:table-cell table:style-name="ce12" office:value-type="float" office:value="14499.887" calcext:value-type="float">
            <text:p>14499.887</text:p>
          </table:table-cell>
          <table:table-cell table:style-name="ce14" table:formula="of:=([.D7]-[.B7])/[.D7]" office:value-type="percentage" office:value="0.352344079421036" calcext:value-type="percentage">
            <text:p>35.23%</text:p>
          </table:table-cell>
          <table:table-cell table:style-name="ce16" table:formula="of:=([.E7]-[.C7])/[.E7]" office:value-type="percentage" office:value="0.568457119700312" calcext:value-type="percentage">
            <text:p>56.85%</text:p>
          </table:table-cell>
          <table:table-cell table:style-name="ce14" table:formula="of:=[.B7]/[.D7]" office:value-type="percentage" office:value="0.647655920578963" calcext:value-type="percentage">
            <text:p>64.77%</text:p>
          </table:table-cell>
          <table:table-cell table:style-name="ce16" table:formula="of:=[.C7]/[.E7]" office:value-type="percentage" office:value="0.431542880299688" calcext:value-type="percentage">
            <text:p>43.15%</text:p>
          </table:table-cell>
          <table:table-cell table:style-name="ce14" table:formula="of:=[.D7]/[.B7]" office:value-type="percentage" office:value="1.54402973589134" calcext:value-type="percentage">
            <text:p>154.40%</text:p>
          </table:table-cell>
          <table:table-cell table:style-name="ce16" table:formula="of:=[.E7]/[.C7]" office:value-type="percentage" office:value="2.31726682480671" calcext:value-type="percentage">
            <text:p>231.73%</text:p>
          </table:table-cell>
        </table:table-row>
        <table:table-row table:style-name="ro1">
          <table:table-cell table:style-name="ce1" office:value-type="string" calcext:value-type="string">
            <text:p>Kernel 007</text:p>
          </table:table-cell>
          <table:table-cell table:style-name="ce8" office:value-type="float" office:value="966.358" calcext:value-type="float">
            <text:p>966.358</text:p>
          </table:table-cell>
          <table:table-cell table:style-name="ce12" office:value-type="float" office:value="5004.552" calcext:value-type="float">
            <text:p>5004.552</text:p>
          </table:table-cell>
          <table:table-cell table:style-name="ce8" office:value-type="float" office:value="1694.899" calcext:value-type="float">
            <text:p>1694.899</text:p>
          </table:table-cell>
          <table:table-cell table:style-name="ce12" office:value-type="float" office:value="13028.83" calcext:value-type="float">
            <text:p>13028.83</text:p>
          </table:table-cell>
          <table:table-cell table:style-name="ce14" table:formula="of:=([.D8]-[.B8])/[.D8]" office:value-type="percentage" office:value="0.429843312197364" calcext:value-type="percentage">
            <text:p>42.98%</text:p>
          </table:table-cell>
          <table:table-cell table:style-name="ce16" table:formula="of:=([.E8]-[.C8])/[.E8]" office:value-type="percentage" office:value="0.615886307519555" calcext:value-type="percentage">
            <text:p>61.59%</text:p>
          </table:table-cell>
          <table:table-cell table:style-name="ce14" table:formula="of:=[.B8]/[.D8]" office:value-type="percentage" office:value="0.570156687802636" calcext:value-type="percentage">
            <text:p>57.02%</text:p>
          </table:table-cell>
          <table:table-cell table:style-name="ce16" table:formula="of:=[.C8]/[.E8]" office:value-type="percentage" office:value="0.384113692480445" calcext:value-type="percentage">
            <text:p>38.41%</text:p>
          </table:table-cell>
          <table:table-cell table:style-name="ce14" table:formula="of:=[.D8]/[.B8]" office:value-type="percentage" office:value="1.75390383274108" calcext:value-type="percentage">
            <text:p>175.39%</text:p>
          </table:table-cell>
          <table:table-cell table:style-name="ce16" table:formula="of:=[.E8]/[.C8]" office:value-type="percentage" office:value="2.60339586840141" calcext:value-type="percentage">
            <text:p>260.34%</text:p>
          </table:table-cell>
        </table:table-row>
        <table:table-row table:style-name="ro1">
          <table:table-cell table:style-name="ce1" office:value-type="string" calcext:value-type="string">
            <text:p>Kernel 008</text:p>
          </table:table-cell>
          <table:table-cell table:style-name="ce8" office:value-type="float" office:value="1296.393" calcext:value-type="float">
            <text:p>1296.393</text:p>
          </table:table-cell>
          <table:table-cell table:style-name="ce12" office:value-type="float" office:value="547.906" calcext:value-type="float">
            <text:p>547.906</text:p>
          </table:table-cell>
          <table:table-cell table:style-name="ce8" office:value-type="float" office:value="2170.047" calcext:value-type="float">
            <text:p>2170.047</text:p>
          </table:table-cell>
          <table:table-cell table:style-name="ce12" office:value-type="float" office:value="2277.617" calcext:value-type="float">
            <text:p>2277.617</text:p>
          </table:table-cell>
          <table:table-cell table:style-name="ce14" table:formula="of:=([.D9]-[.B9])/[.D9]" office:value-type="percentage" office:value="0.402596810115173" calcext:value-type="percentage">
            <text:p>40.26%</text:p>
          </table:table-cell>
          <table:table-cell table:style-name="ce16" table:formula="of:=([.E9]-[.C9])/[.E9]" office:value-type="percentage" office:value="0.759438922347348" calcext:value-type="percentage">
            <text:p>75.94%</text:p>
          </table:table-cell>
          <table:table-cell table:style-name="ce14" table:formula="of:=[.B9]/[.D9]" office:value-type="percentage" office:value="0.597403189884827" calcext:value-type="percentage">
            <text:p>59.74%</text:p>
          </table:table-cell>
          <table:table-cell table:style-name="ce16" table:formula="of:=[.C9]/[.E9]" office:value-type="percentage" office:value="0.240561077652652" calcext:value-type="percentage">
            <text:p>24.06%</text:p>
          </table:table-cell>
          <table:table-cell table:style-name="ce14" table:formula="of:=[.D9]/[.B9]" office:value-type="percentage" office:value="1.67391138335366" calcext:value-type="percentage">
            <text:p>167.39%</text:p>
          </table:table-cell>
          <table:table-cell table:style-name="ce16" table:formula="of:=[.E9]/[.C9]" office:value-type="percentage" office:value="4.15694845466193" calcext:value-type="percentage">
            <text:p>415.69%</text:p>
          </table:table-cell>
        </table:table-row>
        <table:table-row table:style-name="ro1">
          <table:table-cell table:style-name="ce1" office:value-type="string" calcext:value-type="string">
            <text:p>Kernel 009</text:p>
          </table:table-cell>
          <table:table-cell table:style-name="ce8" office:value-type="float" office:value="836.773" calcext:value-type="float">
            <text:p>836.773</text:p>
          </table:table-cell>
          <table:table-cell table:style-name="ce12" office:value-type="float" office:value="9.055" calcext:value-type="float">
            <text:p>9.055</text:p>
          </table:table-cell>
          <table:table-cell table:style-name="ce8" office:value-type="float" office:value="2174.311" calcext:value-type="float">
            <text:p>2174.311</text:p>
          </table:table-cell>
          <table:table-cell table:style-name="ce12" office:value-type="float" office:value="612.609" calcext:value-type="float">
            <text:p>612.609</text:p>
          </table:table-cell>
          <table:table-cell table:style-name="ce14" table:formula="of:=([.D10]-[.B10])/[.D10]" office:value-type="percentage" office:value="0.615154869749544" calcext:value-type="percentage">
            <text:p>61.52%</text:p>
          </table:table-cell>
          <table:table-cell table:style-name="ce16" table:formula="of:=([.E10]-[.C10])/[.E10]" office:value-type="percentage" office:value="0.985218956952967" calcext:value-type="percentage">
            <text:p>98.52%</text:p>
          </table:table-cell>
          <table:table-cell table:style-name="ce14" table:formula="of:=[.B10]/[.D10]" office:value-type="percentage" office:value="0.384845130250456" calcext:value-type="percentage">
            <text:p>38.48%</text:p>
          </table:table-cell>
          <table:table-cell table:style-name="ce16" table:formula="of:=[.C10]/[.E10]" office:value-type="percentage" office:value="0.0147810430470333" calcext:value-type="percentage">
            <text:p>1.48%</text:p>
          </table:table-cell>
          <table:table-cell table:style-name="ce14" table:formula="of:=[.D10]/[.B10]" office:value-type="percentage" office:value="2.59844784666809" calcext:value-type="percentage">
            <text:p>259.84%</text:p>
          </table:table-cell>
          <table:table-cell table:style-name="ce16" table:formula="of:=[.E10]/[.C10]" office:value-type="percentage" office:value="67.6542241855329" calcext:value-type="percentage">
            <text:p>6765.42%</text:p>
          </table:table-cell>
        </table:table-row>
        <table:table-row table:style-name="ro1">
          <table:table-cell table:style-name="ce1" office:value-type="string" calcext:value-type="string">
            <text:p>Kernel 010</text:p>
          </table:table-cell>
          <table:table-cell table:style-name="ce8" office:value-type="float" office:value="1083.946" calcext:value-type="float">
            <text:p>1083.946</text:p>
          </table:table-cell>
          <table:table-cell table:style-name="ce12" office:value-type="float" office:value="2224.359" calcext:value-type="float">
            <text:p>2224.359</text:p>
          </table:table-cell>
          <table:table-cell table:style-name="ce8" office:value-type="float" office:value="2412.333" calcext:value-type="float">
            <text:p>2412.333</text:p>
          </table:table-cell>
          <table:table-cell table:style-name="ce12" office:value-type="float" office:value="8133.854" calcext:value-type="float">
            <text:p>8133.854</text:p>
          </table:table-cell>
          <table:table-cell table:style-name="ce14" table:formula="of:=([.D11]-[.B11])/[.D11]" office:value-type="percentage" office:value="0.550664854313231" calcext:value-type="percentage">
            <text:p>55.07%</text:p>
          </table:table-cell>
          <table:table-cell table:style-name="ce16" table:formula="of:=([.E11]-[.C11])/[.E11]" office:value-type="percentage" office:value="0.726530744220391" calcext:value-type="percentage">
            <text:p>72.65%</text:p>
          </table:table-cell>
          <table:table-cell table:style-name="ce14" table:formula="of:=[.B11]/[.D11]" office:value-type="percentage" office:value="0.449335145686769" calcext:value-type="percentage">
            <text:p>44.93%</text:p>
          </table:table-cell>
          <table:table-cell table:style-name="ce16" table:formula="of:=[.C11]/[.E11]" office:value-type="percentage" office:value="0.273469255779609" calcext:value-type="percentage">
            <text:p>27.35%</text:p>
          </table:table-cell>
          <table:table-cell table:style-name="ce14" table:formula="of:=[.D11]/[.B11]" office:value-type="percentage" office:value="2.22551031139928" calcext:value-type="percentage">
            <text:p>222.55%</text:p>
          </table:table-cell>
          <table:table-cell table:style-name="ce16" table:formula="of:=[.E11]/[.C11]" office:value-type="percentage" office:value="3.65671818263149" calcext:value-type="percentage">
            <text:p>365.67%</text:p>
          </table:table-cell>
        </table:table-row>
        <table:table-row table:style-name="ro1">
          <table:table-cell table:style-name="ce1" office:value-type="string" calcext:value-type="string">
            <text:p>Kernel 011</text:p>
          </table:table-cell>
          <table:table-cell table:style-name="ce8" office:value-type="float" office:value="944.297" calcext:value-type="float">
            <text:p>944.297</text:p>
          </table:table-cell>
          <table:table-cell table:style-name="ce12" office:value-type="float" office:value="51.719" calcext:value-type="float">
            <text:p>51.719</text:p>
          </table:table-cell>
          <table:table-cell table:style-name="ce8" office:value-type="float" office:value="2452.678" calcext:value-type="float">
            <text:p>2452.678</text:p>
          </table:table-cell>
          <table:table-cell table:style-name="ce12" office:value-type="float" office:value="1595.378" calcext:value-type="float">
            <text:p>1595.378</text:p>
          </table:table-cell>
          <table:table-cell table:style-name="ce14" table:formula="of:=([.D12]-[.B12])/[.D12]" office:value-type="percentage" office:value="0.614993488749848" calcext:value-type="percentage">
            <text:p>61.50%</text:p>
          </table:table-cell>
          <table:table-cell table:style-name="ce16" table:formula="of:=([.E12]-[.C12])/[.E12]" office:value-type="percentage" office:value="0.967581977437322" calcext:value-type="percentage">
            <text:p>96.76%</text:p>
          </table:table-cell>
          <table:table-cell table:style-name="ce14" table:formula="of:=[.B12]/[.D12]" office:value-type="percentage" office:value="0.385006511250152" calcext:value-type="percentage">
            <text:p>38.50%</text:p>
          </table:table-cell>
          <table:table-cell table:style-name="ce16" table:formula="of:=[.C12]/[.E12]" office:value-type="percentage" office:value="0.0324180225626779" calcext:value-type="percentage">
            <text:p>3.24%</text:p>
          </table:table-cell>
          <table:table-cell table:style-name="ce14" table:formula="of:=[.D12]/[.B12]" office:value-type="percentage" office:value="2.59735866999472" calcext:value-type="percentage">
            <text:p>259.74%</text:p>
          </table:table-cell>
          <table:table-cell table:style-name="ce16" table:formula="of:=[.E12]/[.C12]" office:value-type="percentage" office:value="30.8470388058547" calcext:value-type="percentage">
            <text:p>3084.70%</text:p>
          </table:table-cell>
        </table:table-row>
        <table:table-row table:style-name="ro1">
          <table:table-cell table:style-name="ce1" office:value-type="string" calcext:value-type="string">
            <text:p>Kernel 012</text:p>
          </table:table-cell>
          <table:table-cell table:style-name="ce8" office:value-type="float" office:value="1317.131" calcext:value-type="float">
            <text:p>1317.131</text:p>
          </table:table-cell>
          <table:table-cell table:style-name="ce12" office:value-type="float" office:value="1919.695" calcext:value-type="float">
            <text:p>1919.695</text:p>
          </table:table-cell>
          <table:table-cell table:style-name="ce8" office:value-type="float" office:value="2837.589" calcext:value-type="float">
            <text:p>2837.589</text:p>
          </table:table-cell>
          <table:table-cell table:style-name="ce12" office:value-type="float" office:value="7454.121" calcext:value-type="float">
            <text:p>7454.121</text:p>
          </table:table-cell>
          <table:table-cell table:style-name="ce14" table:formula="of:=([.D13]-[.B13])/[.D13]" office:value-type="percentage" office:value="0.535827422505514" calcext:value-type="percentage">
            <text:p>53.58%</text:p>
          </table:table-cell>
          <table:table-cell table:style-name="ce16" table:formula="of:=([.E13]-[.C13])/[.E13]" office:value-type="percentage" office:value="0.742465275248416" calcext:value-type="percentage">
            <text:p>74.25%</text:p>
          </table:table-cell>
          <table:table-cell table:style-name="ce14" table:formula="of:=[.B13]/[.D13]" office:value-type="percentage" office:value="0.464172577494486" calcext:value-type="percentage">
            <text:p>46.42%</text:p>
          </table:table-cell>
          <table:table-cell table:style-name="ce16" table:formula="of:=[.C13]/[.E13]" office:value-type="percentage" office:value="0.257534724751584" calcext:value-type="percentage">
            <text:p>25.75%</text:p>
          </table:table-cell>
          <table:table-cell table:style-name="ce14" table:formula="of:=[.D13]/[.B13]" office:value-type="percentage" office:value="2.15437112937134" calcext:value-type="percentage">
            <text:p>215.44%</text:p>
          </table:table-cell>
          <table:table-cell table:style-name="ce16" table:formula="of:=[.E13]/[.C13]" office:value-type="percentage" office:value="3.882971513704" calcext:value-type="percentage">
            <text:p>388.30%</text:p>
          </table:table-cell>
        </table:table-row>
        <table:table-row table:style-name="ro1">
          <table:table-cell table:style-name="ce1" office:value-type="string" calcext:value-type="string">
            <text:p>Kernel 013</text:p>
          </table:table-cell>
          <table:table-cell table:style-name="ce8" office:value-type="float" office:value="1548.152" calcext:value-type="float">
            <text:p>1548.152</text:p>
          </table:table-cell>
          <table:table-cell table:style-name="ce12" office:value-type="float" office:value="3999.41" calcext:value-type="float">
            <text:p>3999.41</text:p>
          </table:table-cell>
          <table:table-cell table:style-name="ce8" office:value-type="float" office:value="3303.451" calcext:value-type="float">
            <text:p>3303.451</text:p>
          </table:table-cell>
          <table:table-cell table:style-name="ce12" office:value-type="float" office:value="10852.947" calcext:value-type="float">
            <text:p>10852.947</text:p>
          </table:table-cell>
          <table:table-cell table:style-name="ce14" table:formula="of:=([.D14]-[.B14])/[.D14]" office:value-type="percentage" office:value="0.531353121326758" calcext:value-type="percentage">
            <text:p>53.14%</text:p>
          </table:table-cell>
          <table:table-cell table:style-name="ce16" table:formula="of:=([.E14]-[.C14])/[.E14]" office:value-type="percentage" office:value="0.631490875243379" calcext:value-type="percentage">
            <text:p>63.15%</text:p>
          </table:table-cell>
          <table:table-cell table:style-name="ce14" table:formula="of:=[.B14]/[.D14]" office:value-type="percentage" office:value="0.468646878673242" calcext:value-type="percentage">
            <text:p>46.86%</text:p>
          </table:table-cell>
          <table:table-cell table:style-name="ce16" table:formula="of:=[.C14]/[.E14]" office:value-type="percentage" office:value="0.368509124756621" calcext:value-type="percentage">
            <text:p>36.85%</text:p>
          </table:table-cell>
          <table:table-cell table:style-name="ce14" table:formula="of:=[.D14]/[.B14]" office:value-type="percentage" office:value="2.13380275321803" calcext:value-type="percentage">
            <text:p>213.38%</text:p>
          </table:table-cell>
          <table:table-cell table:style-name="ce16" table:formula="of:=[.E14]/[.C14]" office:value-type="percentage" office:value="2.71363701145919" calcext:value-type="percentage">
            <text:p>271.36%</text:p>
          </table:table-cell>
        </table:table-row>
        <table:table-row table:style-name="ro1">
          <table:table-cell table:style-name="ce1" office:value-type="string" calcext:value-type="string">
            <text:p>Kernel 014</text:p>
          </table:table-cell>
          <table:table-cell table:style-name="ce8" office:value-type="float" office:value="1822.007" calcext:value-type="float">
            <text:p>1822.007</text:p>
          </table:table-cell>
          <table:table-cell table:style-name="ce12" office:value-type="float" office:value="2306.088" calcext:value-type="float">
            <text:p>2306.088</text:p>
          </table:table-cell>
          <table:table-cell table:style-name="ce8" office:value-type="float" office:value="3702.551" calcext:value-type="float">
            <text:p>3702.551</text:p>
          </table:table-cell>
          <table:table-cell table:style-name="ce12" office:value-type="float" office:value="7895.779" calcext:value-type="float">
            <text:p>7895.779</text:p>
          </table:table-cell>
          <table:table-cell table:style-name="ce14" table:formula="of:=([.D15]-[.B15])/[.D15]" office:value-type="percentage" office:value="0.507904955259225" calcext:value-type="percentage">
            <text:p>50.79%</text:p>
          </table:table-cell>
          <table:table-cell table:style-name="ce16" table:formula="of:=([.E15]-[.C15])/[.E15]" office:value-type="percentage" office:value="0.707934074649253" calcext:value-type="percentage">
            <text:p>70.79%</text:p>
          </table:table-cell>
          <table:table-cell table:style-name="ce14" table:formula="of:=[.B15]/[.D15]" office:value-type="percentage" office:value="0.492095044740775" calcext:value-type="percentage">
            <text:p>49.21%</text:p>
          </table:table-cell>
          <table:table-cell table:style-name="ce16" table:formula="of:=[.C15]/[.E15]" office:value-type="percentage" office:value="0.292065925350748" calcext:value-type="percentage">
            <text:p>29.21%</text:p>
          </table:table-cell>
          <table:table-cell table:style-name="ce14" table:formula="of:=[.D15]/[.B15]" office:value-type="percentage" office:value="2.0321277580163" calcext:value-type="percentage">
            <text:p>203.21%</text:p>
          </table:table-cell>
          <table:table-cell table:style-name="ce16" table:formula="of:=[.E15]/[.C15]" office:value-type="percentage" office:value="3.42388451785014" calcext:value-type="percentage">
            <text:p>342.39%</text:p>
          </table:table-cell>
        </table:table-row>
        <table:table-row table:style-name="ro1">
          <table:table-cell table:style-name="ce1" office:value-type="string" calcext:value-type="string">
            <text:p>Kernel 015</text:p>
          </table:table-cell>
          <table:table-cell table:style-name="ce8" office:value-type="float" office:value="1639.218" calcext:value-type="float">
            <text:p>1639.218</text:p>
          </table:table-cell>
          <table:table-cell table:style-name="ce12" office:value-type="float" office:value="607.293" calcext:value-type="float">
            <text:p>607.293</text:p>
          </table:table-cell>
          <table:table-cell table:style-name="ce8" office:value-type="float" office:value="3913.765" calcext:value-type="float">
            <text:p>3913.765</text:p>
          </table:table-cell>
          <table:table-cell table:style-name="ce12" office:value-type="float" office:value="4199.814" calcext:value-type="float">
            <text:p>4199.814</text:p>
          </table:table-cell>
          <table:table-cell table:style-name="ce14" table:formula="of:=([.D16]-[.B16])/[.D16]" office:value-type="percentage" office:value="0.581165961676289" calcext:value-type="percentage">
            <text:p>58.12%</text:p>
          </table:table-cell>
          <table:table-cell table:style-name="ce16" table:formula="of:=([.E16]-[.C16])/[.E16]" office:value-type="percentage" office:value="0.855400024858244" calcext:value-type="percentage">
            <text:p>85.54%</text:p>
          </table:table-cell>
          <table:table-cell table:style-name="ce14" table:formula="of:=[.B16]/[.D16]" office:value-type="percentage" office:value="0.418834038323711" calcext:value-type="percentage">
            <text:p>41.88%</text:p>
          </table:table-cell>
          <table:table-cell table:style-name="ce16" table:formula="of:=[.C16]/[.E16]" office:value-type="percentage" office:value="0.144599975141756" calcext:value-type="percentage">
            <text:p>14.46%</text:p>
          </table:table-cell>
          <table:table-cell table:style-name="ce14" table:formula="of:=[.D16]/[.B16]" office:value-type="percentage" office:value="2.3875805414533" calcext:value-type="percentage">
            <text:p>238.76%</text:p>
          </table:table-cell>
          <table:table-cell table:style-name="ce16" table:formula="of:=[.E16]/[.C16]" office:value-type="percentage" office:value="6.91563051113713" calcext:value-type="percentage">
            <text:p>691.56%</text:p>
          </table:table-cell>
        </table:table-row>
        <table:table-row table:style-name="ro1">
          <table:table-cell table:style-name="ce1" office:value-type="string" calcext:value-type="string">
            <text:p>Kernel 016</text:p>
          </table:table-cell>
          <table:table-cell table:style-name="ce8" office:value-type="float" office:value="2149.393" calcext:value-type="float">
            <text:p>2149.393</text:p>
          </table:table-cell>
          <table:table-cell table:style-name="ce12" office:value-type="float" office:value="6257.269" calcext:value-type="float">
            <text:p>6257.269</text:p>
          </table:table-cell>
          <table:table-cell table:style-name="ce8" office:value-type="float" office:value="4271.626" calcext:value-type="float">
            <text:p>4271.626</text:p>
          </table:table-cell>
          <table:table-cell table:style-name="ce12" office:value-type="float" office:value="14862.33" calcext:value-type="float">
            <text:p>14862.33</text:p>
          </table:table-cell>
          <table:table-cell table:style-name="ce14" table:formula="of:=([.D17]-[.B17])/[.D17]" office:value-type="percentage" office:value="0.496820882727093" calcext:value-type="percentage">
            <text:p>49.68%</text:p>
          </table:table-cell>
          <table:table-cell table:style-name="ce16" table:formula="of:=([.E17]-[.C17])/[.E17]" office:value-type="percentage" office:value="0.578984654492263" calcext:value-type="percentage">
            <text:p>57.90%</text:p>
          </table:table-cell>
          <table:table-cell table:style-name="ce14" table:formula="of:=[.B17]/[.D17]" office:value-type="percentage" office:value="0.503179117272907" calcext:value-type="percentage">
            <text:p>50.32%</text:p>
          </table:table-cell>
          <table:table-cell table:style-name="ce16" table:formula="of:=[.C17]/[.E17]" office:value-type="percentage" office:value="0.421015345507737" calcext:value-type="percentage">
            <text:p>42.10%</text:p>
          </table:table-cell>
          <table:table-cell table:style-name="ce14" table:formula="of:=[.D17]/[.B17]" office:value-type="percentage" office:value="1.98736387435895" calcext:value-type="percentage">
            <text:p>198.74%</text:p>
          </table:table-cell>
          <table:table-cell table:style-name="ce16" table:formula="of:=[.E17]/[.C17]" office:value-type="percentage" office:value="2.37521033537155" calcext:value-type="percentage">
            <text:p>237.52%</text:p>
          </table:table-cell>
        </table:table-row>
        <table:table-row table:style-name="ro1">
          <table:table-cell table:style-name="ce1" office:value-type="string" calcext:value-type="string">
            <text:p>Kernel 017</text:p>
          </table:table-cell>
          <table:table-cell table:style-name="ce8" office:value-type="float" office:value="2160.924" calcext:value-type="float">
            <text:p>2160.924</text:p>
          </table:table-cell>
          <table:table-cell table:style-name="ce12" office:value-type="float" office:value="1041.035" calcext:value-type="float">
            <text:p>1041.035</text:p>
          </table:table-cell>
          <table:table-cell table:style-name="ce8" office:value-type="float" office:value="4611.251" calcext:value-type="float">
            <text:p>4611.251</text:p>
          </table:table-cell>
          <table:table-cell table:style-name="ce12" office:value-type="float" office:value="5177.362" calcext:value-type="float">
            <text:p>5177.362</text:p>
          </table:table-cell>
          <table:table-cell table:style-name="ce14" table:formula="of:=([.D18]-[.B18])/[.D18]" office:value-type="percentage" office:value="0.531380096203828" calcext:value-type="percentage">
            <text:p>53.14%</text:p>
          </table:table-cell>
          <table:table-cell table:style-name="ce16" table:formula="of:=([.E18]-[.C18])/[.E18]" office:value-type="percentage" office:value="0.798925591836151" calcext:value-type="percentage">
            <text:p>79.89%</text:p>
          </table:table-cell>
          <table:table-cell table:style-name="ce14" table:formula="of:=[.B18]/[.D18]" office:value-type="percentage" office:value="0.468619903796172" calcext:value-type="percentage">
            <text:p>46.86%</text:p>
          </table:table-cell>
          <table:table-cell table:style-name="ce16" table:formula="of:=[.C18]/[.E18]" office:value-type="percentage" office:value="0.201074408163849" calcext:value-type="percentage">
            <text:p>20.11%</text:p>
          </table:table-cell>
          <table:table-cell table:style-name="ce14" table:formula="of:=[.D18]/[.B18]" office:value-type="percentage" office:value="2.13392557998338" calcext:value-type="percentage">
            <text:p>213.39%</text:p>
          </table:table-cell>
          <table:table-cell table:style-name="ce16" table:formula="of:=[.E18]/[.C18]" office:value-type="percentage" office:value="4.97328331900464" calcext:value-type="percentage">
            <text:p>497.33%</text:p>
          </table:table-cell>
        </table:table-row>
        <table:table-row table:style-name="ro1">
          <table:table-cell table:style-name="ce1" office:value-type="string" calcext:value-type="string">
            <text:p>Kernel 018</text:p>
          </table:table-cell>
          <table:table-cell table:style-name="ce8" office:value-type="float" office:value="2065.528" calcext:value-type="float">
            <text:p>2065.528</text:p>
          </table:table-cell>
          <table:table-cell table:style-name="ce12" office:value-type="float" office:value="770.809" calcext:value-type="float">
            <text:p>770.809</text:p>
          </table:table-cell>
          <table:table-cell table:style-name="ce8" office:value-type="float" office:value="4767.211" calcext:value-type="float">
            <text:p>4767.211</text:p>
          </table:table-cell>
          <table:table-cell table:style-name="ce12" office:value-type="float" office:value="4528.796" calcext:value-type="float">
            <text:p>4528.796</text:p>
          </table:table-cell>
          <table:table-cell table:style-name="ce14" table:formula="of:=([.D19]-[.B19])/[.D19]" office:value-type="percentage" office:value="0.566721926090538" calcext:value-type="percentage">
            <text:p>56.67%</text:p>
          </table:table-cell>
          <table:table-cell table:style-name="ce16" table:formula="of:=([.E19]-[.C19])/[.E19]" office:value-type="percentage" office:value="0.829798251014177" calcext:value-type="percentage">
            <text:p>82.98%</text:p>
          </table:table-cell>
          <table:table-cell table:style-name="ce14" table:formula="of:=[.B19]/[.D19]" office:value-type="percentage" office:value="0.433278073909462" calcext:value-type="percentage">
            <text:p>43.33%</text:p>
          </table:table-cell>
          <table:table-cell table:style-name="ce16" table:formula="of:=[.C19]/[.E19]" office:value-type="percentage" office:value="0.170201748985823" calcext:value-type="percentage">
            <text:p>17.02%</text:p>
          </table:table-cell>
          <table:table-cell table:style-name="ce14" table:formula="of:=[.D19]/[.B19]" office:value-type="percentage" office:value="2.30798662617984" calcext:value-type="percentage">
            <text:p>230.80%</text:p>
          </table:table-cell>
          <table:table-cell table:style-name="ce16" table:formula="of:=[.E19]/[.C19]" office:value-type="percentage" office:value="5.87538028227486" calcext:value-type="percentage">
            <text:p>587.54%</text:p>
          </table:table-cell>
        </table:table-row>
        <table:table-row table:style-name="ro1">
          <table:table-cell table:style-name="ce1" office:value-type="string" calcext:value-type="string">
            <text:p>Kernel 019</text:p>
          </table:table-cell>
          <table:table-cell table:style-name="ce8" office:value-type="float" office:value="2223.983" calcext:value-type="float">
            <text:p>2223.983</text:p>
          </table:table-cell>
          <table:table-cell table:style-name="ce12" office:value-type="float" office:value="2681.102" calcext:value-type="float">
            <text:p>2681.102</text:p>
          </table:table-cell>
          <table:table-cell table:style-name="ce8" office:value-type="float" office:value="4882.9" calcext:value-type="float">
            <text:p>4882.9</text:p>
          </table:table-cell>
          <table:table-cell table:style-name="ce12" office:value-type="float" office:value="9344.007" calcext:value-type="float">
            <text:p>9344.007</text:p>
          </table:table-cell>
          <table:table-cell table:style-name="ce14" table:formula="of:=([.D20]-[.B20])/[.D20]" office:value-type="percentage" office:value="0.544536443506932" calcext:value-type="percentage">
            <text:p>54.45%</text:p>
          </table:table-cell>
          <table:table-cell table:style-name="ce16" table:formula="of:=([.E20]-[.C20])/[.E20]" office:value-type="percentage" office:value="0.713067209816945" calcext:value-type="percentage">
            <text:p>71.31%</text:p>
          </table:table-cell>
          <table:table-cell table:style-name="ce14" table:formula="of:=[.B20]/[.D20]" office:value-type="percentage" office:value="0.455463556493068" calcext:value-type="percentage">
            <text:p>45.55%</text:p>
          </table:table-cell>
          <table:table-cell table:style-name="ce16" table:formula="of:=[.C20]/[.E20]" office:value-type="percentage" office:value="0.286932790183055" calcext:value-type="percentage">
            <text:p>28.69%</text:p>
          </table:table-cell>
          <table:table-cell table:style-name="ce14" table:formula="of:=[.D20]/[.B20]" office:value-type="percentage" office:value="2.19556534379984" calcext:value-type="percentage">
            <text:p>219.56%</text:p>
          </table:table-cell>
          <table:table-cell table:style-name="ce16" table:formula="of:=[.E20]/[.C20]" office:value-type="percentage" office:value="3.48513670871157" calcext:value-type="percentage">
            <text:p>348.51%</text:p>
          </table:table-cell>
        </table:table-row>
        <table:table-row table:style-name="ro1">
          <table:table-cell table:style-name="ce1" office:value-type="string" calcext:value-type="string">
            <text:p>Kernel 020</text:p>
          </table:table-cell>
          <table:table-cell table:style-name="ce8" office:value-type="float" office:value="2469.887" calcext:value-type="float">
            <text:p>2469.887</text:p>
          </table:table-cell>
          <table:table-cell table:style-name="ce12" office:value-type="float" office:value="5496.267" calcext:value-type="float">
            <text:p>5496.267</text:p>
          </table:table-cell>
          <table:table-cell table:style-name="ce8" office:value-type="float" office:value="5146.168" calcext:value-type="float">
            <text:p>5146.168</text:p>
          </table:table-cell>
          <table:table-cell table:style-name="ce12" office:value-type="float" office:value="13640.342" calcext:value-type="float">
            <text:p>13640.342</text:p>
          </table:table-cell>
          <table:table-cell table:style-name="ce14" table:formula="of:=([.D21]-[.B21])/[.D21]" office:value-type="percentage" office:value="0.520053173545831" calcext:value-type="percentage">
            <text:p>52.01%</text:p>
          </table:table-cell>
          <table:table-cell table:style-name="ce16" table:formula="of:=([.E21]-[.C21])/[.E21]" office:value-type="percentage" office:value="0.597057976992073" calcext:value-type="percentage">
            <text:p>59.71%</text:p>
          </table:table-cell>
          <table:table-cell table:style-name="ce14" table:formula="of:=[.B21]/[.D21]" office:value-type="percentage" office:value="0.479946826454169" calcext:value-type="percentage">
            <text:p>47.99%</text:p>
          </table:table-cell>
          <table:table-cell table:style-name="ce16" table:formula="of:=[.C21]/[.E21]" office:value-type="percentage" office:value="0.402942023007928" calcext:value-type="percentage">
            <text:p>40.29%</text:p>
          </table:table-cell>
          <table:table-cell table:style-name="ce14" table:formula="of:=[.D21]/[.B21]" office:value-type="percentage" office:value="2.08356414686178" calcext:value-type="percentage">
            <text:p>208.36%</text:p>
          </table:table-cell>
          <table:table-cell table:style-name="ce16" table:formula="of:=[.E21]/[.C21]" office:value-type="percentage" office:value="2.48174661092702" calcext:value-type="percentage">
            <text:p>248.17%</text:p>
          </table:table-cell>
        </table:table-row>
        <table:table-row table:style-name="ro1">
          <table:table-cell table:style-name="ce1" office:value-type="string" calcext:value-type="string">
            <text:p>Kernel 021</text:p>
          </table:table-cell>
          <table:table-cell table:style-name="ce8" office:value-type="float" office:value="2546.224" calcext:value-type="float">
            <text:p>2546.224</text:p>
          </table:table-cell>
          <table:table-cell table:style-name="ce12" office:value-type="float" office:value="5060.138" calcext:value-type="float">
            <text:p>5060.138</text:p>
          </table:table-cell>
          <table:table-cell table:style-name="ce8" office:value-type="float" office:value="5258.684" calcext:value-type="float">
            <text:p>5258.684</text:p>
          </table:table-cell>
          <table:table-cell table:style-name="ce12" office:value-type="float" office:value="13141.371" calcext:value-type="float">
            <text:p>13141.371</text:p>
          </table:table-cell>
          <table:table-cell table:style-name="ce14" table:formula="of:=([.D22]-[.B22])/[.D22]" office:value-type="percentage" office:value="0.515805855609502" calcext:value-type="percentage">
            <text:p>51.58%</text:p>
          </table:table-cell>
          <table:table-cell table:style-name="ce16" table:formula="of:=([.E22]-[.C22])/[.E22]" office:value-type="percentage" office:value="0.614945959595844" calcext:value-type="percentage">
            <text:p>61.49%</text:p>
          </table:table-cell>
          <table:table-cell table:style-name="ce14" table:formula="of:=[.B22]/[.D22]" office:value-type="percentage" office:value="0.484194144390498" calcext:value-type="percentage">
            <text:p>48.42%</text:p>
          </table:table-cell>
          <table:table-cell table:style-name="ce16" table:formula="of:=[.C22]/[.E22]" office:value-type="percentage" office:value="0.385054040404156" calcext:value-type="percentage">
            <text:p>38.51%</text:p>
          </table:table-cell>
          <table:table-cell table:style-name="ce14" table:formula="of:=[.D22]/[.B22]" office:value-type="percentage" office:value="2.06528726459259" calcext:value-type="percentage">
            <text:p>206.53%</text:p>
          </table:table-cell>
          <table:table-cell table:style-name="ce16" table:formula="of:=[.E22]/[.C22]" office:value-type="percentage" office:value="2.59703806496977" calcext:value-type="percentage">
            <text:p>259.70%</text:p>
          </table:table-cell>
        </table:table-row>
        <table:table-row table:style-name="ro1">
          <table:table-cell table:style-name="ce1" office:value-type="string" calcext:value-type="string">
            <text:p>Kernel 022</text:p>
          </table:table-cell>
          <table:table-cell table:style-name="ce8" office:value-type="float" office:value="2503.588" calcext:value-type="float">
            <text:p>2503.588</text:p>
          </table:table-cell>
          <table:table-cell table:style-name="ce12" office:value-type="float" office:value="3935.913" calcext:value-type="float">
            <text:p>3935.913</text:p>
          </table:table-cell>
          <table:table-cell table:style-name="ce8" office:value-type="float" office:value="5277.807" calcext:value-type="float">
            <text:p>5277.807</text:p>
          </table:table-cell>
          <table:table-cell table:style-name="ce12" office:value-type="float" office:value="11561.49" calcext:value-type="float">
            <text:p>11561.49</text:p>
          </table:table-cell>
          <table:table-cell table:style-name="ce14" table:formula="of:=([.D23]-[.B23])/[.D23]" office:value-type="percentage" office:value="0.525638584358996" calcext:value-type="percentage">
            <text:p>52.56%</text:p>
          </table:table-cell>
          <table:table-cell table:style-name="ce16" table:formula="of:=([.E23]-[.C23])/[.E23]" office:value-type="percentage" office:value="0.659566976228842" calcext:value-type="percentage">
            <text:p>65.96%</text:p>
          </table:table-cell>
          <table:table-cell table:style-name="ce14" table:formula="of:=[.B23]/[.D23]" office:value-type="percentage" office:value="0.474361415641004" calcext:value-type="percentage">
            <text:p>47.44%</text:p>
          </table:table-cell>
          <table:table-cell table:style-name="ce16" table:formula="of:=[.C23]/[.E23]" office:value-type="percentage" office:value="0.340433023771158" calcext:value-type="percentage">
            <text:p>34.04%</text:p>
          </table:table-cell>
          <table:table-cell table:style-name="ce14" table:formula="of:=[.D23]/[.B23]" office:value-type="percentage" office:value="2.10809725881415" calcext:value-type="percentage">
            <text:p>210.81%</text:p>
          </table:table-cell>
          <table:table-cell table:style-name="ce16" table:formula="of:=[.E23]/[.C23]" office:value-type="percentage" office:value="2.93743535489733" calcext:value-type="percentage">
            <text:p>293.74%</text:p>
          </table:table-cell>
        </table:table-row>
        <table:table-row table:style-name="ro1">
          <table:table-cell table:style-name="ce1" office:value-type="string" calcext:value-type="string">
            <text:p>Kernel 023</text:p>
          </table:table-cell>
          <table:table-cell table:style-name="ce8" office:value-type="float" office:value="2902.696" calcext:value-type="float">
            <text:p>2902.696</text:p>
          </table:table-cell>
          <table:table-cell table:style-name="ce12" office:value-type="float" office:value="3116.046" calcext:value-type="float">
            <text:p>3116.046</text:p>
          </table:table-cell>
          <table:table-cell table:style-name="ce8" office:value-type="float" office:value="5658.813" calcext:value-type="float">
            <text:p>5658.813</text:p>
          </table:table-cell>
          <table:table-cell table:style-name="ce12" office:value-type="float" office:value="9812.114" calcext:value-type="float">
            <text:p>9812.114</text:p>
          </table:table-cell>
          <table:table-cell table:style-name="ce14" table:formula="of:=([.D24]-[.B24])/[.D24]" office:value-type="percentage" office:value="0.487048608957391" calcext:value-type="percentage">
            <text:p>48.70%</text:p>
          </table:table-cell>
          <table:table-cell table:style-name="ce16" table:formula="of:=([.E24]-[.C24])/[.E24]" office:value-type="percentage" office:value="0.682428679487417" calcext:value-type="percentage">
            <text:p>68.24%</text:p>
          </table:table-cell>
          <table:table-cell table:style-name="ce14" table:formula="of:=[.B24]/[.D24]" office:value-type="percentage" office:value="0.512951391042609" calcext:value-type="percentage">
            <text:p>51.30%</text:p>
          </table:table-cell>
          <table:table-cell table:style-name="ce16" table:formula="of:=[.C24]/[.E24]" office:value-type="percentage" office:value="0.317571320512583" calcext:value-type="percentage">
            <text:p>31.76%</text:p>
          </table:table-cell>
          <table:table-cell table:style-name="ce14" table:formula="of:=[.D24]/[.B24]" office:value-type="percentage" office:value="1.94950246253828" calcext:value-type="percentage">
            <text:p>194.95%</text:p>
          </table:table-cell>
          <table:table-cell table:style-name="ce16" table:formula="of:=[.E24]/[.C24]" office:value-type="percentage" office:value="3.1488989572041" calcext:value-type="percentage">
            <text:p>314.89%</text:p>
          </table:table-cell>
        </table:table-row>
        <table:table-row table:style-name="ro1">
          <table:table-cell table:style-name="ce1" office:value-type="string" calcext:value-type="string">
            <text:p>Kernel 024</text:p>
          </table:table-cell>
          <table:table-cell table:style-name="ce8" office:value-type="float" office:value="2757.507" calcext:value-type="float">
            <text:p>2757.507</text:p>
          </table:table-cell>
          <table:table-cell table:style-name="ce12" office:value-type="float" office:value="5485.549" calcext:value-type="float">
            <text:p>5485.549</text:p>
          </table:table-cell>
          <table:table-cell table:style-name="ce8" office:value-type="float" office:value="5736.325" calcext:value-type="float">
            <text:p>5736.325</text:p>
          </table:table-cell>
          <table:table-cell table:style-name="ce12" office:value-type="float" office:value="13717.855" calcext:value-type="float">
            <text:p>13717.855</text:p>
          </table:table-cell>
          <table:table-cell table:style-name="ce14" table:formula="of:=([.D25]-[.B25])/[.D25]" office:value-type="percentage" office:value="0.519290312177221" calcext:value-type="percentage">
            <text:p>51.93%</text:p>
          </table:table-cell>
          <table:table-cell table:style-name="ce16" table:formula="of:=([.E25]-[.C25])/[.E25]" office:value-type="percentage" office:value="0.600116126026992" calcext:value-type="percentage">
            <text:p>60.01%</text:p>
          </table:table-cell>
          <table:table-cell table:style-name="ce14" table:formula="of:=[.B25]/[.D25]" office:value-type="percentage" office:value="0.480709687822779" calcext:value-type="percentage">
            <text:p>48.07%</text:p>
          </table:table-cell>
          <table:table-cell table:style-name="ce16" table:formula="of:=[.C25]/[.E25]" office:value-type="percentage" office:value="0.399883873973008" calcext:value-type="percentage">
            <text:p>39.99%</text:p>
          </table:table-cell>
          <table:table-cell table:style-name="ce14" table:formula="of:=[.D25]/[.B25]" office:value-type="percentage" office:value="2.08025763851189" calcext:value-type="percentage">
            <text:p>208.03%</text:p>
          </table:table-cell>
          <table:table-cell table:style-name="ce16" table:formula="of:=[.E25]/[.C25]" office:value-type="percentage" office:value="2.50072599843698" calcext:value-type="percentage">
            <text:p>250.07%</text:p>
          </table:table-cell>
        </table:table-row>
        <table:table-row table:style-name="ro1">
          <table:table-cell table:style-name="ce1" office:value-type="string" calcext:value-type="string">
            <text:p>Kernel 025</text:p>
          </table:table-cell>
          <table:table-cell table:style-name="ce8" office:value-type="float" office:value="3118.196" calcext:value-type="float">
            <text:p>3118.196</text:p>
          </table:table-cell>
          <table:table-cell table:style-name="ce12" office:value-type="float" office:value="4236.363" calcext:value-type="float">
            <text:p>4236.363</text:p>
          </table:table-cell>
          <table:table-cell table:style-name="ce8" office:value-type="float" office:value="5977.294" calcext:value-type="float">
            <text:p>5977.294</text:p>
          </table:table-cell>
          <table:table-cell table:style-name="ce12" office:value-type="float" office:value="11953.238" calcext:value-type="float">
            <text:p>11953.238</text:p>
          </table:table-cell>
          <table:table-cell table:style-name="ce14" table:formula="of:=([.D26]-[.B26])/[.D26]" office:value-type="percentage" office:value="0.478326480176481" calcext:value-type="percentage">
            <text:p>47.83%</text:p>
          </table:table-cell>
          <table:table-cell table:style-name="ce16" table:formula="of:=([.E26]-[.C26])/[.E26]" office:value-type="percentage" office:value="0.645588668108173" calcext:value-type="percentage">
            <text:p>64.56%</text:p>
          </table:table-cell>
          <table:table-cell table:style-name="ce14" table:formula="of:=[.B26]/[.D26]" office:value-type="percentage" office:value="0.521673519823519" calcext:value-type="percentage">
            <text:p>52.17%</text:p>
          </table:table-cell>
          <table:table-cell table:style-name="ce16" table:formula="of:=[.C26]/[.E26]" office:value-type="percentage" office:value="0.354411331891827" calcext:value-type="percentage">
            <text:p>35.44%</text:p>
          </table:table-cell>
          <table:table-cell table:style-name="ce14" table:formula="of:=[.D26]/[.B26]" office:value-type="percentage" office:value="1.91690772485116" calcext:value-type="percentage">
            <text:p>191.69%</text:p>
          </table:table-cell>
          <table:table-cell table:style-name="ce16" table:formula="of:=[.E26]/[.C26]" office:value-type="percentage" office:value="2.82158020925025" calcext:value-type="percentage">
            <text:p>282.16%</text:p>
          </table:table-cell>
        </table:table-row>
        <table:table-row table:style-name="ro1">
          <table:table-cell table:style-name="ce1" office:value-type="string" calcext:value-type="string">
            <text:p>Kernel 026</text:p>
          </table:table-cell>
          <table:table-cell table:style-name="ce8" office:value-type="float" office:value="3062.442" calcext:value-type="float">
            <text:p>3062.442</text:p>
          </table:table-cell>
          <table:table-cell table:style-name="ce12" office:value-type="float" office:value="770.243" calcext:value-type="float">
            <text:p>770.243</text:p>
          </table:table-cell>
          <table:table-cell table:style-name="ce8" office:value-type="float" office:value="6150.265" calcext:value-type="float">
            <text:p>6150.265</text:p>
          </table:table-cell>
          <table:table-cell table:style-name="ce12" office:value-type="float" office:value="4372.806" calcext:value-type="float">
            <text:p>4372.806</text:p>
          </table:table-cell>
          <table:table-cell table:style-name="ce14" table:formula="of:=([.D27]-[.B27])/[.D27]" office:value-type="percentage" office:value="0.502063407023925" calcext:value-type="percentage">
            <text:p>50.21%</text:p>
          </table:table-cell>
          <table:table-cell table:style-name="ce16" table:formula="of:=([.E27]-[.C27])/[.E27]" office:value-type="percentage" office:value="0.823856123505136" calcext:value-type="percentage">
            <text:p>82.39%</text:p>
          </table:table-cell>
          <table:table-cell table:style-name="ce14" table:formula="of:=[.B27]/[.D27]" office:value-type="percentage" office:value="0.497936592976075" calcext:value-type="percentage">
            <text:p>49.79%</text:p>
          </table:table-cell>
          <table:table-cell table:style-name="ce16" table:formula="of:=[.C27]/[.E27]" office:value-type="percentage" office:value="0.176143876494864" calcext:value-type="percentage">
            <text:p>17.61%</text:p>
          </table:table-cell>
          <table:table-cell table:style-name="ce14" table:formula="of:=[.D27]/[.B27]" office:value-type="percentage" office:value="2.00828783043075" calcext:value-type="percentage">
            <text:p>200.83%</text:p>
          </table:table-cell>
          <table:table-cell table:style-name="ce16" table:formula="of:=[.E27]/[.C27]" office:value-type="percentage" office:value="5.6771772025192" calcext:value-type="percentage">
            <text:p>567.72%</text:p>
          </table:table-cell>
        </table:table-row>
        <table:table-row table:style-name="ro1">
          <table:table-cell table:style-name="ce1" office:value-type="string" calcext:value-type="string">
            <text:p>Kernel 027</text:p>
          </table:table-cell>
          <table:table-cell table:style-name="ce8" office:value-type="float" office:value="3175.303" calcext:value-type="float">
            <text:p>3175.303</text:p>
          </table:table-cell>
          <table:table-cell table:style-name="ce12" office:value-type="float" office:value="347.221" calcext:value-type="float">
            <text:p>347.221</text:p>
          </table:table-cell>
          <table:table-cell table:style-name="ce8" office:value-type="float" office:value="6434.69" calcext:value-type="float">
            <text:p>6434.69</text:p>
          </table:table-cell>
          <table:table-cell table:style-name="ce12" office:value-type="float" office:value="928.823" calcext:value-type="float">
            <text:p>928.823</text:p>
          </table:table-cell>
          <table:table-cell table:style-name="ce14" table:formula="of:=([.D28]-[.B28])/[.D28]" office:value-type="percentage" office:value="0.506533648085611" calcext:value-type="percentage">
            <text:p>50.65%</text:p>
          </table:table-cell>
          <table:table-cell table:style-name="ce16" table:formula="of:=([.E28]-[.C28])/[.E28]" office:value-type="percentage" office:value="0.626170971218413" calcext:value-type="percentage">
            <text:p>62.62%</text:p>
          </table:table-cell>
          <table:table-cell table:style-name="ce14" table:formula="of:=[.B28]/[.D28]" office:value-type="percentage" office:value="0.493466351914389" calcext:value-type="percentage">
            <text:p>49.35%</text:p>
          </table:table-cell>
          <table:table-cell table:style-name="ce16" table:formula="of:=[.C28]/[.E28]" office:value-type="percentage" office:value="0.373829028781587" calcext:value-type="percentage">
            <text:p>37.38%</text:p>
          </table:table-cell>
          <table:table-cell table:style-name="ce14" table:formula="of:=[.D28]/[.B28]" office:value-type="percentage" office:value="2.02648062247918" calcext:value-type="percentage">
            <text:p>202.65%</text:p>
          </table:table-cell>
          <table:table-cell table:style-name="ce16" table:formula="of:=[.E28]/[.C28]" office:value-type="percentage" office:value="2.67501965606919" calcext:value-type="percentage">
            <text:p>267.50%</text:p>
          </table:table-cell>
        </table:table-row>
        <table:table-row table:style-name="ro1">
          <table:table-cell table:style-name="ce1" office:value-type="string" calcext:value-type="string">
            <text:p>Kernel 028</text:p>
          </table:table-cell>
          <table:table-cell table:style-name="ce8" office:value-type="float" office:value="3260.839" calcext:value-type="float">
            <text:p>3260.839</text:p>
          </table:table-cell>
          <table:table-cell table:style-name="ce12" office:value-type="float" office:value="4407.165" calcext:value-type="float">
            <text:p>4407.165</text:p>
          </table:table-cell>
          <table:table-cell table:style-name="ce8" office:value-type="float" office:value="6615.133" calcext:value-type="float">
            <text:p>6615.133</text:p>
          </table:table-cell>
          <table:table-cell table:style-name="ce12" office:value-type="float" office:value="12133.716" calcext:value-type="float">
            <text:p>12133.716</text:p>
          </table:table-cell>
          <table:table-cell table:style-name="ce14" table:formula="of:=([.D29]-[.B29])/[.D29]" office:value-type="percentage" office:value="0.507063727970398" calcext:value-type="percentage">
            <text:p>50.71%</text:p>
          </table:table-cell>
          <table:table-cell table:style-name="ce16" table:formula="of:=([.E29]-[.C29])/[.E29]" office:value-type="percentage" office:value="0.636783570672002" calcext:value-type="percentage">
            <text:p>63.68%</text:p>
          </table:table-cell>
          <table:table-cell table:style-name="ce14" table:formula="of:=[.B29]/[.D29]" office:value-type="percentage" office:value="0.492936272029602" calcext:value-type="percentage">
            <text:p>49.29%</text:p>
          </table:table-cell>
          <table:table-cell table:style-name="ce16" table:formula="of:=[.C29]/[.E29]" office:value-type="percentage" office:value="0.363216429327998" calcext:value-type="percentage">
            <text:p>36.32%</text:p>
          </table:table-cell>
          <table:table-cell table:style-name="ce14" table:formula="of:=[.D29]/[.B29]" office:value-type="percentage" office:value="2.02865980197121" calcext:value-type="percentage">
            <text:p>202.87%</text:p>
          </table:table-cell>
          <table:table-cell table:style-name="ce16" table:formula="of:=[.E29]/[.C29]" office:value-type="percentage" office:value="2.75317942486837" calcext:value-type="percentage">
            <text:p>275.32%</text:p>
          </table:table-cell>
        </table:table-row>
        <table:table-row table:style-name="ro1">
          <table:table-cell table:style-name="ce1" office:value-type="string" calcext:value-type="string">
            <text:p>Kernel 029</text:p>
          </table:table-cell>
          <table:table-cell table:style-name="ce8" office:value-type="float" office:value="3482.729" calcext:value-type="float">
            <text:p>3482.729</text:p>
          </table:table-cell>
          <table:table-cell table:style-name="ce12" office:value-type="float" office:value="1734.68" calcext:value-type="float">
            <text:p>1734.68</text:p>
          </table:table-cell>
          <table:table-cell table:style-name="ce8" office:value-type="float" office:value="6922.98" calcext:value-type="float">
            <text:p>6922.98</text:p>
          </table:table-cell>
          <table:table-cell table:style-name="ce12" office:value-type="float" office:value="6560.439" calcext:value-type="float">
            <text:p>6560.439</text:p>
          </table:table-cell>
          <table:table-cell table:style-name="ce14" table:formula="of:=([.D30]-[.B30])/[.D30]" office:value-type="percentage" office:value="0.496932101493865" calcext:value-type="percentage">
            <text:p>49.69%</text:p>
          </table:table-cell>
          <table:table-cell table:style-name="ce16" table:formula="of:=([.E30]-[.C30])/[.E30]" office:value-type="percentage" office:value="0.73558476803153" calcext:value-type="percentage">
            <text:p>73.56%</text:p>
          </table:table-cell>
          <table:table-cell table:style-name="ce14" table:formula="of:=[.B30]/[.D30]" office:value-type="percentage" office:value="0.503067898506135" calcext:value-type="percentage">
            <text:p>50.31%</text:p>
          </table:table-cell>
          <table:table-cell table:style-name="ce16" table:formula="of:=[.C30]/[.E30]" office:value-type="percentage" office:value="0.26441523196847" calcext:value-type="percentage">
            <text:p>26.44%</text:p>
          </table:table-cell>
          <table:table-cell table:style-name="ce14" table:formula="of:=[.D30]/[.B30]" office:value-type="percentage" office:value="1.98780324280184" calcext:value-type="percentage">
            <text:p>198.78%</text:p>
          </table:table-cell>
          <table:table-cell table:style-name="ce16" table:formula="of:=[.E30]/[.C30]" office:value-type="percentage" office:value="3.78193038485484" calcext:value-type="percentage">
            <text:p>378.19%</text:p>
          </table:table-cell>
        </table:table-row>
        <table:table-row table:style-name="ro1">
          <table:table-cell table:style-name="ce1" office:value-type="string" calcext:value-type="string">
            <text:p>Kernel 030</text:p>
          </table:table-cell>
          <table:table-cell table:style-name="ce8" office:value-type="float" office:value="3490.899" calcext:value-type="float">
            <text:p>3490.899</text:p>
          </table:table-cell>
          <table:table-cell table:style-name="ce12" office:value-type="float" office:value="330.046" calcext:value-type="float">
            <text:p>330.046</text:p>
          </table:table-cell>
          <table:table-cell table:style-name="ce8" office:value-type="float" office:value="7179.841" calcext:value-type="float">
            <text:p>7179.841</text:p>
          </table:table-cell>
          <table:table-cell table:style-name="ce12" office:value-type="float" office:value="2534.455" calcext:value-type="float">
            <text:p>2534.455</text:p>
          </table:table-cell>
          <table:table-cell table:style-name="ce14" table:formula="of:=([.D31]-[.B31])/[.D31]" office:value-type="percentage" office:value="0.513791600677508" calcext:value-type="percentage">
            <text:p>51.38%</text:p>
          </table:table-cell>
          <table:table-cell table:style-name="ce16" table:formula="of:=([.E31]-[.C31])/[.E31]" office:value-type="percentage" office:value="0.869776342448377" calcext:value-type="percentage">
            <text:p>86.98%</text:p>
          </table:table-cell>
          <table:table-cell table:style-name="ce14" table:formula="of:=[.B31]/[.D31]" office:value-type="percentage" office:value="0.486208399322492" calcext:value-type="percentage">
            <text:p>48.62%</text:p>
          </table:table-cell>
          <table:table-cell table:style-name="ce16" table:formula="of:=[.C31]/[.E31]" office:value-type="percentage" office:value="0.130223657551624" calcext:value-type="percentage">
            <text:p>13.02%</text:p>
          </table:table-cell>
          <table:table-cell table:style-name="ce14" table:formula="of:=[.D31]/[.B31]" office:value-type="percentage" office:value="2.05673123169705" calcext:value-type="percentage">
            <text:p>205.67%</text:p>
          </table:table-cell>
          <table:table-cell table:style-name="ce16" table:formula="of:=[.E31]/[.C31]" office:value-type="percentage" office:value="7.67909624718979" calcext:value-type="percentage">
            <text:p>767.91%</text:p>
          </table:table-cell>
        </table:table-row>
        <table:table-row table:style-name="ro1">
          <table:table-cell table:style-name="ce1" office:value-type="string" calcext:value-type="string">
            <text:p>Kernel 031</text:p>
          </table:table-cell>
          <table:table-cell table:style-name="ce8" office:value-type="float" office:value="3565.711" calcext:value-type="float">
            <text:p>3565.711</text:p>
          </table:table-cell>
          <table:table-cell table:style-name="ce12" office:value-type="float" office:value="999.017" calcext:value-type="float">
            <text:p>999.017</text:p>
          </table:table-cell>
          <table:table-cell table:style-name="ce8" office:value-type="float" office:value="7359.211" calcext:value-type="float">
            <text:p>7359.211</text:p>
          </table:table-cell>
          <table:table-cell table:style-name="ce12" office:value-type="float" office:value="5356.737" calcext:value-type="float">
            <text:p>5356.737</text:p>
          </table:table-cell>
          <table:table-cell table:style-name="ce14" table:formula="of:=([.D32]-[.B32])/[.D32]" office:value-type="percentage" office:value="0.515476455288481" calcext:value-type="percentage">
            <text:p>51.55%</text:p>
          </table:table-cell>
          <table:table-cell table:style-name="ce16" table:formula="of:=([.E32]-[.C32])/[.E32]" office:value-type="percentage" office:value="0.813502697631039" calcext:value-type="percentage">
            <text:p>81.35%</text:p>
          </table:table-cell>
          <table:table-cell table:style-name="ce14" table:formula="of:=[.B32]/[.D32]" office:value-type="percentage" office:value="0.484523544711519" calcext:value-type="percentage">
            <text:p>48.45%</text:p>
          </table:table-cell>
          <table:table-cell table:style-name="ce16" table:formula="of:=[.C32]/[.E32]" office:value-type="percentage" office:value="0.186497302368961" calcext:value-type="percentage">
            <text:p>18.65%</text:p>
          </table:table-cell>
          <table:table-cell table:style-name="ce14" table:formula="of:=[.D32]/[.B32]" office:value-type="percentage" office:value="2.06388319187954" calcext:value-type="percentage">
            <text:p>206.39%</text:p>
          </table:table-cell>
          <table:table-cell table:style-name="ce16" table:formula="of:=[.E32]/[.C32]" office:value-type="percentage" office:value="5.36200785372021" calcext:value-type="percentage">
            <text:p>536.20%</text:p>
          </table:table-cell>
        </table:table-row>
        <table:table-row table:style-name="ro1">
          <table:table-cell table:style-name="ce1" office:value-type="string" calcext:value-type="string">
            <text:p>Kernel 032</text:p>
          </table:table-cell>
          <table:table-cell table:style-name="ce8" office:value-type="float" office:value="3646.837" calcext:value-type="float">
            <text:p>3646.837</text:p>
          </table:table-cell>
          <table:table-cell table:style-name="ce12" office:value-type="float" office:value="623.377" calcext:value-type="float">
            <text:p>623.377</text:p>
          </table:table-cell>
          <table:table-cell table:style-name="ce8" office:value-type="float" office:value="7596.914" calcext:value-type="float">
            <text:p>7596.914</text:p>
          </table:table-cell>
          <table:table-cell table:style-name="ce12" office:value-type="float" office:value="3759.279" calcext:value-type="float">
            <text:p>3759.279</text:p>
          </table:table-cell>
          <table:table-cell table:style-name="ce14" table:formula="of:=([.D33]-[.B33])/[.D33]" office:value-type="percentage" office:value="0.519958104040667" calcext:value-type="percentage">
            <text:p>52.00%</text:p>
          </table:table-cell>
          <table:table-cell table:style-name="ce16" table:formula="of:=([.E33]-[.C33])/[.E33]" office:value-type="percentage" office:value="0.834176447132549" calcext:value-type="percentage">
            <text:p>83.42%</text:p>
          </table:table-cell>
          <table:table-cell table:style-name="ce14" table:formula="of:=[.B33]/[.D33]" office:value-type="percentage" office:value="0.480041895959333" calcext:value-type="percentage">
            <text:p>48.00%</text:p>
          </table:table-cell>
          <table:table-cell table:style-name="ce16" table:formula="of:=[.C33]/[.E33]" office:value-type="percentage" office:value="0.165823552867451" calcext:value-type="percentage">
            <text:p>16.58%</text:p>
          </table:table-cell>
          <table:table-cell table:style-name="ce14" table:formula="of:=[.D33]/[.B33]" office:value-type="percentage" office:value="2.08315150910227" calcext:value-type="percentage">
            <text:p>208.32%</text:p>
          </table:table-cell>
          <table:table-cell table:style-name="ce16" table:formula="of:=[.E33]/[.C33]" office:value-type="percentage" office:value="6.03050641906904" calcext:value-type="percentage">
            <text:p>603.05%</text:p>
          </table:table-cell>
        </table:table-row>
        <table:table-row table:style-name="ro1">
          <table:table-cell table:style-name="ce1" office:value-type="string" calcext:value-type="string">
            <text:p>Kernel 033</text:p>
          </table:table-cell>
          <table:table-cell table:style-name="ce8" office:value-type="float" office:value="3545.278" calcext:value-type="float">
            <text:p>3545.278</text:p>
          </table:table-cell>
          <table:table-cell table:style-name="ce12" office:value-type="float" office:value="4745.335" calcext:value-type="float">
            <text:p>4745.335</text:p>
          </table:table-cell>
          <table:table-cell table:style-name="ce8" office:value-type="float" office:value="7709.52" calcext:value-type="float">
            <text:p>7709.52</text:p>
          </table:table-cell>
          <table:table-cell table:style-name="ce12" office:value-type="float" office:value="12728.344" calcext:value-type="float">
            <text:p>12728.344</text:p>
          </table:table-cell>
          <table:table-cell table:style-name="ce14" table:formula="of:=([.D34]-[.B34])/[.D34]" office:value-type="percentage" office:value="0.540142836389295" calcext:value-type="percentage">
            <text:p>54.01%</text:p>
          </table:table-cell>
          <table:table-cell table:style-name="ce16" table:formula="of:=([.E34]-[.C34])/[.E34]" office:value-type="percentage" office:value="0.627183630486417" calcext:value-type="percentage">
            <text:p>62.72%</text:p>
          </table:table-cell>
          <table:table-cell table:style-name="ce14" table:formula="of:=[.B34]/[.D34]" office:value-type="percentage" office:value="0.459857163610705" calcext:value-type="percentage">
            <text:p>45.99%</text:p>
          </table:table-cell>
          <table:table-cell table:style-name="ce16" table:formula="of:=[.C34]/[.E34]" office:value-type="percentage" office:value="0.372816369513583" calcext:value-type="percentage">
            <text:p>37.28%</text:p>
          </table:table-cell>
          <table:table-cell table:style-name="ce14" table:formula="of:=[.D34]/[.B34]" office:value-type="percentage" office:value="2.17458828334478" calcext:value-type="percentage">
            <text:p>217.46%</text:p>
          </table:table-cell>
          <table:table-cell table:style-name="ce16" table:formula="of:=[.E34]/[.C34]" office:value-type="percentage" office:value="2.6822856552804" calcext:value-type="percentage">
            <text:p>268.23%</text:p>
          </table:table-cell>
        </table:table-row>
        <table:table-row table:style-name="ro1">
          <table:table-cell table:style-name="ce1" office:value-type="string" calcext:value-type="string">
            <text:p>Kernel 034</text:p>
          </table:table-cell>
          <table:table-cell table:style-name="ce8" office:value-type="float" office:value="3505.03" calcext:value-type="float">
            <text:p>3505.03</text:p>
          </table:table-cell>
          <table:table-cell table:style-name="ce12" office:value-type="float" office:value="105.682" calcext:value-type="float">
            <text:p>105.682</text:p>
          </table:table-cell>
          <table:table-cell table:style-name="ce8" office:value-type="float" office:value="7779.601" calcext:value-type="float">
            <text:p>7779.601</text:p>
          </table:table-cell>
          <table:table-cell table:style-name="ce12" office:value-type="float" office:value="608.345" calcext:value-type="float">
            <text:p>608.345</text:p>
          </table:table-cell>
          <table:table-cell table:style-name="ce14" table:formula="of:=([.D35]-[.B35])/[.D35]" office:value-type="percentage" office:value="0.549458898984665" calcext:value-type="percentage">
            <text:p>54.95%</text:p>
          </table:table-cell>
          <table:table-cell table:style-name="ce16" table:formula="of:=([.E35]-[.C35])/[.E35]" office:value-type="percentage" office:value="0.826279496009665" calcext:value-type="percentage">
            <text:p>82.63%</text:p>
          </table:table-cell>
          <table:table-cell table:style-name="ce14" table:formula="of:=[.B35]/[.D35]" office:value-type="percentage" office:value="0.450541101015335" calcext:value-type="percentage">
            <text:p>45.05%</text:p>
          </table:table-cell>
          <table:table-cell table:style-name="ce16" table:formula="of:=[.C35]/[.E35]" office:value-type="percentage" office:value="0.173720503990334" calcext:value-type="percentage">
            <text:p>17.37%</text:p>
          </table:table-cell>
          <table:table-cell table:style-name="ce14" table:formula="of:=[.D35]/[.B35]" office:value-type="percentage" office:value="2.21955332764627" calcext:value-type="percentage">
            <text:p>221.96%</text:p>
          </table:table-cell>
          <table:table-cell table:style-name="ce16" table:formula="of:=[.E35]/[.C35]" office:value-type="percentage" office:value="5.75637289226169" calcext:value-type="percentage">
            <text:p>575.64%</text:p>
          </table:table-cell>
        </table:table-row>
        <table:table-row table:style-name="ro1">
          <table:table-cell table:style-name="ce1" office:value-type="string" calcext:value-type="string">
            <text:p>Kernel 035</text:p>
          </table:table-cell>
          <table:table-cell table:style-name="ce8" office:value-type="float" office:value="4131.638" calcext:value-type="float">
            <text:p>4131.638</text:p>
          </table:table-cell>
          <table:table-cell table:style-name="ce12" office:value-type="float" office:value="5239.575" calcext:value-type="float">
            <text:p>5239.575</text:p>
          </table:table-cell>
          <table:table-cell table:style-name="ce8" office:value-type="float" office:value="8822.742" calcext:value-type="float">
            <text:p>8822.742</text:p>
          </table:table-cell>
          <table:table-cell table:style-name="ce12" office:value-type="float" office:value="13377.063" calcext:value-type="float">
            <text:p>13377.063</text:p>
          </table:table-cell>
          <table:table-cell table:style-name="ce14" table:formula="of:=([.D36]-[.B36])/[.D36]" office:value-type="percentage" office:value="0.531705902768096" calcext:value-type="percentage">
            <text:p>53.17%</text:p>
          </table:table-cell>
          <table:table-cell table:style-name="ce16" table:formula="of:=([.E36]-[.C36])/[.E36]" office:value-type="percentage" office:value="0.608316489202451" calcext:value-type="percentage">
            <text:p>60.83%</text:p>
          </table:table-cell>
          <table:table-cell table:style-name="ce14" table:formula="of:=[.B36]/[.D36]" office:value-type="percentage" office:value="0.468294097231904" calcext:value-type="percentage">
            <text:p>46.83%</text:p>
          </table:table-cell>
          <table:table-cell table:style-name="ce16" table:formula="of:=[.C36]/[.E36]" office:value-type="percentage" office:value="0.391683510797549" calcext:value-type="percentage">
            <text:p>39.17%</text:p>
          </table:table-cell>
          <table:table-cell table:style-name="ce14" table:formula="of:=[.D36]/[.B36]" office:value-type="percentage" office:value="2.13541021744887" calcext:value-type="percentage">
            <text:p>213.54%</text:p>
          </table:table-cell>
          <table:table-cell table:style-name="ce16" table:formula="of:=[.E36]/[.C36]" office:value-type="percentage" office:value="2.55308169078599" calcext:value-type="percentage">
            <text:p>255.31%</text:p>
          </table:table-cell>
        </table:table-row>
        <table:table-row table:style-name="ro1">
          <table:table-cell table:style-name="ce1" office:value-type="string" calcext:value-type="string">
            <text:p>Kernel 036</text:p>
          </table:table-cell>
          <table:table-cell table:style-name="ce8" office:value-type="float" office:value="4151.007" calcext:value-type="float">
            <text:p>4151.007</text:p>
          </table:table-cell>
          <table:table-cell table:style-name="ce12" office:value-type="float" office:value="6894.824" calcext:value-type="float">
            <text:p>6894.824</text:p>
          </table:table-cell>
          <table:table-cell table:style-name="ce8" office:value-type="float" office:value="8644.409" calcext:value-type="float">
            <text:p>8644.409</text:p>
          </table:table-cell>
          <table:table-cell table:style-name="ce12" office:value-type="float" office:value="15831.333" calcext:value-type="float">
            <text:p>15831.333</text:p>
          </table:table-cell>
          <table:table-cell table:style-name="ce14" table:formula="of:=([.D37]-[.B37])/[.D37]" office:value-type="percentage" office:value="0.519804419249483" calcext:value-type="percentage">
            <text:p>51.98%</text:p>
          </table:table-cell>
          <table:table-cell table:style-name="ce16" table:formula="of:=([.E37]-[.C37])/[.E37]" office:value-type="percentage" office:value="0.564482409661903" calcext:value-type="percentage">
            <text:p>56.45%</text:p>
          </table:table-cell>
          <table:table-cell table:style-name="ce14" table:formula="of:=[.B37]/[.D37]" office:value-type="percentage" office:value="0.480195580750517" calcext:value-type="percentage">
            <text:p>48.02%</text:p>
          </table:table-cell>
          <table:table-cell table:style-name="ce16" table:formula="of:=[.C37]/[.E37]" office:value-type="percentage" office:value="0.435517590338097" calcext:value-type="percentage">
            <text:p>43.55%</text:p>
          </table:table-cell>
          <table:table-cell table:style-name="ce14" table:formula="of:=[.D37]/[.B37]" office:value-type="percentage" office:value="2.08248480428966" calcext:value-type="percentage">
            <text:p>208.25%</text:p>
          </table:table-cell>
          <table:table-cell table:style-name="ce16" table:formula="of:=[.E37]/[.C37]" office:value-type="percentage" office:value="2.29611850860878" calcext:value-type="percentage">
            <text:p>229.61%</text:p>
          </table:table-cell>
        </table:table-row>
        <table:table-row table:style-name="ro1">
          <table:table-cell table:style-name="ce1" office:value-type="string" calcext:value-type="string">
            <text:p>Kernel 037</text:p>
          </table:table-cell>
          <table:table-cell table:style-name="ce8" office:value-type="float" office:value="3768.247" calcext:value-type="float">
            <text:p>3768.247</text:p>
          </table:table-cell>
          <table:table-cell table:style-name="ce12" office:value-type="float" office:value="401.858" calcext:value-type="float">
            <text:p>401.858</text:p>
          </table:table-cell>
          <table:table-cell table:style-name="ce8" office:value-type="float" office:value="8024.737" calcext:value-type="float">
            <text:p>8024.737</text:p>
          </table:table-cell>
          <table:table-cell table:style-name="ce12" office:value-type="float" office:value="2779.625" calcext:value-type="float">
            <text:p>2779.625</text:p>
          </table:table-cell>
          <table:table-cell table:style-name="ce14" table:formula="of:=([.D38]-[.B38])/[.D38]" office:value-type="percentage" office:value="0.530421121589405" calcext:value-type="percentage">
            <text:p>53.04%</text:p>
          </table:table-cell>
          <table:table-cell table:style-name="ce16" table:formula="of:=([.E38]-[.C38])/[.E38]" office:value-type="percentage" office:value="0.85542726087152" calcext:value-type="percentage">
            <text:p>85.54%</text:p>
          </table:table-cell>
          <table:table-cell table:style-name="ce14" table:formula="of:=[.B38]/[.D38]" office:value-type="percentage" office:value="0.469578878410595" calcext:value-type="percentage">
            <text:p>46.96%</text:p>
          </table:table-cell>
          <table:table-cell table:style-name="ce16" table:formula="of:=[.C38]/[.E38]" office:value-type="percentage" office:value="0.14457273912848" calcext:value-type="percentage">
            <text:p>14.46%</text:p>
          </table:table-cell>
          <table:table-cell table:style-name="ce14" table:formula="of:=[.D38]/[.B38]" office:value-type="percentage" office:value="2.12956767430585" calcext:value-type="percentage">
            <text:p>212.96%</text:p>
          </table:table-cell>
          <table:table-cell table:style-name="ce16" table:formula="of:=[.E38]/[.C38]" office:value-type="percentage" office:value="6.91693334461427" calcext:value-type="percentage">
            <text:p>691.69%</text:p>
          </table:table-cell>
        </table:table-row>
        <table:table-row table:style-name="ro1">
          <table:table-cell table:style-name="ce1" office:value-type="string" calcext:value-type="string">
            <text:p>Kernel 038</text:p>
          </table:table-cell>
          <table:table-cell table:style-name="ce8" office:value-type="float" office:value="4294.981" calcext:value-type="float">
            <text:p>4294.981</text:p>
          </table:table-cell>
          <table:table-cell table:style-name="ce12" office:value-type="float" office:value="36.179" calcext:value-type="float">
            <text:p>36.179</text:p>
          </table:table-cell>
          <table:table-cell table:style-name="ce8" office:value-type="float" office:value="9327.991" calcext:value-type="float">
            <text:p>9327.991</text:p>
          </table:table-cell>
          <table:table-cell table:style-name="ce12" office:value-type="float" office:value="538.273" calcext:value-type="float">
            <text:p>538.273</text:p>
          </table:table-cell>
          <table:table-cell table:style-name="ce14" table:formula="of:=([.D39]-[.B39])/[.D39]" office:value-type="percentage" office:value="0.539559911668011" calcext:value-type="percentage">
            <text:p>53.96%</text:p>
          </table:table-cell>
          <table:table-cell table:style-name="ce16" table:formula="of:=([.E39]-[.C39])/[.E39]" office:value-type="percentage" office:value="0.93278689438259" calcext:value-type="percentage">
            <text:p>93.28%</text:p>
          </table:table-cell>
          <table:table-cell table:style-name="ce14" table:formula="of:=[.B39]/[.D39]" office:value-type="percentage" office:value="0.460440088331989" calcext:value-type="percentage">
            <text:p>46.04%</text:p>
          </table:table-cell>
          <table:table-cell table:style-name="ce16" table:formula="of:=[.C39]/[.E39]" office:value-type="percentage" office:value="0.0672131056174098" calcext:value-type="percentage">
            <text:p>6.72%</text:p>
          </table:table-cell>
          <table:table-cell table:style-name="ce14" table:formula="of:=[.D39]/[.B39]" office:value-type="percentage" office:value="2.17183521882867" calcext:value-type="percentage">
            <text:p>217.18%</text:p>
          </table:table-cell>
          <table:table-cell table:style-name="ce16" table:formula="of:=[.E39]/[.C39]" office:value-type="percentage" office:value="14.878050802952" calcext:value-type="percentage">
            <text:p>1487.81%</text:p>
          </table:table-cell>
        </table:table-row>
        <table:table-row table:style-name="ro1">
          <table:table-cell table:style-name="ce1" office:value-type="string" calcext:value-type="string">
            <text:p>Kernel 039</text:p>
          </table:table-cell>
          <table:table-cell table:style-name="ce8" office:value-type="float" office:value="4603.107" calcext:value-type="float">
            <text:p>4603.107</text:p>
          </table:table-cell>
          <table:table-cell table:style-name="ce12" office:value-type="float" office:value="4109.084" calcext:value-type="float">
            <text:p>4109.084</text:p>
          </table:table-cell>
          <table:table-cell table:style-name="ce8" office:value-type="float" office:value="9941.711" calcext:value-type="float">
            <text:p>9941.711</text:p>
          </table:table-cell>
          <table:table-cell table:style-name="ce12" office:value-type="float" office:value="11159.129" calcext:value-type="float">
            <text:p>11159.129</text:p>
          </table:table-cell>
          <table:table-cell table:style-name="ce14" table:formula="of:=([.D40]-[.B40])/[.D40]" office:value-type="percentage" office:value="0.536990463713942" calcext:value-type="percentage">
            <text:p>53.70%</text:p>
          </table:table-cell>
          <table:table-cell table:style-name="ce16" table:formula="of:=([.E40]-[.C40])/[.E40]" office:value-type="percentage" office:value="0.631773770157151" calcext:value-type="percentage">
            <text:p>63.18%</text:p>
          </table:table-cell>
          <table:table-cell table:style-name="ce14" table:formula="of:=[.B40]/[.D40]" office:value-type="percentage" office:value="0.463009536286058" calcext:value-type="percentage">
            <text:p>46.30%</text:p>
          </table:table-cell>
          <table:table-cell table:style-name="ce16" table:formula="of:=[.C40]/[.E40]" office:value-type="percentage" office:value="0.368226229842849" calcext:value-type="percentage">
            <text:p>36.82%</text:p>
          </table:table-cell>
          <table:table-cell table:style-name="ce14" table:formula="of:=[.D40]/[.B40]" office:value-type="percentage" office:value="2.15978272936084" calcext:value-type="percentage">
            <text:p>215.98%</text:p>
          </table:table-cell>
          <table:table-cell table:style-name="ce16" table:formula="of:=[.E40]/[.C40]" office:value-type="percentage" office:value="2.71572180077117" calcext:value-type="percentage">
            <text:p>271.57%</text:p>
          </table:table-cell>
        </table:table-row>
        <table:table-row table:style-name="ro1">
          <table:table-cell table:style-name="ce1" office:value-type="string" calcext:value-type="string">
            <text:p>Kernel 040</text:p>
          </table:table-cell>
          <table:table-cell table:style-name="ce8" office:value-type="float" office:value="4473.855" calcext:value-type="float">
            <text:p>4473.855</text:p>
          </table:table-cell>
          <table:table-cell table:style-name="ce12" office:value-type="float" office:value="223.905" calcext:value-type="float">
            <text:p>223.905</text:p>
          </table:table-cell>
          <table:table-cell table:style-name="ce8" office:value-type="float" office:value="10108.421" calcext:value-type="float">
            <text:p>10108.421</text:p>
          </table:table-cell>
          <table:table-cell table:style-name="ce12" office:value-type="float" office:value="1555.024" calcext:value-type="float">
            <text:p>1555.024</text:p>
          </table:table-cell>
          <table:table-cell table:style-name="ce14" table:formula="of:=([.D41]-[.B41])/[.D41]" office:value-type="percentage" office:value="0.557413071734943" calcext:value-type="percentage">
            <text:p>55.74%</text:p>
          </table:table-cell>
          <table:table-cell table:style-name="ce16" table:formula="of:=([.E41]-[.C41])/[.E41]" office:value-type="percentage" office:value="0.856011868627108" calcext:value-type="percentage">
            <text:p>85.60%</text:p>
          </table:table-cell>
          <table:table-cell table:style-name="ce14" table:formula="of:=[.B41]/[.D41]" office:value-type="percentage" office:value="0.442586928265057" calcext:value-type="percentage">
            <text:p>44.26%</text:p>
          </table:table-cell>
          <table:table-cell table:style-name="ce16" table:formula="of:=[.C41]/[.E41]" office:value-type="percentage" office:value="0.143988131372892" calcext:value-type="percentage">
            <text:p>14.40%</text:p>
          </table:table-cell>
          <table:table-cell table:style-name="ce14" table:formula="of:=[.D41]/[.B41]" office:value-type="percentage" office:value="2.25944314243533" calcext:value-type="percentage">
            <text:p>225.94%</text:p>
          </table:table-cell>
          <table:table-cell table:style-name="ce16" table:formula="of:=[.E41]/[.C41]" office:value-type="percentage" office:value="6.94501685982895" calcext:value-type="percentage">
            <text:p>694.50%</text:p>
          </table:table-cell>
        </table:table-row>
        <table:table-row table:style-name="ro1">
          <table:table-cell table:style-name="ce1" office:value-type="string" calcext:value-type="string">
            <text:p>Kernel 041</text:p>
          </table:table-cell>
          <table:table-cell table:style-name="ce8" office:value-type="float" office:value="4516.684" calcext:value-type="float">
            <text:p>4516.684</text:p>
          </table:table-cell>
          <table:table-cell table:style-name="ce12" office:value-type="float" office:value="4747.208" calcext:value-type="float">
            <text:p>4747.208</text:p>
          </table:table-cell>
          <table:table-cell table:style-name="ce8" office:value-type="float" office:value="9304.635" calcext:value-type="float">
            <text:p>9304.635</text:p>
          </table:table-cell>
          <table:table-cell table:style-name="ce12" office:value-type="float" office:value="12615.73" calcext:value-type="float">
            <text:p>12615.73</text:p>
          </table:table-cell>
          <table:table-cell table:style-name="ce14" table:formula="of:=([.D42]-[.B42])/[.D42]" office:value-type="percentage" office:value="0.514576982331924" calcext:value-type="percentage">
            <text:p>51.46%</text:p>
          </table:table-cell>
          <table:table-cell table:style-name="ce16" table:formula="of:=([.E42]-[.C42])/[.E42]" office:value-type="percentage" office:value="0.623707228991109" calcext:value-type="percentage">
            <text:p>62.37%</text:p>
          </table:table-cell>
          <table:table-cell table:style-name="ce14" table:formula="of:=[.B42]/[.D42]" office:value-type="percentage" office:value="0.485423017668076" calcext:value-type="percentage">
            <text:p>48.54%</text:p>
          </table:table-cell>
          <table:table-cell table:style-name="ce16" table:formula="of:=[.C42]/[.E42]" office:value-type="percentage" office:value="0.376292771008891" calcext:value-type="percentage">
            <text:p>37.63%</text:p>
          </table:table-cell>
          <table:table-cell table:style-name="ce14" table:formula="of:=[.D42]/[.B42]" office:value-type="percentage" office:value="2.06005888390687" calcext:value-type="percentage">
            <text:p>206.01%</text:p>
          </table:table-cell>
          <table:table-cell table:style-name="ce16" table:formula="of:=[.E42]/[.C42]" office:value-type="percentage" office:value="2.65750521148431" calcext:value-type="percentage">
            <text:p>265.75%</text:p>
          </table:table-cell>
        </table:table-row>
        <table:table-row table:style-name="ro1">
          <table:table-cell table:style-name="ce1" office:value-type="string" calcext:value-type="string">
            <text:p>Kernel 042</text:p>
          </table:table-cell>
          <table:table-cell table:style-name="ce8" office:value-type="float" office:value="4305.514" calcext:value-type="float">
            <text:p>4305.514</text:p>
          </table:table-cell>
          <table:table-cell table:style-name="ce12" office:value-type="float" office:value="5.543" calcext:value-type="float">
            <text:p>5.543</text:p>
          </table:table-cell>
          <table:table-cell table:style-name="ce8" office:value-type="float" office:value="9947.037" calcext:value-type="float">
            <text:p>9947.037</text:p>
          </table:table-cell>
          <table:table-cell table:style-name="ce12" office:value-type="float" office:value="514.916" calcext:value-type="float">
            <text:p>514.916</text:p>
          </table:table-cell>
          <table:table-cell table:style-name="ce14" table:formula="of:=([.D43]-[.B43])/[.D43]" office:value-type="percentage" office:value="0.567156129006055" calcext:value-type="percentage">
            <text:p>56.72%</text:p>
          </table:table-cell>
          <table:table-cell table:style-name="ce16" table:formula="of:=([.E43]-[.C43])/[.E43]" office:value-type="percentage" office:value="0.989235137381631" calcext:value-type="percentage">
            <text:p>98.92%</text:p>
          </table:table-cell>
          <table:table-cell table:style-name="ce14" table:formula="of:=[.B43]/[.D43]" office:value-type="percentage" office:value="0.432843870993945" calcext:value-type="percentage">
            <text:p>43.28%</text:p>
          </table:table-cell>
          <table:table-cell table:style-name="ce16" table:formula="of:=[.C43]/[.E43]" office:value-type="percentage" office:value="0.0107648626183688" calcext:value-type="percentage">
            <text:p>1.08%</text:p>
          </table:table-cell>
          <table:table-cell table:style-name="ce14" table:formula="of:=[.D43]/[.B43]" office:value-type="percentage" office:value="2.31030185942956" calcext:value-type="percentage">
            <text:p>231.03%</text:p>
          </table:table-cell>
          <table:table-cell table:style-name="ce16" table:formula="of:=[.E43]/[.C43]" office:value-type="percentage" office:value="92.8948222983944" calcext:value-type="percentage">
            <text:p>9289.48%</text:p>
          </table:table-cell>
        </table:table-row>
        <table:table-row table:style-name="ro1">
          <table:table-cell table:style-name="ce1" office:value-type="string" calcext:value-type="string">
            <text:p>Kernel 043</text:p>
          </table:table-cell>
          <table:table-cell table:style-name="ce8" office:value-type="float" office:value="4593.217" calcext:value-type="float">
            <text:p>4593.217</text:p>
          </table:table-cell>
          <table:table-cell table:style-name="ce12" office:value-type="float" office:value="348.362" calcext:value-type="float">
            <text:p>348.362</text:p>
          </table:table-cell>
          <table:table-cell table:style-name="ce8" office:value-type="float" office:value="9637.022" calcext:value-type="float">
            <text:p>9637.022</text:p>
          </table:table-cell>
          <table:table-cell table:style-name="ce12" office:value-type="float" office:value="1393.027" calcext:value-type="float">
            <text:p>1393.027</text:p>
          </table:table-cell>
          <table:table-cell table:style-name="ce14" table:formula="of:=([.D44]-[.B44])/[.D44]" office:value-type="percentage" office:value="0.523377968837261" calcext:value-type="percentage">
            <text:p>52.34%</text:p>
          </table:table-cell>
          <table:table-cell table:style-name="ce16" table:formula="of:=([.E44]-[.C44])/[.E44]" office:value-type="percentage" office:value="0.749924445111258" calcext:value-type="percentage">
            <text:p>74.99%</text:p>
          </table:table-cell>
          <table:table-cell table:style-name="ce14" table:formula="of:=[.B44]/[.D44]" office:value-type="percentage" office:value="0.476622031162739" calcext:value-type="percentage">
            <text:p>47.66%</text:p>
          </table:table-cell>
          <table:table-cell table:style-name="ce16" table:formula="of:=[.C44]/[.E44]" office:value-type="percentage" office:value="0.250075554888742" calcext:value-type="percentage">
            <text:p>25.01%</text:p>
          </table:table-cell>
          <table:table-cell table:style-name="ce14" table:formula="of:=[.D44]/[.B44]" office:value-type="percentage" office:value="2.09809856577645" calcext:value-type="percentage">
            <text:p>209.81%</text:p>
          </table:table-cell>
          <table:table-cell table:style-name="ce16" table:formula="of:=[.E44]/[.C44]" office:value-type="percentage" office:value="3.99879148701638" calcext:value-type="percentage">
            <text:p>399.88%</text:p>
          </table:table-cell>
        </table:table-row>
        <table:table-row table:style-name="ro1">
          <table:table-cell table:style-name="ce1" office:value-type="string" calcext:value-type="string">
            <text:p>Kernel 044</text:p>
          </table:table-cell>
          <table:table-cell table:style-name="ce8" office:value-type="float" office:value="4843.387" calcext:value-type="float">
            <text:p>4843.387</text:p>
          </table:table-cell>
          <table:table-cell table:style-name="ce12" office:value-type="float" office:value="2414.927" calcext:value-type="float">
            <text:p>2414.927</text:p>
          </table:table-cell>
          <table:table-cell table:style-name="ce8" office:value-type="float" office:value="10378.005" calcext:value-type="float">
            <text:p>10378.005</text:p>
          </table:table-cell>
          <table:table-cell table:style-name="ce12" office:value-type="float" office:value="8403.465" calcext:value-type="float">
            <text:p>8403.465</text:p>
          </table:table-cell>
          <table:table-cell table:style-name="ce14" table:formula="of:=([.D45]-[.B45])/[.D45]" office:value-type="percentage" office:value="0.533302691605949" calcext:value-type="percentage">
            <text:p>53.33%</text:p>
          </table:table-cell>
          <table:table-cell table:style-name="ce16" table:formula="of:=([.E45]-[.C45])/[.E45]" office:value-type="percentage" office:value="0.712627231743096" calcext:value-type="percentage">
            <text:p>71.26%</text:p>
          </table:table-cell>
          <table:table-cell table:style-name="ce14" table:formula="of:=[.B45]/[.D45]" office:value-type="percentage" office:value="0.466697308394051" calcext:value-type="percentage">
            <text:p>46.67%</text:p>
          </table:table-cell>
          <table:table-cell table:style-name="ce16" table:formula="of:=[.C45]/[.E45]" office:value-type="percentage" office:value="0.287372768256904" calcext:value-type="percentage">
            <text:p>28.74%</text:p>
          </table:table-cell>
          <table:table-cell table:style-name="ce14" table:formula="of:=[.D45]/[.B45]" office:value-type="percentage" office:value="2.14271645028572" calcext:value-type="percentage">
            <text:p>214.27%</text:p>
          </table:table-cell>
          <table:table-cell table:style-name="ce16" table:formula="of:=[.E45]/[.C45]" office:value-type="percentage" office:value="3.4798008387003" calcext:value-type="percentage">
            <text:p>347.98%</text:p>
          </table:table-cell>
        </table:table-row>
        <table:table-row table:style-name="ro1">
          <table:table-cell table:style-name="ce1" office:value-type="string" calcext:value-type="string">
            <text:p>Kernel 045</text:p>
          </table:table-cell>
          <table:table-cell table:style-name="ce8" office:value-type="float" office:value="4729.621" calcext:value-type="float">
            <text:p>4729.621</text:p>
          </table:table-cell>
          <table:table-cell table:style-name="ce12" office:value-type="float" office:value="4079.343" calcext:value-type="float">
            <text:p>4079.343</text:p>
          </table:table-cell>
          <table:table-cell table:style-name="ce8" office:value-type="float" office:value="10528.733" calcext:value-type="float">
            <text:p>10528.733</text:p>
          </table:table-cell>
          <table:table-cell table:style-name="ce12" office:value-type="float" office:value="11712.243" calcext:value-type="float">
            <text:p>11712.243</text:p>
          </table:table-cell>
          <table:table-cell table:style-name="ce14" table:formula="of:=([.D46]-[.B46])/[.D46]" office:value-type="percentage" office:value="0.550789159531351" calcext:value-type="percentage">
            <text:p>55.08%</text:p>
          </table:table-cell>
          <table:table-cell table:style-name="ce16" table:formula="of:=([.E46]-[.C46])/[.E46]" office:value-type="percentage" office:value="0.651702667029706" calcext:value-type="percentage">
            <text:p>65.17%</text:p>
          </table:table-cell>
          <table:table-cell table:style-name="ce14" table:formula="of:=[.B46]/[.D46]" office:value-type="percentage" office:value="0.449210840468649" calcext:value-type="percentage">
            <text:p>44.92%</text:p>
          </table:table-cell>
          <table:table-cell table:style-name="ce16" table:formula="of:=[.C46]/[.E46]" office:value-type="percentage" office:value="0.348297332970294" calcext:value-type="percentage">
            <text:p>34.83%</text:p>
          </table:table-cell>
          <table:table-cell table:style-name="ce14" table:formula="of:=[.D46]/[.B46]" office:value-type="percentage" office:value="2.22612615260293" calcext:value-type="percentage">
            <text:p>222.61%</text:p>
          </table:table-cell>
          <table:table-cell table:style-name="ce16" table:formula="of:=[.E46]/[.C46]" office:value-type="percentage" office:value="2.87111012729256" calcext:value-type="percentage">
            <text:p>287.11%</text:p>
          </table:table-cell>
        </table:table-row>
        <table:table-row table:style-name="ro1">
          <table:table-cell table:style-name="ce1" office:value-type="string" calcext:value-type="string">
            <text:p>Kernel 046</text:p>
          </table:table-cell>
          <table:table-cell table:style-name="ce8" office:value-type="float" office:value="5109.549" calcext:value-type="float">
            <text:p>5109.549</text:p>
          </table:table-cell>
          <table:table-cell table:style-name="ce12" office:value-type="float" office:value="2673.685" calcext:value-type="float">
            <text:p>2673.685</text:p>
          </table:table-cell>
          <table:table-cell table:style-name="ce8" office:value-type="float" office:value="10933.178" calcext:value-type="float">
            <text:p>10933.178</text:p>
          </table:table-cell>
          <table:table-cell table:style-name="ce12" office:value-type="float" office:value="8788.793" calcext:value-type="float">
            <text:p>8788.793</text:p>
          </table:table-cell>
          <table:table-cell table:style-name="ce14" table:formula="of:=([.D47]-[.B47])/[.D47]" office:value-type="percentage" office:value="0.5326565615231" calcext:value-type="percentage">
            <text:p>53.27%</text:p>
          </table:table-cell>
          <table:table-cell table:style-name="ce16" table:formula="of:=([.E47]-[.C47])/[.E47]" office:value-type="percentage" office:value="0.69578473403572" calcext:value-type="percentage">
            <text:p>69.58%</text:p>
          </table:table-cell>
          <table:table-cell table:style-name="ce14" table:formula="of:=[.B47]/[.D47]" office:value-type="percentage" office:value="0.4673434384769" calcext:value-type="percentage">
            <text:p>46.73%</text:p>
          </table:table-cell>
          <table:table-cell table:style-name="ce16" table:formula="of:=[.C47]/[.E47]" office:value-type="percentage" office:value="0.30421526596428" calcext:value-type="percentage">
            <text:p>30.42%</text:p>
          </table:table-cell>
          <table:table-cell table:style-name="ce14" table:formula="of:=[.D47]/[.B47]" office:value-type="percentage" office:value="2.13975401742894" calcext:value-type="percentage">
            <text:p>213.98%</text:p>
          </table:table-cell>
          <table:table-cell table:style-name="ce16" table:formula="of:=[.E47]/[.C47]" office:value-type="percentage" office:value="3.28714601757499" calcext:value-type="percentage">
            <text:p>328.71%</text:p>
          </table:table-cell>
        </table:table-row>
        <table:table-row table:style-name="ro1">
          <table:table-cell table:style-name="ce1" office:value-type="string" calcext:value-type="string">
            <text:p>Kernel 047</text:p>
          </table:table-cell>
          <table:table-cell table:style-name="ce8" office:value-type="float" office:value="4647.08" calcext:value-type="float">
            <text:p>4647.08</text:p>
          </table:table-cell>
          <table:table-cell table:style-name="ce12" office:value-type="float" office:value="3347.029" calcext:value-type="float">
            <text:p>3347.029</text:p>
          </table:table-cell>
          <table:table-cell table:style-name="ce8" office:value-type="float" office:value="10547.857" calcext:value-type="float">
            <text:p>10547.857</text:p>
          </table:table-cell>
          <table:table-cell table:style-name="ce12" office:value-type="float" office:value="10386.957" calcext:value-type="float">
            <text:p>10386.957</text:p>
          </table:table-cell>
          <table:table-cell table:style-name="ce14" table:formula="of:=([.D48]-[.B48])/[.D48]" office:value-type="percentage" office:value="0.559428991121135" calcext:value-type="percentage">
            <text:p>55.94%</text:p>
          </table:table-cell>
          <table:table-cell table:style-name="ce16" table:formula="of:=([.E48]-[.C48])/[.E48]" office:value-type="percentage" office:value="0.677766163853379" calcext:value-type="percentage">
            <text:p>67.78%</text:p>
          </table:table-cell>
          <table:table-cell table:style-name="ce14" table:formula="of:=[.B48]/[.D48]" office:value-type="percentage" office:value="0.440571008878865" calcext:value-type="percentage">
            <text:p>44.06%</text:p>
          </table:table-cell>
          <table:table-cell table:style-name="ce16" table:formula="of:=[.C48]/[.E48]" office:value-type="percentage" office:value="0.322233836146621" calcext:value-type="percentage">
            <text:p>32.22%</text:p>
          </table:table-cell>
          <table:table-cell table:style-name="ce14" table:formula="of:=[.D48]/[.B48]" office:value-type="percentage" office:value="2.26978166934935" calcext:value-type="percentage">
            <text:p>226.98%</text:p>
          </table:table-cell>
          <table:table-cell table:style-name="ce16" table:formula="of:=[.E48]/[.C48]" office:value-type="percentage" office:value="3.10333642164439" calcext:value-type="percentage">
            <text:p>310.33%</text:p>
          </table:table-cell>
        </table:table-row>
        <table:table-row table:style-name="ro1">
          <table:table-cell table:style-name="ce1" office:value-type="string" calcext:value-type="string">
            <text:p>Kernel 048</text:p>
          </table:table-cell>
          <table:table-cell table:style-name="ce8" office:value-type="float" office:value="5120.724" calcext:value-type="float">
            <text:p>5120.724</text:p>
          </table:table-cell>
          <table:table-cell table:style-name="ce12" office:value-type="float" office:value="1233.513" calcext:value-type="float">
            <text:p>1233.513</text:p>
          </table:table-cell>
          <table:table-cell table:style-name="ce8" office:value-type="float" office:value="11258.543" calcext:value-type="float">
            <text:p>11258.543</text:p>
          </table:table-cell>
          <table:table-cell table:style-name="ce12" office:value-type="float" office:value="5783.458" calcext:value-type="float">
            <text:p>5783.458</text:p>
          </table:table-cell>
          <table:table-cell table:style-name="ce14" table:formula="of:=([.D49]-[.B49])/[.D49]" office:value-type="percentage" office:value="0.545169921187848" calcext:value-type="percentage">
            <text:p>54.52%</text:p>
          </table:table-cell>
          <table:table-cell table:style-name="ce16" table:formula="of:=([.E49]-[.C49])/[.E49]" office:value-type="percentage" office:value="0.786717047136851" calcext:value-type="percentage">
            <text:p>78.67%</text:p>
          </table:table-cell>
          <table:table-cell table:style-name="ce14" table:formula="of:=[.B49]/[.D49]" office:value-type="percentage" office:value="0.454830078812152" calcext:value-type="percentage">
            <text:p>45.48%</text:p>
          </table:table-cell>
          <table:table-cell table:style-name="ce16" table:formula="of:=[.C49]/[.E49]" office:value-type="percentage" office:value="0.213282952863149" calcext:value-type="percentage">
            <text:p>21.33%</text:p>
          </table:table-cell>
          <table:table-cell table:style-name="ce14" table:formula="of:=[.D49]/[.B49]" office:value-type="percentage" office:value="2.19862328061423" calcext:value-type="percentage">
            <text:p>219.86%</text:p>
          </table:table-cell>
          <table:table-cell table:style-name="ce16" table:formula="of:=[.E49]/[.C49]" office:value-type="percentage" office:value="4.68860725424053" calcext:value-type="percentage">
            <text:p>468.86%</text:p>
          </table:table-cell>
        </table:table-row>
        <table:table-row table:style-name="ro1">
          <table:table-cell table:style-name="ce1" office:value-type="string" calcext:value-type="string">
            <text:p>Kernel 049</text:p>
          </table:table-cell>
          <table:table-cell table:style-name="ce8" office:value-type="float" office:value="5345.19" calcext:value-type="float">
            <text:p>5345.19</text:p>
          </table:table-cell>
          <table:table-cell table:style-name="ce12" office:value-type="float" office:value="468.312" calcext:value-type="float">
            <text:p>468.312</text:p>
          </table:table-cell>
          <table:table-cell table:style-name="ce8" office:value-type="float" office:value="11701.033" calcext:value-type="float">
            <text:p>11701.033</text:p>
          </table:table-cell>
          <table:table-cell table:style-name="ce12" office:value-type="float" office:value="509.594" calcext:value-type="float">
            <text:p>509.594</text:p>
          </table:table-cell>
          <table:table-cell table:style-name="ce14" table:formula="of:=([.D50]-[.B50])/[.D50]" office:value-type="percentage" office:value="0.543186486184596" calcext:value-type="percentage">
            <text:p>54.32%</text:p>
          </table:table-cell>
          <table:table-cell table:style-name="ce16" table:formula="of:=([.E50]-[.C50])/[.E50]" office:value-type="percentage" office:value="0.0810095880249767" calcext:value-type="percentage">
            <text:p>8.10%</text:p>
          </table:table-cell>
          <table:table-cell table:style-name="ce14" table:formula="of:=[.B50]/[.D50]" office:value-type="percentage" office:value="0.456813513815404" calcext:value-type="percentage">
            <text:p>45.68%</text:p>
          </table:table-cell>
          <table:table-cell table:style-name="ce16" table:formula="of:=[.C50]/[.E50]" office:value-type="percentage" office:value="0.918990411975023" calcext:value-type="percentage">
            <text:p>91.90%</text:p>
          </table:table-cell>
          <table:table-cell table:style-name="ce14" table:formula="of:=[.D50]/[.B50]" office:value-type="percentage" office:value="2.18907709548211" calcext:value-type="percentage">
            <text:p>218.91%</text:p>
          </table:table-cell>
          <table:table-cell table:style-name="ce16" table:formula="of:=[.E50]/[.C50]" office:value-type="percentage" office:value="1.08815063461966" calcext:value-type="percentage">
            <text:p>108.82%</text:p>
          </table:table-cell>
        </table:table-row>
        <table:table-row table:style-name="ro1">
          <table:table-cell table:style-name="ce1" office:value-type="string" calcext:value-type="string">
            <text:p>Kernel 050</text:p>
          </table:table-cell>
          <table:table-cell table:style-name="ce8" office:value-type="float" office:value="4905.46" calcext:value-type="float">
            <text:p>4905.46</text:p>
          </table:table-cell>
          <table:table-cell table:style-name="ce12" office:value-type="float" office:value="3334.026" calcext:value-type="float">
            <text:p>3334.026</text:p>
          </table:table-cell>
          <table:table-cell table:style-name="ce8" office:value-type="float" office:value="11020.797" calcext:value-type="float">
            <text:p>11020.797</text:p>
          </table:table-cell>
          <table:table-cell table:style-name="ce12" office:value-type="float" office:value="10367.839" calcext:value-type="float">
            <text:p>10367.839</text:p>
          </table:table-cell>
          <table:table-cell table:style-name="ce14" table:formula="of:=([.D51]-[.B51])/[.D51]" office:value-type="percentage" office:value="0.554890630868167" calcext:value-type="percentage">
            <text:p>55.49%</text:p>
          </table:table-cell>
          <table:table-cell table:style-name="ce16" table:formula="of:=([.E51]-[.C51])/[.E51]" office:value-type="percentage" office:value="0.678426140683705" calcext:value-type="percentage">
            <text:p>67.84%</text:p>
          </table:table-cell>
          <table:table-cell table:style-name="ce14" table:formula="of:=[.B51]/[.D51]" office:value-type="percentage" office:value="0.445109369131833" calcext:value-type="percentage">
            <text:p>44.51%</text:p>
          </table:table-cell>
          <table:table-cell table:style-name="ce16" table:formula="of:=[.C51]/[.E51]" office:value-type="percentage" office:value="0.321573859316295" calcext:value-type="percentage">
            <text:p>32.16%</text:p>
          </table:table-cell>
          <table:table-cell table:style-name="ce14" table:formula="of:=[.D51]/[.B51]" office:value-type="percentage" office:value="2.24663884732523" calcext:value-type="percentage">
            <text:p>224.66%</text:p>
          </table:table-cell>
          <table:table-cell table:style-name="ce16" table:formula="of:=[.E51]/[.C51]" office:value-type="percentage" office:value="3.10970550319644" calcext:value-type="percentage">
            <text:p>310.97%</text:p>
          </table:table-cell>
        </table:table-row>
        <table:table-row table:style-name="ro1">
          <table:table-cell table:style-name="ce1" office:value-type="string" calcext:value-type="string">
            <text:p>Kernel 051</text:p>
          </table:table-cell>
          <table:table-cell table:style-name="ce8" office:value-type="float" office:value="5477.303" calcext:value-type="float">
            <text:p>5477.303</text:p>
          </table:table-cell>
          <table:table-cell table:style-name="ce12" office:value-type="float" office:value="2753.778" calcext:value-type="float">
            <text:p>2753.778</text:p>
          </table:table-cell>
          <table:table-cell table:style-name="ce8" office:value-type="float" office:value="12140.519" calcext:value-type="float">
            <text:p>12140.519</text:p>
          </table:table-cell>
          <table:table-cell table:style-name="ce12" office:value-type="float" office:value="9228.292" calcext:value-type="float">
            <text:p>9228.292</text:p>
          </table:table-cell>
          <table:table-cell table:style-name="ce14" table:formula="of:=([.D52]-[.B52])/[.D52]" office:value-type="percentage" office:value="0.548841116265293" calcext:value-type="percentage">
            <text:p>54.88%</text:p>
          </table:table-cell>
          <table:table-cell table:style-name="ce16" table:formula="of:=([.E52]-[.C52])/[.E52]" office:value-type="percentage" office:value="0.701593967767817" calcext:value-type="percentage">
            <text:p>70.16%</text:p>
          </table:table-cell>
          <table:table-cell table:style-name="ce14" table:formula="of:=[.B52]/[.D52]" office:value-type="percentage" office:value="0.451158883734707" calcext:value-type="percentage">
            <text:p>45.12%</text:p>
          </table:table-cell>
          <table:table-cell table:style-name="ce16" table:formula="of:=[.C52]/[.E52]" office:value-type="percentage" office:value="0.298406032232183" calcext:value-type="percentage">
            <text:p>29.84%</text:p>
          </table:table-cell>
          <table:table-cell table:style-name="ce14" table:formula="of:=[.D52]/[.B52]" office:value-type="percentage" office:value="2.21651403984771" calcext:value-type="percentage">
            <text:p>221.65%</text:p>
          </table:table-cell>
          <table:table-cell table:style-name="ce16" table:formula="of:=[.E52]/[.C52]" office:value-type="percentage" office:value="3.35113869019216" calcext:value-type="percentage">
            <text:p>335.11%</text:p>
          </table:table-cell>
        </table:table-row>
        <table:table-row table:style-name="ro1">
          <table:table-cell table:style-name="ce1" office:value-type="string" calcext:value-type="string">
            <text:p>Kernel 052</text:p>
          </table:table-cell>
          <table:table-cell table:style-name="ce8" office:value-type="float" office:value="5618.005" calcext:value-type="float">
            <text:p>5618.005</text:p>
          </table:table-cell>
          <table:table-cell table:style-name="ce12" office:value-type="float" office:value="2011.021" calcext:value-type="float">
            <text:p>2011.021</text:p>
          </table:table-cell>
          <table:table-cell table:style-name="ce8" office:value-type="float" office:value="12648.987" calcext:value-type="float">
            <text:p>12648.987</text:p>
          </table:table-cell>
          <table:table-cell table:style-name="ce12" office:value-type="float" office:value="7068.889" calcext:value-type="float">
            <text:p>7068.889</text:p>
          </table:table-cell>
          <table:table-cell table:style-name="ce14" table:formula="of:=([.D53]-[.B53])/[.D53]" office:value-type="percentage" office:value="0.555853365965195" calcext:value-type="percentage">
            <text:p>55.59%</text:p>
          </table:table-cell>
          <table:table-cell table:style-name="ce16" table:formula="of:=([.E53]-[.C53])/[.E53]" office:value-type="percentage" office:value="0.715511023019317" calcext:value-type="percentage">
            <text:p>71.55%</text:p>
          </table:table-cell>
          <table:table-cell table:style-name="ce14" table:formula="of:=[.B53]/[.D53]" office:value-type="percentage" office:value="0.444146634034805" calcext:value-type="percentage">
            <text:p>44.41%</text:p>
          </table:table-cell>
          <table:table-cell table:style-name="ce16" table:formula="of:=[.C53]/[.E53]" office:value-type="percentage" office:value="0.284488976980683" calcext:value-type="percentage">
            <text:p>28.45%</text:p>
          </table:table-cell>
          <table:table-cell table:style-name="ce14" table:formula="of:=[.D53]/[.B53]" office:value-type="percentage" office:value="2.25150867612257" calcext:value-type="percentage">
            <text:p>225.15%</text:p>
          </table:table-cell>
          <table:table-cell table:style-name="ce16" table:formula="of:=[.E53]/[.C53]" office:value-type="percentage" office:value="3.51507468097051" calcext:value-type="percentage">
            <text:p>351.51%</text:p>
          </table:table-cell>
        </table:table-row>
        <table:table-row table:style-name="ro1">
          <table:table-cell table:style-name="ce1" office:value-type="string" calcext:value-type="string">
            <text:p>Kernel 053</text:p>
          </table:table-cell>
          <table:table-cell table:style-name="ce8" office:value-type="float" office:value="6047.131" calcext:value-type="float">
            <text:p>6047.131</text:p>
          </table:table-cell>
          <table:table-cell table:style-name="ce12" office:value-type="float" office:value="3573.22" calcext:value-type="float">
            <text:p>3573.22</text:p>
          </table:table-cell>
          <table:table-cell table:style-name="ce8" office:value-type="float" office:value="13272.192" calcext:value-type="float">
            <text:p>13272.192</text:p>
          </table:table-cell>
          <table:table-cell table:style-name="ce12" office:value-type="float" office:value="10280.197" calcext:value-type="float">
            <text:p>10280.197</text:p>
          </table:table-cell>
          <table:table-cell table:style-name="ce14" table:formula="of:=([.D54]-[.B54])/[.D54]" office:value-type="percentage" office:value="0.54437586496639" calcext:value-type="percentage">
            <text:p>54.44%</text:p>
          </table:table-cell>
          <table:table-cell table:style-name="ce16" table:formula="of:=([.E54]-[.C54])/[.E54]" office:value-type="percentage" office:value="0.652417166713829" calcext:value-type="percentage">
            <text:p>65.24%</text:p>
          </table:table-cell>
          <table:table-cell table:style-name="ce14" table:formula="of:=[.B54]/[.D54]" office:value-type="percentage" office:value="0.45562413503361" calcext:value-type="percentage">
            <text:p>45.56%</text:p>
          </table:table-cell>
          <table:table-cell table:style-name="ce16" table:formula="of:=[.C54]/[.E54]" office:value-type="percentage" office:value="0.347582833286171" calcext:value-type="percentage">
            <text:p>34.76%</text:p>
          </table:table-cell>
          <table:table-cell table:style-name="ce14" table:formula="of:=[.D54]/[.B54]" office:value-type="percentage" office:value="2.19479154660284" calcext:value-type="percentage">
            <text:p>219.48%</text:p>
          </table:table-cell>
          <table:table-cell table:style-name="ce16" table:formula="of:=[.E54]/[.C54]" office:value-type="percentage" office:value="2.87701205075534" calcext:value-type="percentage">
            <text:p>287.70%</text:p>
          </table:table-cell>
        </table:table-row>
        <table:table-row table:style-name="ro1">
          <table:table-cell table:style-name="ce1" office:value-type="string" calcext:value-type="string">
            <text:p>Kernel 054</text:p>
          </table:table-cell>
          <table:table-cell table:style-name="ce8" office:value-type="float" office:value="5273.193" calcext:value-type="float">
            <text:p>5273.193</text:p>
          </table:table-cell>
          <table:table-cell table:style-name="ce12" office:value-type="float" office:value="180.969" calcext:value-type="float">
            <text:p>180.969</text:p>
          </table:table-cell>
          <table:table-cell table:style-name="ce8" office:value-type="float" office:value="12804.052" calcext:value-type="float">
            <text:p>12804.052</text:p>
          </table:table-cell>
          <table:table-cell table:style-name="ce12" office:value-type="float" office:value="1083.886" calcext:value-type="float">
            <text:p>1083.886</text:p>
          </table:table-cell>
          <table:table-cell table:style-name="ce14" table:formula="of:=([.D55]-[.B55])/[.D55]" office:value-type="percentage" office:value="0.588162169288285" calcext:value-type="percentage">
            <text:p>58.82%</text:p>
          </table:table-cell>
          <table:table-cell table:style-name="ce16" table:formula="of:=([.E55]-[.C55])/[.E55]" office:value-type="percentage" office:value="0.83303686919104" calcext:value-type="percentage">
            <text:p>83.30%</text:p>
          </table:table-cell>
          <table:table-cell table:style-name="ce14" table:formula="of:=[.B55]/[.D55]" office:value-type="percentage" office:value="0.411837830711715" calcext:value-type="percentage">
            <text:p>41.18%</text:p>
          </table:table-cell>
          <table:table-cell table:style-name="ce16" table:formula="of:=[.C55]/[.E55]" office:value-type="percentage" office:value="0.16696313080896" calcext:value-type="percentage">
            <text:p>16.70%</text:p>
          </table:table-cell>
          <table:table-cell table:style-name="ce14" table:formula="of:=[.D55]/[.B55]" office:value-type="percentage" office:value="2.42814021789075" calcext:value-type="percentage">
            <text:p>242.81%</text:p>
          </table:table-cell>
          <table:table-cell table:style-name="ce16" table:formula="of:=[.E55]/[.C55]" office:value-type="percentage" office:value="5.98934624162149" calcext:value-type="percentage">
            <text:p>598.93%</text:p>
          </table:table-cell>
        </table:table-row>
        <table:table-row table:style-name="ro1">
          <table:table-cell table:style-name="ce1" office:value-type="string" calcext:value-type="string">
            <text:p>Kernel 055</text:p>
          </table:table-cell>
          <table:table-cell table:style-name="ce8" office:value-type="float" office:value="5849.339" calcext:value-type="float">
            <text:p>5849.339</text:p>
          </table:table-cell>
          <table:table-cell table:style-name="ce12" office:value-type="float" office:value="625.473" calcext:value-type="float">
            <text:p>625.473</text:p>
          </table:table-cell>
          <table:table-cell table:style-name="ce8" office:value-type="float" office:value="13810.357" calcext:value-type="float">
            <text:p>13810.357</text:p>
          </table:table-cell>
          <table:table-cell table:style-name="ce12" office:value-type="float" office:value="3988.575" calcext:value-type="float">
            <text:p>3988.575</text:p>
          </table:table-cell>
          <table:table-cell table:style-name="ce14" table:formula="of:=([.D56]-[.B56])/[.D56]" office:value-type="percentage" office:value="0.576452730367506" calcext:value-type="percentage">
            <text:p>57.65%</text:p>
          </table:table-cell>
          <table:table-cell table:style-name="ce16" table:formula="of:=([.E56]-[.C56])/[.E56]" office:value-type="percentage" office:value="0.843183843854008" calcext:value-type="percentage">
            <text:p>84.32%</text:p>
          </table:table-cell>
          <table:table-cell table:style-name="ce14" table:formula="of:=[.B56]/[.D56]" office:value-type="percentage" office:value="0.423547269632494" calcext:value-type="percentage">
            <text:p>42.35%</text:p>
          </table:table-cell>
          <table:table-cell table:style-name="ce16" table:formula="of:=[.C56]/[.E56]" office:value-type="percentage" office:value="0.156816156145992" calcext:value-type="percentage">
            <text:p>15.68%</text:p>
          </table:table-cell>
          <table:table-cell table:style-name="ce14" table:formula="of:=[.D56]/[.B56]" office:value-type="percentage" office:value="2.36101156045153" calcext:value-type="percentage">
            <text:p>236.10%</text:p>
          </table:table-cell>
          <table:table-cell table:style-name="ce16" table:formula="of:=[.E56]/[.C56]" office:value-type="percentage" office:value="6.37689396664604" calcext:value-type="percentage">
            <text:p>637.69%</text:p>
          </table:table-cell>
        </table:table-row>
        <table:table-row table:style-name="ro1">
          <table:table-cell table:style-name="ce1" office:value-type="string" calcext:value-type="string">
            <text:p>Kernel 056</text:p>
          </table:table-cell>
          <table:table-cell table:style-name="ce8" office:value-type="float" office:value="5898.472" calcext:value-type="float">
            <text:p>5898.472</text:p>
          </table:table-cell>
          <table:table-cell table:style-name="ce12" office:value-type="float" office:value="933.421" calcext:value-type="float">
            <text:p>933.421</text:p>
          </table:table-cell>
          <table:table-cell table:style-name="ce8" office:value-type="float" office:value="13581.067" calcext:value-type="float">
            <text:p>13581.067</text:p>
          </table:table-cell>
          <table:table-cell table:style-name="ce12" office:value-type="float" office:value="4837.685" calcext:value-type="float">
            <text:p>4837.685</text:p>
          </table:table-cell>
          <table:table-cell table:style-name="ce14" table:formula="of:=([.D57]-[.B57])/[.D57]" office:value-type="percentage" office:value="0.565684198450681" calcext:value-type="percentage">
            <text:p>56.57%</text:p>
          </table:table-cell>
          <table:table-cell table:style-name="ce16" table:formula="of:=([.E57]-[.C57])/[.E57]" office:value-type="percentage" office:value="0.807052133406784" calcext:value-type="percentage">
            <text:p>80.71%</text:p>
          </table:table-cell>
          <table:table-cell table:style-name="ce14" table:formula="of:=[.B57]/[.D57]" office:value-type="percentage" office:value="0.434315801549319" calcext:value-type="percentage">
            <text:p>43.43%</text:p>
          </table:table-cell>
          <table:table-cell table:style-name="ce16" table:formula="of:=[.C57]/[.E57]" office:value-type="percentage" office:value="0.192947866593216" calcext:value-type="percentage">
            <text:p>19.29%</text:p>
          </table:table-cell>
          <table:table-cell table:style-name="ce14" table:formula="of:=[.D57]/[.B57]" office:value-type="percentage" office:value="2.30247206395148" calcext:value-type="percentage">
            <text:p>230.25%</text:p>
          </table:table-cell>
          <table:table-cell table:style-name="ce16" table:formula="of:=[.E57]/[.C57]" office:value-type="percentage" office:value="5.18274712053832" calcext:value-type="percentage">
            <text:p>518.27%</text:p>
          </table:table-cell>
        </table:table-row>
        <table:table-row table:style-name="ro1">
          <table:table-cell table:style-name="ce1" office:value-type="string" calcext:value-type="string">
            <text:p>Kernel 057</text:p>
          </table:table-cell>
          <table:table-cell table:style-name="ce8" office:value-type="float" office:value="6037.102" calcext:value-type="float">
            <text:p>6037.102</text:p>
          </table:table-cell>
          <table:table-cell table:style-name="ce12" office:value-type="float" office:value="154.671" calcext:value-type="float">
            <text:p>154.671</text:p>
          </table:table-cell>
          <table:table-cell table:style-name="ce8" office:value-type="float" office:value="14384.555" calcext:value-type="float">
            <text:p>14384.555</text:p>
          </table:table-cell>
          <table:table-cell table:style-name="ce12" office:value-type="float" office:value="1700.438" calcext:value-type="float">
            <text:p>1700.438</text:p>
          </table:table-cell>
          <table:table-cell table:style-name="ce14" table:formula="of:=([.D58]-[.B58])/[.D58]" office:value-type="percentage" office:value="0.580306655297991" calcext:value-type="percentage">
            <text:p>58.03%</text:p>
          </table:table-cell>
          <table:table-cell table:style-name="ce16" table:formula="of:=([.E58]-[.C58])/[.E58]" office:value-type="percentage" office:value="0.909040494272652" calcext:value-type="percentage">
            <text:p>90.90%</text:p>
          </table:table-cell>
          <table:table-cell table:style-name="ce14" table:formula="of:=[.B58]/[.D58]" office:value-type="percentage" office:value="0.419693344702008" calcext:value-type="percentage">
            <text:p>41.97%</text:p>
          </table:table-cell>
          <table:table-cell table:style-name="ce16" table:formula="of:=[.C58]/[.E58]" office:value-type="percentage" office:value="0.0909595057273479" calcext:value-type="percentage">
            <text:p>9.10%</text:p>
          </table:table-cell>
          <table:table-cell table:style-name="ce14" table:formula="of:=[.D58]/[.B58]" office:value-type="percentage" office:value="2.38269205986581" calcext:value-type="percentage">
            <text:p>238.27%</text:p>
          </table:table-cell>
          <table:table-cell table:style-name="ce16" table:formula="of:=[.E58]/[.C58]" office:value-type="percentage" office:value="10.9939031880572" calcext:value-type="percentage">
            <text:p>1099.39%</text:p>
          </table:table-cell>
        </table:table-row>
        <table:table-row table:style-name="ro1">
          <table:table-cell table:style-name="ce1" office:value-type="string" calcext:value-type="string">
            <text:p>Kernel 058</text:p>
          </table:table-cell>
          <table:table-cell table:style-name="ce8" office:value-type="float" office:value="6366.685" calcext:value-type="float">
            <text:p>6366.685</text:p>
          </table:table-cell>
          <table:table-cell table:style-name="ce12" office:value-type="float" office:value="1589.02" calcext:value-type="float">
            <text:p>1589.02</text:p>
          </table:table-cell>
          <table:table-cell table:style-name="ce8" office:value-type="float" office:value="14279.487" calcext:value-type="float">
            <text:p>14279.487</text:p>
          </table:table-cell>
          <table:table-cell table:style-name="ce12" office:value-type="float" office:value="6252.602" calcext:value-type="float">
            <text:p>6252.602</text:p>
          </table:table-cell>
          <table:table-cell table:style-name="ce14" table:formula="of:=([.D59]-[.B59])/[.D59]" office:value-type="percentage" office:value="0.554137694162262" calcext:value-type="percentage">
            <text:p>55.41%</text:p>
          </table:table-cell>
          <table:table-cell table:style-name="ce16" table:formula="of:=([.E59]-[.C59])/[.E59]" office:value-type="percentage" office:value="0.745862602481335" calcext:value-type="percentage">
            <text:p>74.59%</text:p>
          </table:table-cell>
          <table:table-cell table:style-name="ce14" table:formula="of:=[.B59]/[.D59]" office:value-type="percentage" office:value="0.445862305837738" calcext:value-type="percentage">
            <text:p>44.59%</text:p>
          </table:table-cell>
          <table:table-cell table:style-name="ce16" table:formula="of:=[.C59]/[.E59]" office:value-type="percentage" office:value="0.254137397518665" calcext:value-type="percentage">
            <text:p>25.41%</text:p>
          </table:table-cell>
          <table:table-cell table:style-name="ce14" table:formula="of:=[.D59]/[.B59]" office:value-type="percentage" office:value="2.24284490280264" calcext:value-type="percentage">
            <text:p>224.28%</text:p>
          </table:table-cell>
          <table:table-cell table:style-name="ce16" table:formula="of:=[.E59]/[.C59]" office:value-type="percentage" office:value="3.93487935960529" calcext:value-type="percentage">
            <text:p>393.49%</text:p>
          </table:table-cell>
        </table:table-row>
        <table:table-row table:style-name="ro1">
          <table:table-cell table:style-name="ce1" office:value-type="string" calcext:value-type="string">
            <text:p>Kernel 059</text:p>
          </table:table-cell>
          <table:table-cell table:style-name="ce8" office:value-type="float" office:value="6089.169" calcext:value-type="float">
            <text:p>6089.169</text:p>
          </table:table-cell>
          <table:table-cell table:style-name="ce12" office:value-type="float" office:value="1648.303" calcext:value-type="float">
            <text:p>1648.303</text:p>
          </table:table-cell>
          <table:table-cell table:style-name="ce8" office:value-type="float" office:value="14427.065" calcext:value-type="float">
            <text:p>14427.065</text:p>
          </table:table-cell>
          <table:table-cell table:style-name="ce12" office:value-type="float" office:value="7496.633" calcext:value-type="float">
            <text:p>7496.633</text:p>
          </table:table-cell>
          <table:table-cell table:style-name="ce14" table:formula="of:=([.D60]-[.B60])/[.D60]" office:value-type="percentage" office:value="0.577934319974298" calcext:value-type="percentage">
            <text:p>57.79%</text:p>
          </table:table-cell>
          <table:table-cell table:style-name="ce16" table:formula="of:=([.E60]-[.C60])/[.E60]" office:value-type="percentage" office:value="0.78012755859864" calcext:value-type="percentage">
            <text:p>78.01%</text:p>
          </table:table-cell>
          <table:table-cell table:style-name="ce14" table:formula="of:=[.B60]/[.D60]" office:value-type="percentage" office:value="0.422065680025702" calcext:value-type="percentage">
            <text:p>42.21%</text:p>
          </table:table-cell>
          <table:table-cell table:style-name="ce16" table:formula="of:=[.C60]/[.E60]" office:value-type="percentage" office:value="0.21987244140136" calcext:value-type="percentage">
            <text:p>21.99%</text:p>
          </table:table-cell>
          <table:table-cell table:style-name="ce14" table:formula="of:=[.D60]/[.B60]" office:value-type="percentage" office:value="2.36929948897789" calcext:value-type="percentage">
            <text:p>236.93%</text:p>
          </table:table-cell>
          <table:table-cell table:style-name="ce16" table:formula="of:=[.E60]/[.C60]" office:value-type="percentage" office:value="4.54809158267624" calcext:value-type="percentage">
            <text:p>454.81%</text:p>
          </table:table-cell>
        </table:table-row>
        <table:table-row table:style-name="ro1">
          <table:table-cell table:style-name="ce1" office:value-type="string" calcext:value-type="string">
            <text:p>Kernel 060</text:p>
          </table:table-cell>
          <table:table-cell table:style-name="ce8" office:value-type="float" office:value="6173.428" calcext:value-type="float">
            <text:p>6173.428</text:p>
          </table:table-cell>
          <table:table-cell table:style-name="ce12" office:value-type="float" office:value="2743.307" calcext:value-type="float">
            <text:p>2743.307</text:p>
          </table:table-cell>
          <table:table-cell table:style-name="ce8" office:value-type="float" office:value="14514.117" calcext:value-type="float">
            <text:p>14514.117</text:p>
          </table:table-cell>
          <table:table-cell table:style-name="ce12" office:value-type="float" office:value="9431.061" calcext:value-type="float">
            <text:p>9431.061</text:p>
          </table:table-cell>
          <table:table-cell table:style-name="ce14" table:formula="of:=([.D61]-[.B61])/[.D61]" office:value-type="percentage" office:value="0.574660449547155" calcext:value-type="percentage">
            <text:p>57.47%</text:p>
          </table:table-cell>
          <table:table-cell table:style-name="ce16" table:formula="of:=([.E61]-[.C61])/[.E61]" office:value-type="percentage" office:value="0.709120002510852" calcext:value-type="percentage">
            <text:p>70.91%</text:p>
          </table:table-cell>
          <table:table-cell table:style-name="ce14" table:formula="of:=[.B61]/[.D61]" office:value-type="percentage" office:value="0.425339550452845" calcext:value-type="percentage">
            <text:p>42.53%</text:p>
          </table:table-cell>
          <table:table-cell table:style-name="ce16" table:formula="of:=[.C61]/[.E61]" office:value-type="percentage" office:value="0.290879997489148" calcext:value-type="percentage">
            <text:p>29.09%</text:p>
          </table:table-cell>
          <table:table-cell table:style-name="ce14" table:formula="of:=[.D61]/[.B61]" office:value-type="percentage" office:value="2.35106281307565" calcext:value-type="percentage">
            <text:p>235.11%</text:p>
          </table:table-cell>
          <table:table-cell table:style-name="ce16" table:formula="of:=[.E61]/[.C61]" office:value-type="percentage" office:value="3.43784381405362" calcext:value-type="percentage">
            <text:p>343.78%</text:p>
          </table:table-cell>
        </table:table-row>
        <table:table-row table:style-name="ro1">
          <table:table-cell table:style-name="ce1" office:value-type="string" calcext:value-type="string">
            <text:p>Kernel 061</text:p>
          </table:table-cell>
          <table:table-cell table:style-name="ce8" office:value-type="float" office:value="6666.976" calcext:value-type="float">
            <text:p>6666.976</text:p>
          </table:table-cell>
          <table:table-cell table:style-name="ce12" office:value-type="float" office:value="819.389" calcext:value-type="float">
            <text:p>819.389</text:p>
          </table:table-cell>
          <table:table-cell table:style-name="ce8" office:value-type="float" office:value="15022.382" calcext:value-type="float">
            <text:p>15022.382</text:p>
          </table:table-cell>
          <table:table-cell table:style-name="ce12" office:value-type="float" office:value="3521.545" calcext:value-type="float">
            <text:p>3521.545</text:p>
          </table:table-cell>
          <table:table-cell table:style-name="ce14" table:formula="of:=([.D62]-[.B62])/[.D62]" office:value-type="percentage" office:value="0.556197146364671" calcext:value-type="percentage">
            <text:p>55.62%</text:p>
          </table:table-cell>
          <table:table-cell table:style-name="ce16" table:formula="of:=([.E62]-[.C62])/[.E62]" office:value-type="percentage" office:value="0.767321161592426" calcext:value-type="percentage">
            <text:p>76.73%</text:p>
          </table:table-cell>
          <table:table-cell table:style-name="ce14" table:formula="of:=[.B62]/[.D62]" office:value-type="percentage" office:value="0.443802853635329" calcext:value-type="percentage">
            <text:p>44.38%</text:p>
          </table:table-cell>
          <table:table-cell table:style-name="ce16" table:formula="of:=[.C62]/[.E62]" office:value-type="percentage" office:value="0.232678838407574" calcext:value-type="percentage">
            <text:p>23.27%</text:p>
          </table:table-cell>
          <table:table-cell table:style-name="ce14" table:formula="of:=[.D62]/[.B62]" office:value-type="percentage" office:value="2.25325274907244" calcext:value-type="percentage">
            <text:p>225.33%</text:p>
          </table:table-cell>
          <table:table-cell table:style-name="ce16" table:formula="of:=[.E62]/[.C62]" office:value-type="percentage" office:value="4.29776943551842" calcext:value-type="percentage">
            <text:p>429.78%</text:p>
          </table:table-cell>
        </table:table-row>
        <table:table-row table:style-name="ro1">
          <table:table-cell table:style-name="ce1" office:value-type="string" calcext:value-type="string">
            <text:p>Kernel 062</text:p>
          </table:table-cell>
          <table:table-cell table:style-name="ce8" office:value-type="float" office:value="6226.011" calcext:value-type="float">
            <text:p>6226.011</text:p>
          </table:table-cell>
          <table:table-cell table:style-name="ce12" office:value-type="float" office:value="102.942" calcext:value-type="float">
            <text:p>102.942</text:p>
          </table:table-cell>
          <table:table-cell table:style-name="ce8" office:value-type="float" office:value="15090.378" calcext:value-type="float">
            <text:p>15090.378</text:p>
          </table:table-cell>
          <table:table-cell table:style-name="ce12" office:value-type="float" office:value="67.349" calcext:value-type="float">
            <text:p>67.349</text:p>
          </table:table-cell>
          <table:table-cell table:style-name="ce14" table:formula="of:=([.D63]-[.B63])/[.D63]" office:value-type="percentage" office:value="0.587418486137325" calcext:value-type="percentage">
            <text:p>58.74%</text:p>
          </table:table-cell>
          <table:table-cell table:style-name="ce16" table:formula="of:=([.E63]-[.C63])/[.E63]" office:value-type="percentage" office:value="-0.528485946339218" calcext:value-type="percentage">
            <text:p>-52.85%</text:p>
          </table:table-cell>
          <table:table-cell table:style-name="ce14" table:formula="of:=[.B63]/[.D63]" office:value-type="percentage" office:value="0.412581513862675" calcext:value-type="percentage">
            <text:p>41.26%</text:p>
          </table:table-cell>
          <table:table-cell table:style-name="ce16" table:formula="of:=[.C63]/[.E63]" office:value-type="percentage" office:value="1.52848594633922" calcext:value-type="percentage">
            <text:p>152.85%</text:p>
          </table:table-cell>
          <table:table-cell table:style-name="ce14" table:formula="of:=[.D63]/[.B63]" office:value-type="percentage" office:value="2.4237634658853" calcext:value-type="percentage">
            <text:p>242.38%</text:p>
          </table:table-cell>
          <table:table-cell table:style-name="ce16" table:formula="of:=[.E63]/[.C63]" office:value-type="percentage" office:value="0.654242194633872" calcext:value-type="percentage">
            <text:p>65.42%</text:p>
          </table:table-cell>
        </table:table-row>
        <table:table-row table:style-name="ro1">
          <table:table-cell table:style-name="ce1" office:value-type="string" calcext:value-type="string">
            <text:p>Kernel 063</text:p>
          </table:table-cell>
          <table:table-cell table:style-name="ce8" office:value-type="float" office:value="6603.102" calcext:value-type="float">
            <text:p>6603.102</text:p>
          </table:table-cell>
          <table:table-cell table:style-name="ce12" office:value-type="float" office:value="4230.51" calcext:value-type="float">
            <text:p>4230.51</text:p>
          </table:table-cell>
          <table:table-cell table:style-name="ce8" office:value-type="float" office:value="15473.606" calcext:value-type="float">
            <text:p>15473.606</text:p>
          </table:table-cell>
          <table:table-cell table:style-name="ce12" office:value-type="float" office:value="11542.369" calcext:value-type="float">
            <text:p>11542.369</text:p>
          </table:table-cell>
          <table:table-cell table:style-name="ce14" table:formula="of:=([.D64]-[.B64])/[.D64]" office:value-type="percentage" office:value="0.573266761477577" calcext:value-type="percentage">
            <text:p>57.33%</text:p>
          </table:table-cell>
          <table:table-cell table:style-name="ce16" table:formula="of:=([.E64]-[.C64])/[.E64]" office:value-type="percentage" office:value="0.633479920803086" calcext:value-type="percentage">
            <text:p>63.35%</text:p>
          </table:table-cell>
          <table:table-cell table:style-name="ce14" table:formula="of:=[.B64]/[.D64]" office:value-type="percentage" office:value="0.426733238522423" calcext:value-type="percentage">
            <text:p>42.67%</text:p>
          </table:table-cell>
          <table:table-cell table:style-name="ce16" table:formula="of:=[.C64]/[.E64]" office:value-type="percentage" office:value="0.366520079196914" calcext:value-type="percentage">
            <text:p>36.65%</text:p>
          </table:table-cell>
          <table:table-cell table:style-name="ce14" table:formula="of:=[.D64]/[.B64]" office:value-type="percentage" office:value="2.3433843669233" calcext:value-type="percentage">
            <text:p>234.34%</text:p>
          </table:table-cell>
          <table:table-cell table:style-name="ce16" table:formula="of:=[.E64]/[.C64]" office:value-type="percentage" office:value="2.72836348336253" calcext:value-type="percentage">
            <text:p>272.84%</text:p>
          </table:table-cell>
        </table:table-row>
        <table:table-row table:style-name="ro1">
          <table:table-cell table:style-name="ce1" office:value-type="string" calcext:value-type="string">
            <text:p>Kernel 064</text:p>
          </table:table-cell>
          <table:table-cell table:style-name="ce8" office:value-type="float" office:value="6932.865" calcext:value-type="float">
            <text:p>6932.865</text:p>
          </table:table-cell>
          <table:table-cell table:style-name="ce12" office:value-type="float" office:value="6587.409" calcext:value-type="float">
            <text:p>6587.409</text:p>
          </table:table-cell>
          <table:table-cell table:style-name="ce8" office:value-type="float" office:value="15809.028" calcext:value-type="float">
            <text:p>15809.028</text:p>
          </table:table-cell>
          <table:table-cell table:style-name="ce12" office:value-type="float" office:value="15203.674" calcext:value-type="float">
            <text:p>15203.674</text:p>
          </table:table-cell>
          <table:table-cell table:style-name="ce14" table:formula="of:=([.D65]-[.B65])/[.D65]" office:value-type="percentage" office:value="0.561461653429926" calcext:value-type="percentage">
            <text:p>56.15%</text:p>
          </table:table-cell>
          <table:table-cell table:style-name="ce16" table:formula="of:=([.E65]-[.C65])/[.E65]" office:value-type="percentage" office:value="0.566722556666237" calcext:value-type="percentage">
            <text:p>56.67%</text:p>
          </table:table-cell>
          <table:table-cell table:style-name="ce14" table:formula="of:=[.B65]/[.D65]" office:value-type="percentage" office:value="0.438538346570074" calcext:value-type="percentage">
            <text:p>43.85%</text:p>
          </table:table-cell>
          <table:table-cell table:style-name="ce16" table:formula="of:=[.C65]/[.E65]" office:value-type="percentage" office:value="0.433277443333763" calcext:value-type="percentage">
            <text:p>43.33%</text:p>
          </table:table-cell>
          <table:table-cell table:style-name="ce14" table:formula="of:=[.D65]/[.B65]" office:value-type="percentage" office:value="2.28030229926589" calcext:value-type="percentage">
            <text:p>228.03%</text:p>
          </table:table-cell>
          <table:table-cell table:style-name="ce16" table:formula="of:=[.E65]/[.C65]" office:value-type="percentage" office:value="2.3079899851368" calcext:value-type="percentage">
            <text:p>230.80%</text:p>
          </table:table-cell>
        </table:table-row>
        <table:table-row table:style-name="ro1">
          <table:table-cell table:style-name="ce1" office:value-type="string" calcext:value-type="string">
            <text:p>Soma</text:p>
          </table:table-cell>
          <table:table-cell table:style-name="ce9" table:number-columns-repeated="4"/>
          <table:table-cell table:style-name="ce10" table:formula="of:=SUM([.F2:.F65])" office:value-type="float" office:value="32.3777750379722" calcext:value-type="float">
            <text:p>32.378</text:p>
          </table:table-cell>
          <table:table-cell table:style-name="ce17" table:formula="of:=SUM([.G2:.G65])" office:value-type="float" office:value="45.4098477196526" calcext:value-type="float">
            <text:p>45.410</text:p>
          </table:table-cell>
          <table:table-cell table:style-name="ce14" table:formula="of:=SUM([.H2:.H65])" office:value-type="percentage" office:value="31.6222249620278" calcext:value-type="percentage">
            <text:p>3162.22%</text:p>
          </table:table-cell>
          <table:table-cell table:style-name="ce16" table:formula="of:=SUM([.I2:.I65])" office:value-type="percentage" office:value="18.5901522803474" calcext:value-type="percentage">
            <text:p>1859.02%</text:p>
          </table:table-cell>
          <table:table-cell table:style-name="ce14" table:formula="of:=SUM([.J2:.J65])" office:value-type="percentage" office:value="135.374223808237" calcext:value-type="percentage">
            <text:p>13537.42%</text:p>
          </table:table-cell>
          <table:table-cell table:style-name="ce16" table:formula="of:=SUM([.K2:.K65])" office:value-type="percentage" office:value="459.294765427516" calcext:value-type="percentage">
            <text:p>45929.48%</text:p>
          </table:table-cell>
        </table:table-row>
        <table:table-row table:style-name="ro1">
          <table:table-cell table:style-name="ce1" office:value-type="string" calcext:value-type="string">
            <text:p>Média</text:p>
          </table:table-cell>
          <table:table-cell table:style-name="ce10" table:formula="of:=SUM([.B2:.B65])/64" office:value-type="float" office:value="3558.14121875" calcext:value-type="float">
            <text:p>3558.141</text:p>
          </table:table-cell>
          <table:table-cell table:style-name="ce10" table:formula="of:=SUM([.C2:.C65])/64" office:value-type="float" office:value="2334.27971875" calcext:value-type="float">
            <text:p>2334.280</text:p>
          </table:table-cell>
          <table:table-cell table:style-name="ce10" table:formula="of:=SUM([.D2:.D65])/64" office:value-type="float" office:value="7817.878359375" calcext:value-type="float">
            <text:p>7817.878</text:p>
          </table:table-cell>
          <table:table-cell table:style-name="ce10" table:formula="of:=SUM([.E2:.E65])/64" office:value-type="float" office:value="7170.26090625" calcext:value-type="float">
            <text:p>7170.261</text:p>
          </table:table-cell>
          <table:table-cell table:style-name="ce14" table:formula="of:=[.F66]/64" office:value-type="percentage" office:value="0.505902734968316" calcext:value-type="percentage">
            <text:p>50.59%</text:p>
          </table:table-cell>
          <table:table-cell table:style-name="ce16" table:formula="of:=[.G66]/64" office:value-type="percentage" office:value="0.709528870619571" calcext:value-type="percentage">
            <text:p>70.95%</text:p>
          </table:table-cell>
          <table:table-cell table:style-name="ce14" table:formula="of:=[.H66]/64" office:value-type="percentage" office:value="0.494097265031684" calcext:value-type="percentage">
            <text:p>49.41%</text:p>
          </table:table-cell>
          <table:table-cell table:style-name="ce16" table:formula="of:=[.I66]/64" office:value-type="percentage" office:value="0.290471129380428" calcext:value-type="percentage">
            <text:p>29.05%</text:p>
          </table:table-cell>
          <table:table-cell table:style-name="ce20" table:number-columns-repeated="2"/>
        </table:table-row>
        <table:table-row table:style-name="ro1">
          <table:table-cell table:style-name="ce1" office:value-type="string" calcext:value-type="string">
            <text:p>Ganho</text:p>
          </table:table-cell>
          <table:table-cell table:style-name="ce11" table:formula="of:=([.B67]-[.C67])/[.B67]" office:value-type="percentage" office:value="0.343960912386145" calcext:value-type="percentage" table:number-columns-spanned="2" table:number-rows-spanned="1">
            <text:p>34.40%</text:p>
          </table:table-cell>
          <table:covered-table-cell table:style-name="ce11" table:formula="of:=([.C67]-[.D67])/[.C67]" office:value-type="percentage" office:value="-2.34916089814697" calcext:value-type="percentage">
            <text:p>-234.92%</text:p>
          </table:covered-table-cell>
          <table:table-cell table:style-name="ce13" table:number-columns-spanned="2" table:number-rows-spanned="1"/>
          <table:covered-table-cell table:style-name="ce11" table:formula="of:=([.E67]-[.F67])/[.E67]" office:value-type="percentage" office:value="0.999929444305921" calcext:value-type="percentage">
            <text:p>99.99%</text:p>
          </table:covered-table-cell>
          <table:table-cell table:style-name="ce11" table:formula="of:=([.G67]-[.F67])/[.G67]" office:value-type="percentage" office:value="0.286987808506575" calcext:value-type="percentage" table:number-columns-spanned="2" table:number-rows-spanned="1">
            <text:p>28.70%</text:p>
          </table:table-cell>
          <table:covered-table-cell table:style-name="ce11"/>
          <table:table-cell table:style-name="ce11" table:formula="of:=([.H67]-[.I67])/[.H67]" office:value-type="percentage" office:value="0.412117512203186" calcext:value-type="percentage" table:number-columns-spanned="2" table:number-rows-spanned="1">
            <text:p>41.21%</text:p>
          </table:table-cell>
          <table:covered-table-cell table:style-name="ce15"/>
          <table:table-cell table:style-name="ce11" table:formula="of:=([.K66]-[.J66])/[.K66]" office:value-type="percentage" office:value="0.70525633210248" calcext:value-type="percentage" table:number-columns-spanned="2" table:number-rows-spanned="1">
            <text:p>70.53%</text:p>
          </table:table-cell>
          <table:covered-table-cell table:style-name="ce15"/>
        </table:table-row>
        <table:table-row table:style-name="ro1" table:number-rows-repeated="104850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Graph" table:style-name="ta1">
        <office:forms form:automatic-focus="false" form:apply-design-mode="false"/>
        <table:table-column table:style-name="co10" table:number-columns-repeated="5" table:default-cell-style-name="Default"/>
        <table:table-column table:style-name="co10" table:number-columns-repeated="4" table:default-cell-style-name="ce24"/>
        <table:table-column table:style-name="co10" table:default-cell-style-name="Default"/>
        <table:table-column table:style-name="co10" table:number-columns-repeated="3" table:default-cell-style-name="ce24"/>
        <table:table-row table:style-name="ro1">
          <table:table-cell office:value-type="float" office:value="32" calcext:value-type="float">
            <text:p>32</text:p>
          </table:table-cell>
          <table:table-cell table:style-name="ce21" office:value-type="float" office:value="503.306" calcext:value-type="float">
            <text:p>503.306</text:p>
          </table:table-cell>
          <table:table-cell office:value-type="float" office:value="507.141" calcext:value-type="float">
            <text:p>507.141</text:p>
          </table:table-cell>
          <table:table-cell table:style-name="ce7" table:formula="of:=([.B1]-[.C1])/[.B1]" office:value-type="percentage" office:value="-0.00761961907865203" calcext:value-type="percentage">
            <text:p>-0.76%</text:p>
          </table:table-cell>
          <table:table-cell table:style-name="ce23" table:formula="of:=([.B1]+[.B5]+[.B9])/3" office:value-type="float" office:value="1199.06433333333" calcext:value-type="float">
            <text:p>1199</text:p>
          </table:table-cell>
          <table:table-cell table:style-name="ce23" table:formula="of:=([.C1]+[.C5]+[.C9])/3" office:value-type="float" office:value="1198.98866666667" calcext:value-type="float">
            <text:p>1199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21" office:value-type="float" office:value="1094.976" calcext:value-type="float">
            <text:p>1094.976</text:p>
          </table:table-cell>
          <table:table-cell table:style-name="ce21" office:value-type="float" office:value="1021.319" calcext:value-type="float">
            <text:p>1021.319</text:p>
          </table:table-cell>
          <table:table-cell table:style-name="ce7" table:formula="of:=([.B2]-[.C2])/[.B2]" office:value-type="percentage" office:value="0.0672681410368813" calcext:value-type="percentage">
            <text:p>6.73%</text:p>
          </table:table-cell>
          <table:table-cell table:style-name="ce23" table:formula="of:=([.B2]+[.B6]+[.B10])/3" office:value-type="float" office:value="2518.34333333333" calcext:value-type="float">
            <text:p>2518</text:p>
          </table:table-cell>
          <table:table-cell table:style-name="ce23" table:formula="of:=([.C2]+[.C6]+[.C10])/3" office:value-type="float" office:value="2390.47166666667" calcext:value-type="float">
            <text:p>2390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21" office:value-type="float" office:value="2235.975" calcext:value-type="float">
            <text:p>2235.975</text:p>
          </table:table-cell>
          <table:table-cell table:style-name="ce21" office:value-type="float" office:value="2108.499" calcext:value-type="float">
            <text:p>2108.499</text:p>
          </table:table-cell>
          <table:table-cell table:style-name="ce7" table:formula="of:=([.B3]-[.C3])/[.B3]" office:value-type="percentage" office:value="0.0570113708784759" calcext:value-type="percentage">
            <text:p>5.70%</text:p>
          </table:table-cell>
          <table:table-cell table:style-name="ce23" table:formula="of:=([.B3]+[.B7]+[.B11])/3" office:value-type="float" office:value="4975.68666666667" calcext:value-type="float">
            <text:p>4976</text:p>
          </table:table-cell>
          <table:table-cell table:style-name="ce23" table:formula="of:=([.C3]+[.C7]+[.C11])/3" office:value-type="float" office:value="4773.70066666667" calcext:value-type="float">
            <text:p>4774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21" office:value-type="float" office:value="4571.554" calcext:value-type="float">
            <text:p>4571.554</text:p>
          </table:table-cell>
          <table:table-cell office:value-type="float" office:value="4359.909" calcext:value-type="float">
            <text:p>4359.909</text:p>
          </table:table-cell>
          <table:table-cell table:style-name="ce7" table:formula="of:=([.B4]-[.C4])/[.B4]" office:value-type="percentage" office:value="0.0462960735014834" calcext:value-type="percentage">
            <text:p>4.63%</text:p>
          </table:table-cell>
          <table:table-cell table:style-name="ce23" table:formula="of:=([.B4]+[.B8]+[.B12])/3" office:value-type="float" office:value="9982.175" calcext:value-type="float">
            <text:p>9982</text:p>
          </table:table-cell>
          <table:table-cell table:style-name="ce23" table:formula="of:=([.C4]+[.C8]+[.C12])/3" office:value-type="float" office:value="9629.37333333333" calcext:value-type="float">
            <text:p>9629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17.076" calcext:value-type="float">
            <text:p>1017.076</text:p>
          </table:table-cell>
          <table:table-cell office:value-type="float" office:value="1027.93" calcext:value-type="float">
            <text:p>1027.93</text:p>
          </table:table-cell>
          <table:table-cell table:style-name="ce7" table:formula="of:=([.B5]-[.C5])/[.B5]" office:value-type="percentage" office:value="-0.0106717688746957" calcext:value-type="percentage">
            <text:p>-1.07%</text:p>
          </table:table-cell>
          <table:table-cell/>
          <table:table-cell table:style-name="Default" table:number-columns-repeated="4"/>
          <table:table-cell/>
          <table:table-cell table:style-name="Default"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51.148" calcext:value-type="float">
            <text:p>2051.148</text:p>
          </table:table-cell>
          <table:table-cell office:value-type="float" office:value="1924.245" calcext:value-type="float">
            <text:p>1924.245</text:p>
          </table:table-cell>
          <table:table-cell table:style-name="ce7" table:formula="of:=([.B6]-[.C6])/[.B6]" office:value-type="percentage" office:value="0.0618692556558572" calcext:value-type="percentage">
            <text:p>6.19%</text:p>
          </table:table-cell>
          <table:table-cell/>
          <table:table-cell table:style-name="Default" table:number-columns-repeated="4"/>
          <table:table-cell/>
          <table:table-cell table:style-name="Default"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302.359" calcext:value-type="float">
            <text:p>4302.359</text:p>
          </table:table-cell>
          <table:table-cell office:value-type="float" office:value="4072.209" calcext:value-type="float">
            <text:p>4072.209</text:p>
          </table:table-cell>
          <table:table-cell table:style-name="ce7" table:formula="of:=([.B7]-[.C7])/[.B7]" office:value-type="percentage" office:value="0.0534939088067733" calcext:value-type="percentage">
            <text:p>5.35%</text:p>
          </table:table-cell>
          <table:table-cell/>
          <table:table-cell table:style-name="Default" table:number-columns-repeated="4"/>
          <table:table-cell/>
          <table:table-cell table:style-name="Default"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428.712" calcext:value-type="float">
            <text:p>8428.712</text:p>
          </table:table-cell>
          <table:table-cell office:value-type="float" office:value="8070.611" calcext:value-type="float">
            <text:p>8070.611</text:p>
          </table:table-cell>
          <table:table-cell table:style-name="ce7" table:formula="of:=([.B8]-[.C8])/[.B8]" office:value-type="percentage" office:value="0.0424858507444553" calcext:value-type="percentage">
            <text:p>4.25%</text:p>
          </table:table-cell>
          <table:table-cell/>
          <table:table-cell table:style-name="Default" table:number-columns-repeated="4"/>
          <table:table-cell/>
          <table:table-cell table:style-name="Default"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76.811" calcext:value-type="float">
            <text:p>2076.811</text:p>
          </table:table-cell>
          <table:table-cell office:value-type="float" office:value="2061.895" calcext:value-type="float">
            <text:p>2061.895</text:p>
          </table:table-cell>
          <table:table-cell table:style-name="ce7" table:formula="of:=([.B9]-[.C9])/[.B9]" office:value-type="percentage" office:value="0.00718216534870056" calcext:value-type="percentage">
            <text:p>0.72%</text:p>
          </table:table-cell>
          <table:table-cell/>
          <table:table-cell table:style-name="Default" table:number-columns-repeated="4"/>
          <table:table-cell/>
          <table:table-cell table:style-name="Default"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408.906" calcext:value-type="float">
            <text:p>4408.906</text:p>
          </table:table-cell>
          <table:table-cell office:value-type="float" office:value="4225.851" calcext:value-type="float">
            <text:p>4225.851</text:p>
          </table:table-cell>
          <table:table-cell table:style-name="ce7" table:formula="of:=([.B10]-[.C10])/[.B10]" office:value-type="percentage" office:value="0.0415193701113157" calcext:value-type="percentage">
            <text:p>4.15%</text:p>
          </table:table-cell>
          <table:table-cell/>
          <table:table-cell table:style-name="Default" table:number-columns-repeated="4"/>
          <table:table-cell/>
          <table:table-cell table:style-name="Default"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388.726" calcext:value-type="float">
            <text:p>8388.726</text:p>
          </table:table-cell>
          <table:table-cell office:value-type="float" office:value="8140.394" calcext:value-type="float">
            <text:p>8140.394</text:p>
          </table:table-cell>
          <table:table-cell table:style-name="ce7" table:formula="of:=([.B11]-[.C11])/[.B11]" office:value-type="percentage" office:value="0.0296030648754054" calcext:value-type="percentage">
            <text:p>2.96%</text:p>
          </table:table-cell>
          <table:table-cell/>
          <table:table-cell table:style-name="Default" table:number-columns-repeated="4"/>
          <table:table-cell/>
          <table:table-cell table:style-name="Default"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946.259" calcext:value-type="float">
            <text:p>16946.259</text:p>
          </table:table-cell>
          <table:table-cell office:value-type="float" office:value="16457.6" calcext:value-type="float">
            <text:p>16457.6</text:p>
          </table:table-cell>
          <table:table-cell table:style-name="ce7" table:formula="of:=([.B12]-[.C12])/[.B12]" office:value-type="percentage" office:value="0.0288358038195923" calcext:value-type="percentage">
            <text:p>2.88%</text:p>
          </table:table-cell>
          <table:table-cell/>
          <table:table-cell table:style-name="Default" table:number-columns-repeated="4"/>
          <table:table-cell/>
          <table:table-cell table:style-name="Default" table:number-columns-repeated="3"/>
        </table:table-row>
        <table:table-row table:style-name="ro1">
          <table:table-cell table:number-columns-repeated="3"/>
          <table:table-cell table:style-name="ce22" table:formula="of:=SUM([.D1:.D12])/13" office:value-type="percentage" office:value="0.0320979705250456" calcext:value-type="percentage">
            <text:p>3.21%</text:p>
          </table:table-cell>
          <table:table-cell table:number-columns-repeated="5"/>
          <table:table-cell table:style-name="ce24"/>
          <table:table-cell table:number-columns-repeated="3"/>
        </table:table-row>
        <table:table-row table:style-name="ro1" table:number-rows-repeated="5">
          <table:table-cell table:number-columns-repeated="9"/>
          <table:table-cell table:style-name="ce25"/>
          <table:table-cell table:number-columns-repeated="3"/>
        </table:table-row>
        <table:table-row table:style-name="ro1" table:number-rows-repeated="8">
          <table:table-cell table:number-columns-repeated="9"/>
          <table:table-cell table:style-name="ce24"/>
          <table:table-cell table:number-columns-repeated="3"/>
        </table:table-row>
        <table:table-row table:style-name="ro1">
          <table:table-cell table:number-columns-repeated="9"/>
          <table:table-cell table:style-name="ce24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4">00/00/0000</text:date>, <text:time style:data-style-name="N2" text:time-value="17:23:38.0280264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2T07:37:03.874856686</meta:creation-date>
    <dc:date>2016-06-24T18:37:56.562640015</dc:date>
    <meta:editing-duration>PT1H58M3S</meta:editing-duration>
    <meta:editing-cycles>17</meta:editing-cycles>
    <meta:generator>LibreOffice/4.2.8.2$Linux_X86_64 LibreOffice_project/420m0$Build-2</meta:generator>
    <meta:document-statistic meta:table-count="4" meta:cell-count="1344" meta:object-count="0"/>
  </office:meta>
</office:document-meta>
</file>